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number:number-style style:name="NUM1">
      <number:number number:decimal-places="0" number:min-integer-digits="1"/>
    </number:number-style>
    <number:number-style style:name="NUM2">
      <number:number number:decimal-places="2" number:min-integer-digits="1"/>
    </number:number-style>
    <number:number-style style:name="NUM3">
      <number:number number:decimal-places="0" number:min-integer-digits="1" number:grouping="true"/>
    </number:number-style>
    <number:number-style style:name="NUM4">
      <number:number number:decimal-places="2" number:min-integer-digits="1" number:grouping="true"/>
    </number:number-style>
    <number:number-style style:name="NUM11">
      <number:scientific-number number:decimal-places="2" number:min-integer-digits="1" number:min-exponent-digits="2"/>
    </number:number-style>
    <number:number-style style:name="NUM12">
      <number:fraction number:min-integer-digits="0" number:min-numerator-digits="1" number:min-denominator-digits="1"/>
    </number:number-style>
    <number:number-style style:name="NUM13">
      <number:fraction number:min-integer-digits="0" number:min-numerator-digits="2" number:min-denominator-digits="2"/>
    </number:number-style>
    <number:date-style style:name="NUM14" number:automatic-order="true">
      <number:month number:style="long"/>
      <number:text>/</number:text>
      <number:day number:style="long"/>
      <number:text>/</number:text>
      <number:year/>
    </number:date-style>
    <number:date-style style:name="NUM15">
      <number:day/>
      <number:text>.</number:text>
      <number:month number:textual="true"/>
      <number:text>.</number:text>
      <number:year number:style="long"/>
    </number:date-style>
    <number:date-style style:name="NUM16" number:automatic-order="true">
      <number:month number:textual="true"/>
      <number:text/>
      <number:day number:style="long"/>
    </number:date-style>
    <number:date-style style:name="NUM17">
      <number:month number:style="long"/>
      <number:text>-</number:text>
      <number:day number:style="long"/>
    </number:date-style>
    <number:date-style style:name="NUM22" number:automatic-order="true" number:format-source="language">
      <number:month/>
      <number:text>/</number:text>
      <number:day/>
      <number:text>/</number:text>
      <number:year/>
      <number:text/>
      <number:hours number:style="long"/>
      <number:text>:</number:text>
      <number:minutes number:style="long"/>
      <number:text/>
      <number:am-pm/>
    </number:date-style>
    <number:text-style style:name="NUM49">
      <number:text-content/>
    </number:text-style>
    <style:style style:name="ta1" style:family="table" style:master-page-name="Standard1">
      <style:table-properties table:display="true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</office:automatic-styles>
  <office:body>
    <office:spreadsheet>
      <table:table table:name="Grades" table:style-name="ta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First name</text:p>
          </table:table-cell>
          <table:table-cell office:value-type="string">
            <text:p>Surname</text:p>
          </table:table-cell>
          <table:table-cell office:value-type="string">
            <text:p>ID number</text:p>
          </table:table-cell>
          <table:table-cell office:value-type="string">
            <text:p>Email address</text:p>
          </table:table-cell>
          <table:table-cell office:value-type="string">
            <text:p>Quiz: PSYC2021B: QUIZ 1 (Real)</text:p>
          </table:table-cell>
          <table:table-cell office:value-type="string">
            <text:p>Quiz: PSYC2021B: QUIZ 2 (Real)</text:p>
          </table:table-cell>
          <table:table-cell office:value-type="string">
            <text:p>Quiz: PSYC2021B: QUIZ 3 (Real)</text:p>
          </table:table-cell>
          <table:table-cell office:value-type="string">
            <text:p>Quizzes total (Real)</text:p>
          </table:table-cell>
          <table:table-cell office:value-type="string">
            <text:p>External tool: Stats Check 1 (Real)</text:p>
          </table:table-cell>
          <table:table-cell office:value-type="string">
            <text:p>External tool: Stats Check 2 (Real)</text:p>
          </table:table-cell>
          <table:table-cell office:value-type="string">
            <text:p>External tool: Stats Check 3 (Real)</text:p>
          </table:table-cell>
          <table:table-cell office:value-type="string">
            <text:p>External tool: Stats Check 4 (Real)</text:p>
          </table:table-cell>
          <table:table-cell office:value-type="string">
            <text:p>External tool: Stats Check 5 (Real)</text:p>
          </table:table-cell>
          <table:table-cell office:value-type="string">
            <text:p>Stats Checks total (Real)</text:p>
          </table:table-cell>
          <table:table-cell office:value-type="string">
            <text:p>External tool: Assignment 1 (Real)</text:p>
          </table:table-cell>
          <table:table-cell office:value-type="string">
            <text:p>External tool: Assignment 2 (Real)</text:p>
          </table:table-cell>
          <table:table-cell office:value-type="string">
            <text:p>Assignments total (Real)</text:p>
          </table:table-cell>
          <table:table-cell office:value-type="string">
            <text:p>Project Participation (Real)</text:p>
          </table:table-cell>
          <table:table-cell office:value-type="string">
            <text:p>General Participation (Real)</text:p>
          </table:table-cell>
          <table:table-cell office:value-type="string">
            <text:p>Course total (Real)</text:p>
          </table:table-cell>
          <table:table-cell office:value-type="string">
            <text:p>Last downloaded from this course</text:p>
          </table:table-cell>
        </table:table-row>
        <table:table-row>
          <table:table-cell office:value-type="string">
            <text:p>Anwar</text:p>
          </table:table-cell>
          <table:table-cell office:value-type="string">
            <text:p>Abdi</text:p>
          </table:table-cell>
          <table:table-cell office:value-type="string">
            <text:p>217945569</text:p>
          </table:table-cell>
          <table:table-cell office:value-type="string">
            <text:p>abdia10@my.yorku.ca</text:p>
          </table:table-cell>
          <table:table-cell office:value-type="float" office:value="20.00">
            <text:p>20.00</text:p>
          </table:table-cell>
          <table:table-cell office:value-type="float" office:value="20.00">
            <text:p>20.00</text:p>
          </table:table-cell>
          <table:table-cell office:value-type="float" office:value="17.00">
            <text:p>17.00</text:p>
          </table:table-cell>
          <table:table-cell office:value-type="float" office:value="95.00">
            <text:p>95.00</text:p>
          </table:table-cell>
          <table:table-cell office:value-type="float" office:value="4.00">
            <text:p>4.00</text:p>
          </table:table-cell>
          <table:table-cell office:value-type="float" office:value="4.00">
            <text:p>4.00</text:p>
          </table:table-cell>
          <table:table-cell office:value-type="float" office:value="87.50">
            <text:p>87.50</text:p>
          </table:table-cell>
          <table:table-cell office:value-type="float" office:value="3.20">
            <text:p>3.20</text:p>
          </table:table-cell>
          <table:table-cell office:value-type="string">
            <text:p>-</text:p>
          </table:table-cell>
          <table:table-cell office:value-type="float" office:value="88.13">
            <text:p>88.13</text:p>
          </table:table-cell>
          <table:table-cell office:value-type="float" office:value="87.50">
            <text:p>87.50</text:p>
          </table:table-cell>
          <table:table-cell office:value-type="string">
            <text:p>-</text:p>
          </table:table-cell>
          <table:table-cell office:value-type="float" office:value="87.50">
            <text:p>87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9.79">
            <text:p>89.79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Afeefa</text:p>
          </table:table-cell>
          <table:table-cell office:value-type="string">
            <text:p>Afeef</text:p>
          </table:table-cell>
          <table:table-cell office:value-type="string">
            <text:p>211601903</text:p>
          </table:table-cell>
          <table:table-cell office:value-type="string">
            <text:p>afeefa20@my.yorku.ca</text:p>
          </table:table-cell>
          <table:table-cell office:value-type="float" office:value="16.00">
            <text:p>16.00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float" office:value="53.33">
            <text:p>53.33</text:p>
          </table:table-cell>
          <table:table-cell office:value-type="float" office:value="0.00">
            <text:p>0.00</text:p>
          </table:table-cell>
          <table:table-cell office:value-type="float" office:value="2.50">
            <text:p>2.50</text:p>
          </table:table-cell>
          <table:table-cell office:value-type="float" office:value="87.50">
            <text:p>87.50</text:p>
          </table:table-cell>
          <table:table-cell office:value-type="float" office:value="3.20">
            <text:p>3.20</text:p>
          </table:table-cell>
          <table:table-cell office:value-type="string">
            <text:p>-</text:p>
          </table:table-cell>
          <table:table-cell office:value-type="float" office:value="83.21">
            <text:p>83.21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3.02">
            <text:p>33.02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Hasti</text:p>
          </table:table-cell>
          <table:table-cell office:value-type="string">
            <text:p>Ahmadi Garakani</text:p>
          </table:table-cell>
          <table:table-cell office:value-type="string">
            <text:p>216442857</text:p>
          </table:table-cell>
          <table:table-cell office:value-type="string">
            <text:p>hastiahmadig@gmail.com</text:p>
          </table:table-cell>
          <table:table-cell office:value-type="float" office:value="17.00">
            <text:p>17.00</text:p>
          </table:table-cell>
          <table:table-cell office:value-type="float" office:value="11.00">
            <text:p>11.00</text:p>
          </table:table-cell>
          <table:table-cell office:value-type="string">
            <text:p>-</text:p>
          </table:table-cell>
          <table:table-cell office:value-type="float" office:value="70.00">
            <text:p>70.00</text:p>
          </table:table-cell>
          <table:table-cell office:value-type="float" office:value="3.50">
            <text:p>3.50</text:p>
          </table:table-cell>
          <table:table-cell office:value-type="float" office:value="2.50">
            <text:p>2.50</text:p>
          </table:table-cell>
          <table:table-cell office:value-type="float" office:value="100.00">
            <text:p>100.00</text:p>
          </table:table-cell>
          <table:table-cell office:value-type="float" office:value="3.20">
            <text:p>3.20</text:p>
          </table:table-cell>
          <table:table-cell office:value-type="string">
            <text:p>-</text:p>
          </table:table-cell>
          <table:table-cell office:value-type="float" office:value="97.50">
            <text:p>97.50</text:p>
          </table:table-cell>
          <table:table-cell office:value-type="float" office:value="78.13">
            <text:p>78.13</text:p>
          </table:table-cell>
          <table:table-cell office:value-type="string">
            <text:p>-</text:p>
          </table:table-cell>
          <table:table-cell office:value-type="float" office:value="78.13">
            <text:p>78.1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9.92">
            <text:p>79.92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Rebecka</text:p>
          </table:table-cell>
          <table:table-cell office:value-type="string">
            <text:p>Alves</text:p>
          </table:table-cell>
          <table:table-cell office:value-type="string">
            <text:p>215563638</text:p>
          </table:table-cell>
          <table:table-cell office:value-type="string">
            <text:p>rebecka_alves@hotmail.com</text:p>
          </table:table-cell>
          <table:table-cell office:value-type="float" office:value="17.00">
            <text:p>17.00</text:p>
          </table:table-cell>
          <table:table-cell office:value-type="float" office:value="10.00">
            <text:p>10.00</text:p>
          </table:table-cell>
          <table:table-cell office:value-type="float" office:value="15.00">
            <text:p>15.00</text:p>
          </table:table-cell>
          <table:table-cell office:value-type="float" office:value="70.00">
            <text:p>70.00</text:p>
          </table:table-cell>
          <table:table-cell office:value-type="float" office:value="4.00">
            <text:p>4.00</text:p>
          </table:table-cell>
          <table:table-cell office:value-type="float" office:value="2.00">
            <text:p>2.00</text:p>
          </table:table-cell>
          <table:table-cell office:value-type="float" office:value="12.50">
            <text:p>12.50</text:p>
          </table:table-cell>
          <table:table-cell office:value-type="float" office:value="3.60">
            <text:p>3.60</text:p>
          </table:table-cell>
          <table:table-cell office:value-type="string">
            <text:p>-</text:p>
          </table:table-cell>
          <table:table-cell office:value-type="float" office:value="19.73">
            <text:p>19.73</text:p>
          </table:table-cell>
          <table:table-cell office:value-type="float" office:value="90.63">
            <text:p>90.63</text:p>
          </table:table-cell>
          <table:table-cell office:value-type="string">
            <text:p>-</text:p>
          </table:table-cell>
          <table:table-cell office:value-type="float" office:value="90.63">
            <text:p>90.6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9.62">
            <text:p>69.62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Viktor</text:p>
          </table:table-cell>
          <table:table-cell office:value-type="string">
            <text:p>Angelovski</text:p>
          </table:table-cell>
          <table:table-cell office:value-type="string">
            <text:p>217132440</text:p>
          </table:table-cell>
          <table:table-cell office:value-type="string">
            <text:p>viktor.angelovskii7@gmail.com</text:p>
          </table:table-cell>
          <table:table-cell office:value-type="float" office:value="19.00">
            <text:p>19.00</text:p>
          </table:table-cell>
          <table:table-cell office:value-type="float" office:value="15.00">
            <text:p>15.00</text:p>
          </table:table-cell>
          <table:table-cell office:value-type="float" office:value="14.00">
            <text:p>14.00</text:p>
          </table:table-cell>
          <table:table-cell office:value-type="float" office:value="80.00">
            <text:p>80.00</text:p>
          </table:table-cell>
          <table:table-cell office:value-type="float" office:value="3.00">
            <text:p>3.00</text:p>
          </table:table-cell>
          <table:table-cell office:value-type="float" office:value="2.50">
            <text:p>2.50</text:p>
          </table:table-cell>
          <table:table-cell office:value-type="float" office:value="87.50">
            <text:p>87.50</text:p>
          </table:table-cell>
          <table:table-cell office:value-type="float" office:value="2.80">
            <text:p>2.80</text:p>
          </table:table-cell>
          <table:table-cell office:value-type="string">
            <text:p>-</text:p>
          </table:table-cell>
          <table:table-cell office:value-type="float" office:value="85.54">
            <text:p>85.54</text:p>
          </table:table-cell>
          <table:table-cell office:value-type="float" office:value="93.75">
            <text:p>93.75</text:p>
          </table:table-cell>
          <table:table-cell office:value-type="string">
            <text:p>-</text:p>
          </table:table-cell>
          <table:table-cell office:value-type="float" office:value="93.75">
            <text:p>93.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8.05">
            <text:p>88.05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Olanike</text:p>
          </table:table-cell>
          <table:table-cell office:value-type="string">
            <text:p>Atanda</text:p>
          </table:table-cell>
          <table:table-cell office:value-type="string">
            <text:p>217359506</text:p>
          </table:table-cell>
          <table:table-cell office:value-type="string">
            <text:p>nicoleatanda2@gmail.com</text:p>
          </table:table-cell>
          <table:table-cell office:value-type="float" office:value="16.00">
            <text:p>16.00</text:p>
          </table:table-cell>
          <table:table-cell office:value-type="float" office:value="16.00">
            <text:p>16.00</text:p>
          </table:table-cell>
          <table:table-cell office:value-type="float" office:value="15.00">
            <text:p>15.00</text:p>
          </table:table-cell>
          <table:table-cell office:value-type="float" office:value="78.33">
            <text:p>78.33</text:p>
          </table:table-cell>
          <table:table-cell office:value-type="float" office:value="3.00">
            <text:p>3.00</text:p>
          </table:table-cell>
          <table:table-cell office:value-type="float" office:value="3.00">
            <text:p>3.00</text:p>
          </table:table-cell>
          <table:table-cell office:value-type="float" office:value="100.00">
            <text:p>100.00</text:p>
          </table:table-cell>
          <table:table-cell office:value-type="float" office:value="3.60">
            <text:p>3.60</text:p>
          </table:table-cell>
          <table:table-cell office:value-type="string">
            <text:p>-</text:p>
          </table:table-cell>
          <table:table-cell office:value-type="float" office:value="97.86">
            <text:p>97.86</text:p>
          </table:table-cell>
          <table:table-cell office:value-type="float" office:value="68.75">
            <text:p>68.75</text:p>
          </table:table-cell>
          <table:table-cell office:value-type="string">
            <text:p>-</text:p>
          </table:table-cell>
          <table:table-cell office:value-type="float" office:value="68.75">
            <text:p>68.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7.70">
            <text:p>77.70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Casey</text:p>
          </table:table-cell>
          <table:table-cell office:value-type="string">
            <text:p>Aurin</text:p>
          </table:table-cell>
          <table:table-cell office:value-type="string">
            <text:p>216874075</text:p>
          </table:table-cell>
          <table:table-cell office:value-type="string">
            <text:p>casey28@my.yorku.ca</text:p>
          </table:table-cell>
          <table:table-cell office:value-type="float" office:value="17.00">
            <text:p>17.00</text:p>
          </table:table-cell>
          <table:table-cell office:value-type="float" office:value="19.00">
            <text:p>19.00</text:p>
          </table:table-cell>
          <table:table-cell office:value-type="float" office:value="17.00">
            <text:p>17.00</text:p>
          </table:table-cell>
          <table:table-cell office:value-type="float" office:value="88.33">
            <text:p>88.33</text:p>
          </table:table-cell>
          <table:table-cell office:value-type="float" office:value="3.50">
            <text:p>3.50</text:p>
          </table:table-cell>
          <table:table-cell office:value-type="float" office:value="2.50">
            <text:p>2.50</text:p>
          </table:table-cell>
          <table:table-cell office:value-type="float" office:value="75.00">
            <text:p>75.00</text:p>
          </table:table-cell>
          <table:table-cell office:value-type="float" office:value="3.20">
            <text:p>3.20</text:p>
          </table:table-cell>
          <table:table-cell office:value-type="string">
            <text:p>-</text:p>
          </table:table-cell>
          <table:table-cell office:value-type="float" office:value="75.18">
            <text:p>75.18</text:p>
          </table:table-cell>
          <table:table-cell office:value-type="float" office:value="68.75">
            <text:p>68.75</text:p>
          </table:table-cell>
          <table:table-cell office:value-type="string">
            <text:p>-</text:p>
          </table:table-cell>
          <table:table-cell office:value-type="float" office:value="68.75">
            <text:p>68.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5.74">
            <text:p>75.74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Ana</text:p>
          </table:table-cell>
          <table:table-cell office:value-type="string">
            <text:p>Avalos Montano</text:p>
          </table:table-cell>
          <table:table-cell office:value-type="string">
            <text:p>216255101</text:p>
          </table:table-cell>
          <table:table-cell office:value-type="string">
            <text:p>vanessa.avalos16.6@gmail.com</text:p>
          </table:table-cell>
          <table:table-cell office:value-type="float" office:value="10.00">
            <text:p>10.00</text:p>
          </table:table-cell>
          <table:table-cell office:value-type="float" office:value="14.00">
            <text:p>14.00</text:p>
          </table:table-cell>
          <table:table-cell office:value-type="float" office:value="14.00">
            <text:p>14.00</text:p>
          </table:table-cell>
          <table:table-cell office:value-type="float" office:value="63.33">
            <text:p>63.33</text:p>
          </table:table-cell>
          <table:table-cell office:value-type="float" office:value="1.50">
            <text:p>1.50</text:p>
          </table:table-cell>
          <table:table-cell office:value-type="float" office:value="2.00">
            <text:p>2.00</text:p>
          </table:table-cell>
          <table:table-cell office:value-type="float" office:value="0.00">
            <text:p>0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6.70">
            <text:p>6.7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9.62">
            <text:p>19.62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Solomon</text:p>
          </table:table-cell>
          <table:table-cell office:value-type="string">
            <text:p>Babatunde</text:p>
          </table:table-cell>
          <table:table-cell office:value-type="string">
            <text:p>215118672</text:p>
          </table:table-cell>
          <table:table-cell office:value-type="string">
            <text:p>dayne1@my.yorku.ca</text:p>
          </table:table-cell>
          <table:table-cell office:value-type="float" office:value="19.00">
            <text:p>19.00</text:p>
          </table:table-cell>
          <table:table-cell office:value-type="float" office:value="19.00">
            <text:p>19.00</text:p>
          </table:table-cell>
          <table:table-cell office:value-type="float" office:value="19.00">
            <text:p>19.00</text:p>
          </table:table-cell>
          <table:table-cell office:value-type="float" office:value="95.00">
            <text:p>95.00</text:p>
          </table:table-cell>
          <table:table-cell office:value-type="float" office:value="3.50">
            <text:p>3.50</text:p>
          </table:table-cell>
          <table:table-cell office:value-type="float" office:value="3.00">
            <text:p>3.00</text:p>
          </table:table-cell>
          <table:table-cell office:value-type="float" office:value="100.00">
            <text:p>100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98.66">
            <text:p>98.66</text:p>
          </table:table-cell>
          <table:table-cell office:value-type="float" office:value="84.38">
            <text:p>84.38</text:p>
          </table:table-cell>
          <table:table-cell office:value-type="string">
            <text:p>-</text:p>
          </table:table-cell>
          <table:table-cell office:value-type="float" office:value="84.38">
            <text:p>84.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0.47">
            <text:p>90.47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Sara</text:p>
          </table:table-cell>
          <table:table-cell office:value-type="string">
            <text:p>Baboo</text:p>
          </table:table-cell>
          <table:table-cell office:value-type="string">
            <text:p>215700677</text:p>
          </table:table-cell>
          <table:table-cell office:value-type="string">
            <text:p>saraboo@my.yorku.ca</text:p>
          </table:table-cell>
          <table:table-cell office:value-type="float" office:value="17.00">
            <text:p>17.00</text:p>
          </table:table-cell>
          <table:table-cell office:value-type="float" office:value="14.00">
            <text:p>14.00</text:p>
          </table:table-cell>
          <table:table-cell office:value-type="float" office:value="15.00">
            <text:p>15.00</text:p>
          </table:table-cell>
          <table:table-cell office:value-type="float" office:value="76.67">
            <text:p>76.67</text:p>
          </table:table-cell>
          <table:table-cell office:value-type="float" office:value="3.00">
            <text:p>3.00</text:p>
          </table:table-cell>
          <table:table-cell office:value-type="float" office:value="3.50">
            <text:p>3.50</text:p>
          </table:table-cell>
          <table:table-cell office:value-type="float" office:value="100.00">
            <text:p>100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98.66">
            <text:p>98.66</text:p>
          </table:table-cell>
          <table:table-cell office:value-type="float" office:value="81.25">
            <text:p>81.25</text:p>
          </table:table-cell>
          <table:table-cell office:value-type="string">
            <text:p>-</text:p>
          </table:table-cell>
          <table:table-cell office:value-type="float" office:value="81.25">
            <text:p>81.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3.64">
            <text:p>83.64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Gauri</text:p>
          </table:table-cell>
          <table:table-cell office:value-type="string">
            <text:p>Bagga</text:p>
          </table:table-cell>
          <table:table-cell office:value-type="string">
            <text:p>217602376</text:p>
          </table:table-cell>
          <table:table-cell office:value-type="string">
            <text:p>gbagga95@gmail.com</text:p>
          </table:table-cell>
          <table:table-cell office:value-type="float" office:value="17.00">
            <text:p>17.00</text:p>
          </table:table-cell>
          <table:table-cell office:value-type="float" office:value="18.00">
            <text:p>18.00</text:p>
          </table:table-cell>
          <table:table-cell office:value-type="float" office:value="14.00">
            <text:p>14.00</text:p>
          </table:table-cell>
          <table:table-cell office:value-type="float" office:value="81.67">
            <text:p>81.67</text:p>
          </table:table-cell>
          <table:table-cell office:value-type="float" office:value="3.00">
            <text:p>3.00</text:p>
          </table:table-cell>
          <table:table-cell office:value-type="float" office:value="3.00">
            <text:p>3.00</text:p>
          </table:table-cell>
          <table:table-cell office:value-type="float" office:value="87.50">
            <text:p>87.5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87.05">
            <text:p>87.05</text:p>
          </table:table-cell>
          <table:table-cell office:value-type="float" office:value="71.88">
            <text:p>71.88</text:p>
          </table:table-cell>
          <table:table-cell office:value-type="string">
            <text:p>-</text:p>
          </table:table-cell>
          <table:table-cell office:value-type="float" office:value="71.88">
            <text:p>71.8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7.92">
            <text:p>77.92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Angela</text:p>
          </table:table-cell>
          <table:table-cell office:value-type="string">
            <text:p>Baptist</text:p>
          </table:table-cell>
          <table:table-cell office:value-type="string">
            <text:p>217240698</text:p>
          </table:table-cell>
          <table:table-cell office:value-type="string">
            <text:p>angelabaptist14@gmail.com</text:p>
          </table:table-cell>
          <table:table-cell office:value-type="float" office:value="15.00">
            <text:p>15.00</text:p>
          </table:table-cell>
          <table:table-cell office:value-type="float" office:value="18.00">
            <text:p>18.00</text:p>
          </table:table-cell>
          <table:table-cell office:value-type="float" office:value="15.00">
            <text:p>15.00</text:p>
          </table:table-cell>
          <table:table-cell office:value-type="float" office:value="80.00">
            <text:p>80.00</text:p>
          </table:table-cell>
          <table:table-cell office:value-type="float" office:value="4.00">
            <text:p>4.00</text:p>
          </table:table-cell>
          <table:table-cell office:value-type="float" office:value="0.00">
            <text:p>0.00</text:p>
          </table:table-cell>
          <table:table-cell office:value-type="float" office:value="25.00">
            <text:p>25.00</text:p>
          </table:table-cell>
          <table:table-cell office:value-type="float" office:value="2.80">
            <text:p>2.80</text:p>
          </table:table-cell>
          <table:table-cell office:value-type="string">
            <text:p>-</text:p>
          </table:table-cell>
          <table:table-cell office:value-type="float" office:value="28.39">
            <text:p>28.39</text:p>
          </table:table-cell>
          <table:table-cell office:value-type="float" office:value="68.75">
            <text:p>68.75</text:p>
          </table:table-cell>
          <table:table-cell office:value-type="string">
            <text:p>-</text:p>
          </table:table-cell>
          <table:table-cell office:value-type="float" office:value="68.75">
            <text:p>68.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3.39">
            <text:p>63.39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Stephanie</text:p>
          </table:table-cell>
          <table:table-cell office:value-type="string">
            <text:p>Barrett</text:p>
          </table:table-cell>
          <table:table-cell office:value-type="string">
            <text:p>208103285</text:p>
          </table:table-cell>
          <table:table-cell office:value-type="string">
            <text:p>mis@my.yorku.ca</text:p>
          </table:table-cell>
          <table:table-cell office:value-type="float" office:value="16.00">
            <text:p>16.00</text:p>
          </table:table-cell>
          <table:table-cell office:value-type="float" office:value="13.00">
            <text:p>13.00</text:p>
          </table:table-cell>
          <table:table-cell office:value-type="float" office:value="13.00">
            <text:p>13.00</text:p>
          </table:table-cell>
          <table:table-cell office:value-type="float" office:value="70.00">
            <text:p>70.00</text:p>
          </table:table-cell>
          <table:table-cell office:value-type="float" office:value="4.00">
            <text:p>4.00</text:p>
          </table:table-cell>
          <table:table-cell office:value-type="float" office:value="2.50">
            <text:p>2.50</text:p>
          </table:table-cell>
          <table:table-cell office:value-type="float" office:value="87.50">
            <text:p>87.50</text:p>
          </table:table-cell>
          <table:table-cell office:value-type="float" office:value="1.60">
            <text:p>1.60</text:p>
          </table:table-cell>
          <table:table-cell office:value-type="string">
            <text:p>-</text:p>
          </table:table-cell>
          <table:table-cell office:value-type="float" office:value="85.36">
            <text:p>85.36</text:p>
          </table:table-cell>
          <table:table-cell office:value-type="float" office:value="87.50">
            <text:p>87.50</text:p>
          </table:table-cell>
          <table:table-cell office:value-type="string">
            <text:p>-</text:p>
          </table:table-cell>
          <table:table-cell office:value-type="float" office:value="87.50">
            <text:p>87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2.02">
            <text:p>82.02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Jann</text:p>
          </table:table-cell>
          <table:table-cell office:value-type="string">
            <text:p>Batugal</text:p>
          </table:table-cell>
          <table:table-cell office:value-type="string">
            <text:p>217369893</text:p>
          </table:table-cell>
          <table:table-cell office:value-type="string">
            <text:p>jannb@my.yorku.ca</text:p>
          </table:table-cell>
          <table:table-cell office:value-type="float" office:value="17.00">
            <text:p>17.00</text:p>
          </table:table-cell>
          <table:table-cell office:value-type="float" office:value="16.00">
            <text:p>16.00</text:p>
          </table:table-cell>
          <table:table-cell office:value-type="float" office:value="11.00">
            <text:p>11.00</text:p>
          </table:table-cell>
          <table:table-cell office:value-type="float" office:value="73.33">
            <text:p>73.33</text:p>
          </table:table-cell>
          <table:table-cell office:value-type="float" office:value="4.00">
            <text:p>4.00</text:p>
          </table:table-cell>
          <table:table-cell office:value-type="float" office:value="2.50">
            <text:p>2.50</text:p>
          </table:table-cell>
          <table:table-cell office:value-type="float" office:value="100.00">
            <text:p>100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98.66">
            <text:p>98.66</text:p>
          </table:table-cell>
          <table:table-cell office:value-type="float" office:value="87.50">
            <text:p>87.50</text:p>
          </table:table-cell>
          <table:table-cell office:value-type="string">
            <text:p>-</text:p>
          </table:table-cell>
          <table:table-cell office:value-type="float" office:value="87.50">
            <text:p>87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5.81">
            <text:p>85.81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Natasha</text:p>
          </table:table-cell>
          <table:table-cell office:value-type="string">
            <text:p>Belfiore</text:p>
          </table:table-cell>
          <table:table-cell office:value-type="string">
            <text:p>215473150</text:p>
          </table:table-cell>
          <table:table-cell office:value-type="string">
            <text:p>nbelfiore76@gmail.com</text:p>
          </table:table-cell>
          <table:table-cell office:value-type="float" office:value="13.00">
            <text:p>13.00</text:p>
          </table:table-cell>
          <table:table-cell office:value-type="float" office:value="14.00">
            <text:p>14.00</text:p>
          </table:table-cell>
          <table:table-cell office:value-type="float" office:value="13.00">
            <text:p>13.00</text:p>
          </table:table-cell>
          <table:table-cell office:value-type="float" office:value="66.67">
            <text:p>66.67</text:p>
          </table:table-cell>
          <table:table-cell office:value-type="float" office:value="3.50">
            <text:p>3.50</text:p>
          </table:table-cell>
          <table:table-cell office:value-type="float" office:value="2.50">
            <text:p>2.50</text:p>
          </table:table-cell>
          <table:table-cell office:value-type="float" office:value="100.00">
            <text:p>100.00</text:p>
          </table:table-cell>
          <table:table-cell office:value-type="float" office:value="3.60">
            <text:p>3.60</text:p>
          </table:table-cell>
          <table:table-cell office:value-type="string">
            <text:p>-</text:p>
          </table:table-cell>
          <table:table-cell office:value-type="float" office:value="97.86">
            <text:p>97.86</text:p>
          </table:table-cell>
          <table:table-cell office:value-type="float" office:value="62.50">
            <text:p>62.50</text:p>
          </table:table-cell>
          <table:table-cell office:value-type="string">
            <text:p>-</text:p>
          </table:table-cell>
          <table:table-cell office:value-type="float" office:value="62.50">
            <text:p>62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1.22">
            <text:p>71.22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Sampurna</text:p>
          </table:table-cell>
          <table:table-cell office:value-type="string">
            <text:p>Bhol</text:p>
          </table:table-cell>
          <table:table-cell office:value-type="string">
            <text:p>218437335</text:p>
          </table:table-cell>
          <table:table-cell office:value-type="string">
            <text:p>sbhol@my.yorku.ca</text:p>
          </table:table-cell>
          <table:table-cell office:value-type="float" office:value="20.00">
            <text:p>20.00</text:p>
          </table:table-cell>
          <table:table-cell office:value-type="float" office:value="18.00">
            <text:p>18.00</text:p>
          </table:table-cell>
          <table:table-cell office:value-type="float" office:value="16.00">
            <text:p>16.00</text:p>
          </table:table-cell>
          <table:table-cell office:value-type="float" office:value="90.00">
            <text:p>90.00</text:p>
          </table:table-cell>
          <table:table-cell office:value-type="float" office:value="4.00">
            <text:p>4.00</text:p>
          </table:table-cell>
          <table:table-cell office:value-type="float" office:value="3.50">
            <text:p>3.50</text:p>
          </table:table-cell>
          <table:table-cell office:value-type="float" office:value="100.00">
            <text:p>100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99.55">
            <text:p>99.55</text:p>
          </table:table-cell>
          <table:table-cell office:value-type="float" office:value="75.00">
            <text:p>75.00</text:p>
          </table:table-cell>
          <table:table-cell office:value-type="string">
            <text:p>-</text:p>
          </table:table-cell>
          <table:table-cell office:value-type="float" office:value="75.00">
            <text:p>7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4.53">
            <text:p>84.53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Upasana</text:p>
          </table:table-cell>
          <table:table-cell office:value-type="string">
            <text:p>Bose</text:p>
          </table:table-cell>
          <table:table-cell office:value-type="string">
            <text:p>216891251</text:p>
          </table:table-cell>
          <table:table-cell office:value-type="string">
            <text:p>1221upasanabose@gmail.com</text:p>
          </table:table-cell>
          <table:table-cell office:value-type="float" office:value="14.00">
            <text:p>14.00</text:p>
          </table:table-cell>
          <table:table-cell office:value-type="float" office:value="18.00">
            <text:p>18.00</text:p>
          </table:table-cell>
          <table:table-cell office:value-type="string">
            <text:p>-</text:p>
          </table:table-cell>
          <table:table-cell office:value-type="float" office:value="80.00">
            <text:p>80.00</text:p>
          </table:table-cell>
          <table:table-cell office:value-type="float" office:value="3.00">
            <text:p>3.00</text:p>
          </table:table-cell>
          <table:table-cell office:value-type="float" office:value="2.00">
            <text:p>2.00</text:p>
          </table:table-cell>
          <table:table-cell office:value-type="float" office:value="50.00">
            <text:p>50.00</text:p>
          </table:table-cell>
          <table:table-cell office:value-type="float" office:value="2.80">
            <text:p>2.80</text:p>
          </table:table-cell>
          <table:table-cell office:value-type="string">
            <text:p>-</text:p>
          </table:table-cell>
          <table:table-cell office:value-type="float" office:value="51.61">
            <text:p>51.61</text:p>
          </table:table-cell>
          <table:table-cell office:value-type="float" office:value="62.50">
            <text:p>62.50</text:p>
          </table:table-cell>
          <table:table-cell office:value-type="string">
            <text:p>-</text:p>
          </table:table-cell>
          <table:table-cell office:value-type="float" office:value="62.50">
            <text:p>62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5.21">
            <text:p>65.21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Amira</text:p>
          </table:table-cell>
          <table:table-cell office:value-type="string">
            <text:p>Buffong</text:p>
          </table:table-cell>
          <table:table-cell office:value-type="string">
            <text:p>216603987</text:p>
          </table:table-cell>
          <table:table-cell office:value-type="string">
            <text:p>mirab@my.yorku.ca</text:p>
          </table:table-cell>
          <table:table-cell office:value-type="float" office:value="18.00">
            <text:p>18.00</text:p>
          </table:table-cell>
          <table:table-cell office:value-type="float" office:value="9.00">
            <text:p>9.00</text:p>
          </table:table-cell>
          <table:table-cell office:value-type="float" office:value="13.00">
            <text:p>13.00</text:p>
          </table:table-cell>
          <table:table-cell office:value-type="float" office:value="66.67">
            <text:p>66.67</text:p>
          </table:table-cell>
          <table:table-cell office:value-type="float" office:value="3.50">
            <text:p>3.50</text:p>
          </table:table-cell>
          <table:table-cell office:value-type="float" office:value="2.50">
            <text:p>2.50</text:p>
          </table:table-cell>
          <table:table-cell office:value-type="float" office:value="100.00">
            <text:p>100.00</text:p>
          </table:table-cell>
          <table:table-cell office:value-type="float" office:value="3.20">
            <text:p>3.20</text:p>
          </table:table-cell>
          <table:table-cell office:value-type="string">
            <text:p>-</text:p>
          </table:table-cell>
          <table:table-cell office:value-type="float" office:value="97.50">
            <text:p>97.50</text:p>
          </table:table-cell>
          <table:table-cell office:value-type="float" office:value="68.75">
            <text:p>68.75</text:p>
          </table:table-cell>
          <table:table-cell office:value-type="string">
            <text:p>-</text:p>
          </table:table-cell>
          <table:table-cell office:value-type="float" office:value="68.75">
            <text:p>68.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4.27">
            <text:p>74.27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Christiane Marie</text:p>
          </table:table-cell>
          <table:table-cell office:value-type="string">
            <text:p>Canillo</text:p>
          </table:table-cell>
          <table:table-cell office:value-type="string">
            <text:p>216010936</text:p>
          </table:table-cell>
          <table:table-cell office:value-type="string">
            <text:p>christiane-can@hotmail.com</text:p>
          </table:table-cell>
          <table:table-cell office:value-type="float" office:value="18.00">
            <text:p>18.00</text:p>
          </table:table-cell>
          <table:table-cell office:value-type="float" office:value="13.00">
            <text:p>13.00</text:p>
          </table:table-cell>
          <table:table-cell office:value-type="float" office:value="14.00">
            <text:p>14.00</text:p>
          </table:table-cell>
          <table:table-cell office:value-type="float" office:value="75.00">
            <text:p>75.00</text:p>
          </table:table-cell>
          <table:table-cell office:value-type="float" office:value="3.50">
            <text:p>3.50</text:p>
          </table:table-cell>
          <table:table-cell office:value-type="float" office:value="1.00">
            <text:p>1.00</text:p>
          </table:table-cell>
          <table:table-cell office:value-type="float" office:value="50.00">
            <text:p>50.00</text:p>
          </table:table-cell>
          <table:table-cell office:value-type="float" office:value="2.80">
            <text:p>2.80</text:p>
          </table:table-cell>
          <table:table-cell office:value-type="string">
            <text:p>-</text:p>
          </table:table-cell>
          <table:table-cell office:value-type="float" office:value="51.16">
            <text:p>51.16</text:p>
          </table:table-cell>
          <table:table-cell office:value-type="float" office:value="75.00">
            <text:p>75.00</text:p>
          </table:table-cell>
          <table:table-cell office:value-type="string">
            <text:p>-</text:p>
          </table:table-cell>
          <table:table-cell office:value-type="float" office:value="75.00">
            <text:p>7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9.93">
            <text:p>69.93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Antonino</text:p>
          </table:table-cell>
          <table:table-cell office:value-type="string">
            <text:p>Capraro</text:p>
          </table:table-cell>
          <table:table-cell office:value-type="string">
            <text:p>216461402</text:p>
          </table:table-cell>
          <table:table-cell office:value-type="string">
            <text:p>anthony.capraro98@gmail.com</text:p>
          </table:table-cell>
          <table:table-cell office:value-type="float" office:value="16.00">
            <text:p>16.00</text:p>
          </table:table-cell>
          <table:table-cell office:value-type="float" office:value="13.00">
            <text:p>13.00</text:p>
          </table:table-cell>
          <table:table-cell office:value-type="float" office:value="12.00">
            <text:p>12.00</text:p>
          </table:table-cell>
          <table:table-cell office:value-type="float" office:value="68.33">
            <text:p>68.33</text:p>
          </table:table-cell>
          <table:table-cell office:value-type="float" office:value="3.50">
            <text:p>3.50</text:p>
          </table:table-cell>
          <table:table-cell office:value-type="float" office:value="3.00">
            <text:p>3.00</text:p>
          </table:table-cell>
          <table:table-cell office:value-type="float" office:value="87.50">
            <text:p>87.50</text:p>
          </table:table-cell>
          <table:table-cell office:value-type="float" office:value="3.60">
            <text:p>3.60</text:p>
          </table:table-cell>
          <table:table-cell office:value-type="string">
            <text:p>-</text:p>
          </table:table-cell>
          <table:table-cell office:value-type="float" office:value="87.14">
            <text:p>87.14</text:p>
          </table:table-cell>
          <table:table-cell office:value-type="float" office:value="62.50">
            <text:p>62.50</text:p>
          </table:table-cell>
          <table:table-cell office:value-type="string">
            <text:p>-</text:p>
          </table:table-cell>
          <table:table-cell office:value-type="float" office:value="62.50">
            <text:p>62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9.42">
            <text:p>69.42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Erin</text:p>
          </table:table-cell>
          <table:table-cell office:value-type="string">
            <text:p>Cardenas</text:p>
          </table:table-cell>
          <table:table-cell office:value-type="string">
            <text:p>216555088</text:p>
          </table:table-cell>
          <table:table-cell office:value-type="string">
            <text:p>cardenaserin@yahoo.ca</text:p>
          </table:table-cell>
          <table:table-cell office:value-type="float" office:value="17.00">
            <text:p>17.00</text:p>
          </table:table-cell>
          <table:table-cell office:value-type="float" office:value="17.00">
            <text:p>17.00</text:p>
          </table:table-cell>
          <table:table-cell office:value-type="float" office:value="15.00">
            <text:p>15.00</text:p>
          </table:table-cell>
          <table:table-cell office:value-type="float" office:value="81.67">
            <text:p>81.67</text:p>
          </table:table-cell>
          <table:table-cell office:value-type="float" office:value="4.00">
            <text:p>4.00</text:p>
          </table:table-cell>
          <table:table-cell office:value-type="float" office:value="2.50">
            <text:p>2.50</text:p>
          </table:table-cell>
          <table:table-cell office:value-type="float" office:value="100.00">
            <text:p>100.00</text:p>
          </table:table-cell>
          <table:table-cell office:value-type="float" office:value="2.40">
            <text:p>2.40</text:p>
          </table:table-cell>
          <table:table-cell office:value-type="string">
            <text:p>-</text:p>
          </table:table-cell>
          <table:table-cell office:value-type="float" office:value="97.23">
            <text:p>97.23</text:p>
          </table:table-cell>
          <table:table-cell office:value-type="float" office:value="71.88">
            <text:p>71.88</text:p>
          </table:table-cell>
          <table:table-cell office:value-type="string">
            <text:p>-</text:p>
          </table:table-cell>
          <table:table-cell office:value-type="float" office:value="71.88">
            <text:p>71.8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0.09">
            <text:p>80.09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Daniella</text:p>
          </table:table-cell>
          <table:table-cell office:value-type="string">
            <text:p>Castellon Tigse</text:p>
          </table:table-cell>
          <table:table-cell office:value-type="string">
            <text:p>216219925</text:p>
          </table:table-cell>
          <table:table-cell office:value-type="string">
            <text:p>daniella.castellon@hotmail.co.uk</text:p>
          </table:table-cell>
          <table:table-cell office:value-type="float" office:value="17.00">
            <text:p>17.00</text:p>
          </table:table-cell>
          <table:table-cell office:value-type="float" office:value="16.00">
            <text:p>16.00</text:p>
          </table:table-cell>
          <table:table-cell office:value-type="float" office:value="18.00">
            <text:p>18.00</text:p>
          </table:table-cell>
          <table:table-cell office:value-type="float" office:value="85.00">
            <text:p>85.00</text:p>
          </table:table-cell>
          <table:table-cell office:value-type="float" office:value="3.50">
            <text:p>3.50</text:p>
          </table:table-cell>
          <table:table-cell office:value-type="float" office:value="2.50">
            <text:p>2.50</text:p>
          </table:table-cell>
          <table:table-cell office:value-type="float" office:value="100.00">
            <text:p>100.00</text:p>
          </table:table-cell>
          <table:table-cell office:value-type="float" office:value="3.20">
            <text:p>3.20</text:p>
          </table:table-cell>
          <table:table-cell office:value-type="string">
            <text:p>-</text:p>
          </table:table-cell>
          <table:table-cell office:value-type="float" office:value="97.50">
            <text:p>97.50</text:p>
          </table:table-cell>
          <table:table-cell office:value-type="float" office:value="68.75">
            <text:p>68.75</text:p>
          </table:table-cell>
          <table:table-cell office:value-type="string">
            <text:p>-</text:p>
          </table:table-cell>
          <table:table-cell office:value-type="float" office:value="68.75">
            <text:p>68.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9.53">
            <text:p>79.53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Ananya</text:p>
          </table:table-cell>
          <table:table-cell office:value-type="string">
            <text:p>Chandra</text:p>
          </table:table-cell>
          <table:table-cell office:value-type="string">
            <text:p>216907792</text:p>
          </table:table-cell>
          <table:table-cell office:value-type="string">
            <text:p>ananyachandra@live.in</text:p>
          </table:table-cell>
          <table:table-cell office:value-type="float" office:value="19.00">
            <text:p>19.00</text:p>
          </table:table-cell>
          <table:table-cell office:value-type="float" office:value="12.00">
            <text:p>12.00</text:p>
          </table:table-cell>
          <table:table-cell office:value-type="float" office:value="11.00">
            <text:p>11.00</text:p>
          </table:table-cell>
          <table:table-cell office:value-type="float" office:value="70.00">
            <text:p>70.00</text:p>
          </table:table-cell>
          <table:table-cell office:value-type="float" office:value="4.00">
            <text:p>4.00</text:p>
          </table:table-cell>
          <table:table-cell office:value-type="float" office:value="2.50">
            <text:p>2.50</text:p>
          </table:table-cell>
          <table:table-cell office:value-type="float" office:value="87.50">
            <text:p>87.5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83.93">
            <text:p>83.93</text:p>
          </table:table-cell>
          <table:table-cell office:value-type="float" office:value="75.00">
            <text:p>75.00</text:p>
          </table:table-cell>
          <table:table-cell office:value-type="string">
            <text:p>-</text:p>
          </table:table-cell>
          <table:table-cell office:value-type="float" office:value="75.00">
            <text:p>7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5.46">
            <text:p>75.46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Iqra</text:p>
          </table:table-cell>
          <table:table-cell office:value-type="string">
            <text:p>Chaudhry</text:p>
          </table:table-cell>
          <table:table-cell office:value-type="string">
            <text:p>217305103</text:p>
          </table:table-cell>
          <table:table-cell office:value-type="string">
            <text:p>iqra01@my.yorku.ca</text:p>
          </table:table-cell>
          <table:table-cell office:value-type="float" office:value="9.00">
            <text:p>9.00</text:p>
          </table:table-cell>
          <table:table-cell office:value-type="float" office:value="5.00">
            <text:p>5.00</text:p>
          </table:table-cell>
          <table:table-cell office:value-type="float" office:value="13.00">
            <text:p>13.00</text:p>
          </table:table-cell>
          <table:table-cell office:value-type="float" office:value="45.00">
            <text:p>45.00</text:p>
          </table:table-cell>
          <table:table-cell office:value-type="float" office:value="3.00">
            <text:p>3.00</text:p>
          </table:table-cell>
          <table:table-cell office:value-type="float" office:value="3.00">
            <text:p>3.00</text:p>
          </table:table-cell>
          <table:table-cell office:value-type="float" office:value="100.00">
            <text:p>100.00</text:p>
          </table:table-cell>
          <table:table-cell office:value-type="float" office:value="3.20">
            <text:p>3.20</text:p>
          </table:table-cell>
          <table:table-cell office:value-type="string">
            <text:p>-</text:p>
          </table:table-cell>
          <table:table-cell office:value-type="float" office:value="97.50">
            <text:p>97.5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3.67">
            <text:p>33.67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Ishan</text:p>
          </table:table-cell>
          <table:table-cell office:value-type="string">
            <text:p>Cherian</text:p>
          </table:table-cell>
          <table:table-cell office:value-type="string">
            <text:p>217225384</text:p>
          </table:table-cell>
          <table:table-cell office:value-type="string">
            <text:p>ishancherian2001g@gmail.com</text:p>
          </table:table-cell>
          <table:table-cell office:value-type="float" office:value="18.00">
            <text:p>18.00</text:p>
          </table:table-cell>
          <table:table-cell office:value-type="float" office:value="18.00">
            <text:p>18.00</text:p>
          </table:table-cell>
          <table:table-cell office:value-type="float" office:value="18.00">
            <text:p>18.00</text:p>
          </table:table-cell>
          <table:table-cell office:value-type="float" office:value="90.00">
            <text:p>90.00</text:p>
          </table:table-cell>
          <table:table-cell office:value-type="float" office:value="4.00">
            <text:p>4.00</text:p>
          </table:table-cell>
          <table:table-cell office:value-type="float" office:value="2.50">
            <text:p>2.50</text:p>
          </table:table-cell>
          <table:table-cell office:value-type="float" office:value="100.00">
            <text:p>100.00</text:p>
          </table:table-cell>
          <table:table-cell office:value-type="float" office:value="2.40">
            <text:p>2.40</text:p>
          </table:table-cell>
          <table:table-cell office:value-type="string">
            <text:p>-</text:p>
          </table:table-cell>
          <table:table-cell office:value-type="float" office:value="97.23">
            <text:p>97.23</text:p>
          </table:table-cell>
          <table:table-cell office:value-type="float" office:value="78.13">
            <text:p>78.13</text:p>
          </table:table-cell>
          <table:table-cell office:value-type="string">
            <text:p>-</text:p>
          </table:table-cell>
          <table:table-cell office:value-type="float" office:value="78.13">
            <text:p>78.1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5.60">
            <text:p>85.60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Hannah</text:p>
          </table:table-cell>
          <table:table-cell office:value-type="string">
            <text:p>Choi</text:p>
          </table:table-cell>
          <table:table-cell office:value-type="string">
            <text:p>217274309</text:p>
          </table:table-cell>
          <table:table-cell office:value-type="string">
            <text:p>0103198@gmail.com</text:p>
          </table:table-cell>
          <table:table-cell office:value-type="float" office:value="12.00">
            <text:p>12.00</text:p>
          </table:table-cell>
          <table:table-cell office:value-type="float" office:value="13.00">
            <text:p>13.00</text:p>
          </table:table-cell>
          <table:table-cell office:value-type="float" office:value="16.00">
            <text:p>16.00</text:p>
          </table:table-cell>
          <table:table-cell office:value-type="float" office:value="68.33">
            <text:p>68.33</text:p>
          </table:table-cell>
          <table:table-cell office:value-type="float" office:value="4.00">
            <text:p>4.00</text:p>
          </table:table-cell>
          <table:table-cell office:value-type="float" office:value="2.00">
            <text:p>2.00</text:p>
          </table:table-cell>
          <table:table-cell office:value-type="float" office:value="75.00">
            <text:p>75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75.89">
            <text:p>75.89</text:p>
          </table:table-cell>
          <table:table-cell office:value-type="float" office:value="71.88">
            <text:p>71.88</text:p>
          </table:table-cell>
          <table:table-cell office:value-type="string">
            <text:p>-</text:p>
          </table:table-cell>
          <table:table-cell office:value-type="float" office:value="71.88">
            <text:p>71.8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1.72">
            <text:p>71.72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Isaac</text:p>
          </table:table-cell>
          <table:table-cell office:value-type="string">
            <text:p>Choi</text:p>
          </table:table-cell>
          <table:table-cell office:value-type="string">
            <text:p>216588691</text:p>
          </table:table-cell>
          <table:table-cell office:value-type="string">
            <text:p>isaacchoi1123@gmail.com</text:p>
          </table:table-cell>
          <table:table-cell office:value-type="float" office:value="18.00">
            <text:p>18.00</text:p>
          </table:table-cell>
          <table:table-cell office:value-type="string">
            <text:p>-</text:p>
          </table:table-cell>
          <table:table-cell office:value-type="float" office:value="13.00">
            <text:p>13.00</text:p>
          </table:table-cell>
          <table:table-cell office:value-type="float" office:value="77.50">
            <text:p>77.50</text:p>
          </table:table-cell>
          <table:table-cell office:value-type="float" office:value="3.50">
            <text:p>3.50</text:p>
          </table:table-cell>
          <table:table-cell office:value-type="float" office:value="1.50">
            <text:p>1.50</text:p>
          </table:table-cell>
          <table:table-cell office:value-type="float" office:value="100.00">
            <text:p>10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93.75">
            <text:p>93.75</text:p>
          </table:table-cell>
          <table:table-cell office:value-type="float" office:value="75.00">
            <text:p>75.00</text:p>
          </table:table-cell>
          <table:table-cell office:value-type="string">
            <text:p>-</text:p>
          </table:table-cell>
          <table:table-cell office:value-type="float" office:value="75.00">
            <text:p>7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9.71">
            <text:p>79.71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Rachel</text:p>
          </table:table-cell>
          <table:table-cell office:value-type="string">
            <text:p>Cooc</text:p>
          </table:table-cell>
          <table:table-cell office:value-type="string">
            <text:p>216935025</text:p>
          </table:table-cell>
          <table:table-cell office:value-type="string">
            <text:p>rachelcooc@hotmail.com</text:p>
          </table:table-cell>
          <table:table-cell office:value-type="float" office:value="14.00">
            <text:p>14.00</text:p>
          </table:table-cell>
          <table:table-cell office:value-type="float" office:value="14.00">
            <text:p>14.00</text:p>
          </table:table-cell>
          <table:table-cell office:value-type="float" office:value="12.00">
            <text:p>12.00</text:p>
          </table:table-cell>
          <table:table-cell office:value-type="float" office:value="66.67">
            <text:p>66.67</text:p>
          </table:table-cell>
          <table:table-cell office:value-type="float" office:value="3.50">
            <text:p>3.50</text:p>
          </table:table-cell>
          <table:table-cell office:value-type="float" office:value="2.50">
            <text:p>2.50</text:p>
          </table:table-cell>
          <table:table-cell office:value-type="float" office:value="100.00">
            <text:p>100.00</text:p>
          </table:table-cell>
          <table:table-cell office:value-type="float" office:value="2.80">
            <text:p>2.80</text:p>
          </table:table-cell>
          <table:table-cell office:value-type="string">
            <text:p>-</text:p>
          </table:table-cell>
          <table:table-cell office:value-type="float" office:value="97.14">
            <text:p>97.14</text:p>
          </table:table-cell>
          <table:table-cell office:value-type="float" office:value="68.75">
            <text:p>68.75</text:p>
          </table:table-cell>
          <table:table-cell office:value-type="string">
            <text:p>-</text:p>
          </table:table-cell>
          <table:table-cell office:value-type="float" office:value="68.75">
            <text:p>68.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4.19">
            <text:p>74.19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Max</text:p>
          </table:table-cell>
          <table:table-cell office:value-type="string">
            <text:p>Cooper</text:p>
          </table:table-cell>
          <table:table-cell office:value-type="string">
            <text:p>218384560</text:p>
          </table:table-cell>
          <table:table-cell office:value-type="string">
            <text:p>maxwellcooper2@gmail.com</text:p>
          </table:table-cell>
          <table:table-cell office:value-type="float" office:value="19.00">
            <text:p>19.00</text:p>
          </table:table-cell>
          <table:table-cell office:value-type="float" office:value="20.00">
            <text:p>20.00</text:p>
          </table:table-cell>
          <table:table-cell office:value-type="float" office:value="19.00">
            <text:p>19.00</text:p>
          </table:table-cell>
          <table:table-cell office:value-type="float" office:value="96.67">
            <text:p>96.67</text:p>
          </table:table-cell>
          <table:table-cell office:value-type="float" office:value="4.00">
            <text:p>4.00</text:p>
          </table:table-cell>
          <table:table-cell office:value-type="float" office:value="3.00">
            <text:p>3.00</text:p>
          </table:table-cell>
          <table:table-cell office:value-type="float" office:value="100.00">
            <text:p>100.00</text:p>
          </table:table-cell>
          <table:table-cell office:value-type="float" office:value="3.60">
            <text:p>3.60</text:p>
          </table:table-cell>
          <table:table-cell office:value-type="string">
            <text:p>-</text:p>
          </table:table-cell>
          <table:table-cell office:value-type="float" office:value="98.75">
            <text:p>98.75</text:p>
          </table:table-cell>
          <table:table-cell office:value-type="float" office:value="100.00">
            <text:p>100.00</text:p>
          </table:table-cell>
          <table:table-cell office:value-type="string">
            <text:p>-</text:p>
          </table:table-cell>
          <table:table-cell office:value-type="float" office:value="100.00">
            <text:p>10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8.78">
            <text:p>98.78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Silvana</text:p>
          </table:table-cell>
          <table:table-cell office:value-type="string">
            <text:p>Coral</text:p>
          </table:table-cell>
          <table:table-cell office:value-type="string">
            <text:p>217401688</text:p>
          </table:table-cell>
          <table:table-cell office:value-type="string">
            <text:p>silcoral182@gmail.com</text:p>
          </table:table-cell>
          <table:table-cell office:value-type="float" office:value="15.00">
            <text:p>15.00</text:p>
          </table:table-cell>
          <table:table-cell office:value-type="float" office:value="16.00">
            <text:p>16.00</text:p>
          </table:table-cell>
          <table:table-cell office:value-type="float" office:value="19.00">
            <text:p>19.00</text:p>
          </table:table-cell>
          <table:table-cell office:value-type="float" office:value="83.33">
            <text:p>83.33</text:p>
          </table:table-cell>
          <table:table-cell office:value-type="float" office:value="4.00">
            <text:p>4.00</text:p>
          </table:table-cell>
          <table:table-cell office:value-type="float" office:value="3.00">
            <text:p>3.00</text:p>
          </table:table-cell>
          <table:table-cell office:value-type="float" office:value="100.00">
            <text:p>100.00</text:p>
          </table:table-cell>
          <table:table-cell office:value-type="float" office:value="3.60">
            <text:p>3.60</text:p>
          </table:table-cell>
          <table:table-cell office:value-type="string">
            <text:p>-</text:p>
          </table:table-cell>
          <table:table-cell office:value-type="float" office:value="98.75">
            <text:p>98.75</text:p>
          </table:table-cell>
          <table:table-cell office:value-type="float" office:value="75.00">
            <text:p>75.00</text:p>
          </table:table-cell>
          <table:table-cell office:value-type="string">
            <text:p>-</text:p>
          </table:table-cell>
          <table:table-cell office:value-type="float" office:value="75.00">
            <text:p>7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2.45">
            <text:p>82.45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Soren</text:p>
          </table:table-cell>
          <table:table-cell office:value-type="string">
            <text:p>D'Alimonte</text:p>
          </table:table-cell>
          <table:table-cell office:value-type="string">
            <text:p>218451997</text:p>
          </table:table-cell>
          <table:table-cell office:value-type="string">
            <text:p>soren90@my.yorku.ca</text:p>
          </table:table-cell>
          <table:table-cell office:value-type="float" office:value="19.00">
            <text:p>19.00</text:p>
          </table:table-cell>
          <table:table-cell office:value-type="float" office:value="17.00">
            <text:p>17.00</text:p>
          </table:table-cell>
          <table:table-cell office:value-type="float" office:value="15.00">
            <text:p>15.00</text:p>
          </table:table-cell>
          <table:table-cell office:value-type="float" office:value="85.00">
            <text:p>85.00</text:p>
          </table:table-cell>
          <table:table-cell office:value-type="float" office:value="4.00">
            <text:p>4.00</text:p>
          </table:table-cell>
          <table:table-cell office:value-type="float" office:value="3.50">
            <text:p>3.50</text:p>
          </table:table-cell>
          <table:table-cell office:value-type="float" office:value="100.00">
            <text:p>100.00</text:p>
          </table:table-cell>
          <table:table-cell office:value-type="float" office:value="3.60">
            <text:p>3.60</text:p>
          </table:table-cell>
          <table:table-cell office:value-type="string">
            <text:p>-</text:p>
          </table:table-cell>
          <table:table-cell office:value-type="float" office:value="99.20">
            <text:p>99.20</text:p>
          </table:table-cell>
          <table:table-cell office:value-type="float" office:value="65.63">
            <text:p>65.63</text:p>
          </table:table-cell>
          <table:table-cell office:value-type="string">
            <text:p>-</text:p>
          </table:table-cell>
          <table:table-cell office:value-type="float" office:value="65.63">
            <text:p>65.6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8.34">
            <text:p>78.34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Abigail</text:p>
          </table:table-cell>
          <table:table-cell office:value-type="string">
            <text:p>Dasti</text:p>
          </table:table-cell>
          <table:table-cell office:value-type="string">
            <text:p>217025677</text:p>
          </table:table-cell>
          <table:table-cell office:value-type="string">
            <text:p>abbydasti8@gmail.com</text:p>
          </table:table-cell>
          <table:table-cell office:value-type="float" office:value="12.00">
            <text:p>12.00</text:p>
          </table:table-cell>
          <table:table-cell office:value-type="float" office:value="14.00">
            <text:p>14.00</text:p>
          </table:table-cell>
          <table:table-cell office:value-type="float" office:value="15.00">
            <text:p>15.00</text:p>
          </table:table-cell>
          <table:table-cell office:value-type="float" office:value="68.33">
            <text:p>68.33</text:p>
          </table:table-cell>
          <table:table-cell office:value-type="float" office:value="3.00">
            <text:p>3.00</text:p>
          </table:table-cell>
          <table:table-cell office:value-type="float" office:value="3.00">
            <text:p>3.00</text:p>
          </table:table-cell>
          <table:table-cell office:value-type="float" office:value="25.00">
            <text:p>25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31.25">
            <text:p>31.25</text:p>
          </table:table-cell>
          <table:table-cell office:value-type="float" office:value="75.00">
            <text:p>75.00</text:p>
          </table:table-cell>
          <table:table-cell office:value-type="string">
            <text:p>-</text:p>
          </table:table-cell>
          <table:table-cell office:value-type="float" office:value="75.00">
            <text:p>7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3.78">
            <text:p>63.78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Bhavharshnoor</text:p>
          </table:table-cell>
          <table:table-cell office:value-type="string">
            <text:p>Deogarh</text:p>
          </table:table-cell>
          <table:table-cell office:value-type="string">
            <text:p>216408940</text:p>
          </table:table-cell>
          <table:table-cell office:value-type="string">
            <text:p>bhavkaur02@gmail.com</text:p>
          </table:table-cell>
          <table:table-cell office:value-type="float" office:value="18.00">
            <text:p>18.00</text:p>
          </table:table-cell>
          <table:table-cell office:value-type="float" office:value="7.00">
            <text:p>7.00</text:p>
          </table:table-cell>
          <table:table-cell office:value-type="float" office:value="15.00">
            <text:p>15.00</text:p>
          </table:table-cell>
          <table:table-cell office:value-type="float" office:value="66.67">
            <text:p>66.67</text:p>
          </table:table-cell>
          <table:table-cell office:value-type="float" office:value="4.00">
            <text:p>4.00</text:p>
          </table:table-cell>
          <table:table-cell office:value-type="float" office:value="2.50">
            <text:p>2.50</text:p>
          </table:table-cell>
          <table:table-cell office:value-type="float" office:value="87.50">
            <text:p>87.50</text:p>
          </table:table-cell>
          <table:table-cell office:value-type="float" office:value="2.80">
            <text:p>2.80</text:p>
          </table:table-cell>
          <table:table-cell office:value-type="string">
            <text:p>-</text:p>
          </table:table-cell>
          <table:table-cell office:value-type="float" office:value="86.43">
            <text:p>86.43</text:p>
          </table:table-cell>
          <table:table-cell office:value-type="float" office:value="75.00">
            <text:p>75.00</text:p>
          </table:table-cell>
          <table:table-cell office:value-type="string">
            <text:p>-</text:p>
          </table:table-cell>
          <table:table-cell office:value-type="float" office:value="75.00">
            <text:p>7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5.04">
            <text:p>75.04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Donovan</text:p>
          </table:table-cell>
          <table:table-cell office:value-type="string">
            <text:p>Dev</text:p>
          </table:table-cell>
          <table:table-cell office:value-type="string">
            <text:p>215452170</text:p>
          </table:table-cell>
          <table:table-cell office:value-type="string">
            <text:p>dev99@my.yorku.ca</text:p>
          </table:table-cell>
          <table:table-cell office:value-type="float" office:value="20.00">
            <text:p>20.00</text:p>
          </table:table-cell>
          <table:table-cell office:value-type="float" office:value="19.00">
            <text:p>19.00</text:p>
          </table:table-cell>
          <table:table-cell office:value-type="float" office:value="20.00">
            <text:p>20.00</text:p>
          </table:table-cell>
          <table:table-cell office:value-type="float" office:value="98.33">
            <text:p>98.33</text:p>
          </table:table-cell>
          <table:table-cell office:value-type="float" office:value="3.50">
            <text:p>3.50</text:p>
          </table:table-cell>
          <table:table-cell office:value-type="float" office:value="4.00">
            <text:p>4.00</text:p>
          </table:table-cell>
          <table:table-cell office:value-type="float" office:value="100.00">
            <text:p>100.00</text:p>
          </table:table-cell>
          <table:table-cell office:value-type="float" office:value="3.60">
            <text:p>3.60</text:p>
          </table:table-cell>
          <table:table-cell office:value-type="string">
            <text:p>-</text:p>
          </table:table-cell>
          <table:table-cell office:value-type="float" office:value="99.20">
            <text:p>99.20</text:p>
          </table:table-cell>
          <table:table-cell office:value-type="float" office:value="90.63">
            <text:p>90.63</text:p>
          </table:table-cell>
          <table:table-cell office:value-type="string">
            <text:p>-</text:p>
          </table:table-cell>
          <table:table-cell office:value-type="float" office:value="90.63">
            <text:p>90.6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4.67">
            <text:p>94.67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Harman</text:p>
          </table:table-cell>
          <table:table-cell office:value-type="string">
            <text:p>Dhaliwal</text:p>
          </table:table-cell>
          <table:table-cell office:value-type="string">
            <text:p>215618853</text:p>
          </table:table-cell>
          <table:table-cell office:value-type="string">
            <text:p>harmansingh_d@hotmail.com</text:p>
          </table:table-cell>
          <table:table-cell office:value-type="float" office:value="14.00">
            <text:p>14.00</text:p>
          </table:table-cell>
          <table:table-cell office:value-type="float" office:value="14.00">
            <text:p>14.00</text:p>
          </table:table-cell>
          <table:table-cell office:value-type="float" office:value="16.00">
            <text:p>16.00</text:p>
          </table:table-cell>
          <table:table-cell office:value-type="float" office:value="73.33">
            <text:p>73.33</text:p>
          </table:table-cell>
          <table:table-cell office:value-type="float" office:value="3.50">
            <text:p>3.50</text:p>
          </table:table-cell>
          <table:table-cell office:value-type="float" office:value="2.00">
            <text:p>2.00</text:p>
          </table:table-cell>
          <table:table-cell office:value-type="float" office:value="75.00">
            <text:p>75.00</text:p>
          </table:table-cell>
          <table:table-cell office:value-type="float" office:value="3.60">
            <text:p>3.60</text:p>
          </table:table-cell>
          <table:table-cell office:value-type="string">
            <text:p>-</text:p>
          </table:table-cell>
          <table:table-cell office:value-type="float" office:value="75.09">
            <text:p>75.09</text:p>
          </table:table-cell>
          <table:table-cell office:value-type="float" office:value="71.88">
            <text:p>71.88</text:p>
          </table:table-cell>
          <table:table-cell office:value-type="string">
            <text:p>-</text:p>
          </table:table-cell>
          <table:table-cell office:value-type="float" office:value="71.88">
            <text:p>71.8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2.98">
            <text:p>72.98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Alexia</text:p>
          </table:table-cell>
          <table:table-cell office:value-type="string">
            <text:p>Diclemente</text:p>
          </table:table-cell>
          <table:table-cell office:value-type="string">
            <text:p>216698441</text:p>
          </table:table-cell>
          <table:table-cell office:value-type="string">
            <text:p>alexiad2001@icloud.com</text:p>
          </table:table-cell>
          <table:table-cell office:value-type="float" office:value="16.00">
            <text:p>16.00</text:p>
          </table:table-cell>
          <table:table-cell office:value-type="float" office:value="16.00">
            <text:p>16.00</text:p>
          </table:table-cell>
          <table:table-cell office:value-type="float" office:value="12.00">
            <text:p>12.00</text:p>
          </table:table-cell>
          <table:table-cell office:value-type="float" office:value="73.33">
            <text:p>73.33</text:p>
          </table:table-cell>
          <table:table-cell office:value-type="float" office:value="4.00">
            <text:p>4.00</text:p>
          </table:table-cell>
          <table:table-cell office:value-type="float" office:value="3.00">
            <text:p>3.00</text:p>
          </table:table-cell>
          <table:table-cell office:value-type="float" office:value="100.00">
            <text:p>100.00</text:p>
          </table:table-cell>
          <table:table-cell office:value-type="float" office:value="3.40">
            <text:p>3.40</text:p>
          </table:table-cell>
          <table:table-cell office:value-type="string">
            <text:p>-</text:p>
          </table:table-cell>
          <table:table-cell office:value-type="float" office:value="98.57">
            <text:p>98.57</text:p>
          </table:table-cell>
          <table:table-cell office:value-type="float" office:value="75.00">
            <text:p>75.00</text:p>
          </table:table-cell>
          <table:table-cell office:value-type="string">
            <text:p>-</text:p>
          </table:table-cell>
          <table:table-cell office:value-type="float" office:value="75.00">
            <text:p>7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9.54">
            <text:p>79.54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Lilian</text:p>
          </table:table-cell>
          <table:table-cell office:value-type="string">
            <text:p>Donkor</text:p>
          </table:table-cell>
          <table:table-cell office:value-type="string">
            <text:p>216442188</text:p>
          </table:table-cell>
          <table:table-cell office:value-type="string">
            <text:p>liliandonkor12@gmail.com</text:p>
          </table:table-cell>
          <table:table-cell office:value-type="float" office:value="12.00">
            <text:p>12.00</text:p>
          </table:table-cell>
          <table:table-cell office:value-type="float" office:value="11.00">
            <text:p>11.00</text:p>
          </table:table-cell>
          <table:table-cell office:value-type="float" office:value="15.00">
            <text:p>15.00</text:p>
          </table:table-cell>
          <table:table-cell office:value-type="float" office:value="63.33">
            <text:p>63.33</text:p>
          </table:table-cell>
          <table:table-cell office:value-type="float" office:value="3.50">
            <text:p>3.50</text:p>
          </table:table-cell>
          <table:table-cell office:value-type="float" office:value="2.00">
            <text:p>2.00</text:p>
          </table:table-cell>
          <table:table-cell office:value-type="float" office:value="100.00">
            <text:p>100.00</text:p>
          </table:table-cell>
          <table:table-cell office:value-type="float" office:value="2.80">
            <text:p>2.80</text:p>
          </table:table-cell>
          <table:table-cell office:value-type="string">
            <text:p>-</text:p>
          </table:table-cell>
          <table:table-cell office:value-type="float" office:value="96.70">
            <text:p>96.70</text:p>
          </table:table-cell>
          <table:table-cell office:value-type="float" office:value="59.38">
            <text:p>59.38</text:p>
          </table:table-cell>
          <table:table-cell office:value-type="string">
            <text:p>-</text:p>
          </table:table-cell>
          <table:table-cell office:value-type="float" office:value="59.38">
            <text:p>59.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8.46">
            <text:p>68.46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Anaya</text:p>
          </table:table-cell>
          <table:table-cell office:value-type="string">
            <text:p>Drayton</text:p>
          </table:table-cell>
          <table:table-cell office:value-type="string">
            <text:p>217342346</text:p>
          </table:table-cell>
          <table:table-cell office:value-type="string">
            <text:p>anayadeviani@gmail.com</text:p>
          </table:table-cell>
          <table:table-cell office:value-type="float" office:value="10.00">
            <text:p>10.00</text:p>
          </table:table-cell>
          <table:table-cell office:value-type="float" office:value="11.00">
            <text:p>11.00</text:p>
          </table:table-cell>
          <table:table-cell office:value-type="float" office:value="14.00">
            <text:p>14.00</text:p>
          </table:table-cell>
          <table:table-cell office:value-type="float" office:value="58.33">
            <text:p>58.33</text:p>
          </table:table-cell>
          <table:table-cell office:value-type="float" office:value="3.00">
            <text:p>3.00</text:p>
          </table:table-cell>
          <table:table-cell office:value-type="float" office:value="2.50">
            <text:p>2.50</text:p>
          </table:table-cell>
          <table:table-cell office:value-type="float" office:value="0.00">
            <text:p>0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8.48">
            <text:p>8.48</text:p>
          </table:table-cell>
          <table:table-cell office:value-type="float" office:value="62.50">
            <text:p>62.50</text:p>
          </table:table-cell>
          <table:table-cell office:value-type="string">
            <text:p>-</text:p>
          </table:table-cell>
          <table:table-cell office:value-type="float" office:value="62.50">
            <text:p>62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9.81">
            <text:p>49.81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Lisa-Marie</text:p>
          </table:table-cell>
          <table:table-cell office:value-type="string">
            <text:p>Durette</text:p>
          </table:table-cell>
          <table:table-cell office:value-type="string">
            <text:p>211194289</text:p>
          </table:table-cell>
          <table:table-cell office:value-type="string">
            <text:p>ldurette@my.yorku.ca</text:p>
          </table:table-cell>
          <table:table-cell office:value-type="float" office:value="17.00">
            <text:p>17.00</text:p>
          </table:table-cell>
          <table:table-cell office:value-type="float" office:value="11.00">
            <text:p>11.00</text:p>
          </table:table-cell>
          <table:table-cell office:value-type="float" office:value="15.00">
            <text:p>15.00</text:p>
          </table:table-cell>
          <table:table-cell office:value-type="float" office:value="71.67">
            <text:p>71.67</text:p>
          </table:table-cell>
          <table:table-cell office:value-type="float" office:value="3.00">
            <text:p>3.00</text:p>
          </table:table-cell>
          <table:table-cell office:value-type="float" office:value="3.50">
            <text:p>3.50</text:p>
          </table:table-cell>
          <table:table-cell office:value-type="float" office:value="100.00">
            <text:p>100.00</text:p>
          </table:table-cell>
          <table:table-cell office:value-type="float" office:value="2.80">
            <text:p>2.80</text:p>
          </table:table-cell>
          <table:table-cell office:value-type="string">
            <text:p>-</text:p>
          </table:table-cell>
          <table:table-cell office:value-type="float" office:value="97.59">
            <text:p>97.59</text:p>
          </table:table-cell>
          <table:table-cell office:value-type="float" office:value="62.50">
            <text:p>62.50</text:p>
          </table:table-cell>
          <table:table-cell office:value-type="string">
            <text:p>-</text:p>
          </table:table-cell>
          <table:table-cell office:value-type="float" office:value="62.50">
            <text:p>62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2.60">
            <text:p>72.60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Fatemeh</text:p>
          </table:table-cell>
          <table:table-cell office:value-type="string">
            <text:p>Ebrahimi Parsa</text:p>
          </table:table-cell>
          <table:table-cell office:value-type="string">
            <text:p>217394610</text:p>
          </table:table-cell>
          <table:table-cell office:value-type="string">
            <text:p>shirin8@my.yorku.ca</text:p>
          </table:table-cell>
          <table:table-cell office:value-type="float" office:value="20.00">
            <text:p>20.00</text:p>
          </table:table-cell>
          <table:table-cell office:value-type="float" office:value="19.00">
            <text:p>19.00</text:p>
          </table:table-cell>
          <table:table-cell office:value-type="float" office:value="16.00">
            <text:p>16.00</text:p>
          </table:table-cell>
          <table:table-cell office:value-type="float" office:value="91.67">
            <text:p>91.67</text:p>
          </table:table-cell>
          <table:table-cell office:value-type="float" office:value="4.00">
            <text:p>4.00</text:p>
          </table:table-cell>
          <table:table-cell office:value-type="float" office:value="3.00">
            <text:p>3.00</text:p>
          </table:table-cell>
          <table:table-cell office:value-type="float" office:value="100.00">
            <text:p>100.00</text:p>
          </table:table-cell>
          <table:table-cell office:value-type="float" office:value="3.60">
            <text:p>3.60</text:p>
          </table:table-cell>
          <table:table-cell office:value-type="string">
            <text:p>-</text:p>
          </table:table-cell>
          <table:table-cell office:value-type="float" office:value="98.75">
            <text:p>98.75</text:p>
          </table:table-cell>
          <table:table-cell office:value-type="float" office:value="81.25">
            <text:p>81.25</text:p>
          </table:table-cell>
          <table:table-cell office:value-type="string">
            <text:p>-</text:p>
          </table:table-cell>
          <table:table-cell office:value-type="float" office:value="81.25">
            <text:p>81.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7.97">
            <text:p>87.97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Jana</text:p>
          </table:table-cell>
          <table:table-cell office:value-type="string">
            <text:p>El-Sabbagh</text:p>
          </table:table-cell>
          <table:table-cell office:value-type="string">
            <text:p>217242439</text:p>
          </table:table-cell>
          <table:table-cell office:value-type="string">
            <text:p>janael@my.yorku.ca</text:p>
          </table:table-cell>
          <table:table-cell office:value-type="float" office:value="19.00">
            <text:p>19.00</text:p>
          </table:table-cell>
          <table:table-cell office:value-type="float" office:value="17.00">
            <text:p>17.00</text:p>
          </table:table-cell>
          <table:table-cell office:value-type="float" office:value="20.00">
            <text:p>20.00</text:p>
          </table:table-cell>
          <table:table-cell office:value-type="float" office:value="93.33">
            <text:p>93.33</text:p>
          </table:table-cell>
          <table:table-cell office:value-type="float" office:value="4.00">
            <text:p>4.00</text:p>
          </table:table-cell>
          <table:table-cell office:value-type="float" office:value="3.00">
            <text:p>3.00</text:p>
          </table:table-cell>
          <table:table-cell office:value-type="float" office:value="100.00">
            <text:p>100.00</text:p>
          </table:table-cell>
          <table:table-cell office:value-type="float" office:value="3.60">
            <text:p>3.60</text:p>
          </table:table-cell>
          <table:table-cell office:value-type="string">
            <text:p>-</text:p>
          </table:table-cell>
          <table:table-cell office:value-type="float" office:value="98.75">
            <text:p>98.75</text:p>
          </table:table-cell>
          <table:table-cell office:value-type="float" office:value="87.50">
            <text:p>87.50</text:p>
          </table:table-cell>
          <table:table-cell office:value-type="string">
            <text:p>-</text:p>
          </table:table-cell>
          <table:table-cell office:value-type="float" office:value="87.50">
            <text:p>87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1.57">
            <text:p>91.57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Eter</text:p>
          </table:table-cell>
          <table:table-cell office:value-type="string">
            <text:p>Elizbarashvili</text:p>
          </table:table-cell>
          <table:table-cell office:value-type="string">
            <text:p>215151053</text:p>
          </table:table-cell>
          <table:table-cell office:value-type="string">
            <text:p>Etiko-93@hotmail.com</text:p>
          </table:table-cell>
          <table:table-cell office:value-type="string">
            <text:p>-</text:p>
          </table:table-cell>
          <table:table-cell office:value-type="float" office:value="14.00">
            <text:p>14.00</text:p>
          </table:table-cell>
          <table:table-cell office:value-type="float" office:value="14.00">
            <text:p>14.00</text:p>
          </table:table-cell>
          <table:table-cell office:value-type="float" office:value="70.00">
            <text:p>70.00</text:p>
          </table:table-cell>
          <table:table-cell office:value-type="float" office:value="3.00">
            <text:p>3.00</text:p>
          </table:table-cell>
          <table:table-cell office:value-type="float" office:value="1.50">
            <text:p>1.50</text:p>
          </table:table-cell>
          <table:table-cell office:value-type="float" office:value="50.00">
            <text:p>50.00</text:p>
          </table:table-cell>
          <table:table-cell office:value-type="float" office:value="3.20">
            <text:p>3.20</text:p>
          </table:table-cell>
          <table:table-cell office:value-type="string">
            <text:p>-</text:p>
          </table:table-cell>
          <table:table-cell office:value-type="float" office:value="51.52">
            <text:p>51.52</text:p>
          </table:table-cell>
          <table:table-cell office:value-type="float" office:value="31.25">
            <text:p>31.25</text:p>
          </table:table-cell>
          <table:table-cell office:value-type="string">
            <text:p>-</text:p>
          </table:table-cell>
          <table:table-cell office:value-type="float" office:value="31.25">
            <text:p>31.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6.69">
            <text:p>46.69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Sevde</text:p>
          </table:table-cell>
          <table:table-cell office:value-type="string">
            <text:p>Er</text:p>
          </table:table-cell>
          <table:table-cell office:value-type="string">
            <text:p>217344722</text:p>
          </table:table-cell>
          <table:table-cell office:value-type="string">
            <text:p>sevder@my.yorku.ca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4.00">
            <text:p>4.00</text:p>
          </table:table-cell>
          <table:table-cell office:value-type="float" office:value="35.00">
            <text:p>35.00</text:p>
          </table:table-cell>
          <table:table-cell office:value-type="float" office:value="4.00">
            <text:p>4.00</text:p>
          </table:table-cell>
          <table:table-cell office:value-type="float" office:value="3.00">
            <text:p>3.00</text:p>
          </table:table-cell>
          <table:table-cell office:value-type="float" office:value="100.00">
            <text:p>100.00</text:p>
          </table:table-cell>
          <table:table-cell office:value-type="float" office:value="3.60">
            <text:p>3.60</text:p>
          </table:table-cell>
          <table:table-cell office:value-type="string">
            <text:p>-</text:p>
          </table:table-cell>
          <table:table-cell office:value-type="float" office:value="98.75">
            <text:p>98.75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1.06">
            <text:p>31.06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Andrew</text:p>
          </table:table-cell>
          <table:table-cell office:value-type="string">
            <text:p>Espinoza Llancce</text:p>
          </table:table-cell>
          <table:table-cell office:value-type="string">
            <text:p>213589676</text:p>
          </table:table-cell>
          <table:table-cell office:value-type="string">
            <text:p>andrewespinoza_@hotmail.com</text:p>
          </table:table-cell>
          <table:table-cell office:value-type="float" office:value="18.00">
            <text:p>18.00</text:p>
          </table:table-cell>
          <table:table-cell office:value-type="float" office:value="14.00">
            <text:p>14.00</text:p>
          </table:table-cell>
          <table:table-cell office:value-type="float" office:value="17.00">
            <text:p>17.00</text:p>
          </table:table-cell>
          <table:table-cell office:value-type="float" office:value="81.67">
            <text:p>81.67</text:p>
          </table:table-cell>
          <table:table-cell office:value-type="float" office:value="4.00">
            <text:p>4.00</text:p>
          </table:table-cell>
          <table:table-cell office:value-type="float" office:value="2.50">
            <text:p>2.50</text:p>
          </table:table-cell>
          <table:table-cell office:value-type="float" office:value="100.00">
            <text:p>100.00</text:p>
          </table:table-cell>
          <table:table-cell office:value-type="float" office:value="3.20">
            <text:p>3.20</text:p>
          </table:table-cell>
          <table:table-cell office:value-type="string">
            <text:p>-</text:p>
          </table:table-cell>
          <table:table-cell office:value-type="float" office:value="97.95">
            <text:p>97.95</text:p>
          </table:table-cell>
          <table:table-cell office:value-type="float" office:value="81.25">
            <text:p>81.25</text:p>
          </table:table-cell>
          <table:table-cell office:value-type="string">
            <text:p>-</text:p>
          </table:table-cell>
          <table:table-cell office:value-type="float" office:value="81.25">
            <text:p>81.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4.92">
            <text:p>84.92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Miriam</text:p>
          </table:table-cell>
          <table:table-cell office:value-type="string">
            <text:p>Farhat</text:p>
          </table:table-cell>
          <table:table-cell office:value-type="string">
            <text:p>216390239</text:p>
          </table:table-cell>
          <table:table-cell office:value-type="string">
            <text:p>farhat1@my.yorku.ca</text:p>
          </table:table-cell>
          <table:table-cell office:value-type="float" office:value="19.00">
            <text:p>19.00</text:p>
          </table:table-cell>
          <table:table-cell office:value-type="float" office:value="18.00">
            <text:p>18.00</text:p>
          </table:table-cell>
          <table:table-cell office:value-type="float" office:value="19.00">
            <text:p>19.00</text:p>
          </table:table-cell>
          <table:table-cell office:value-type="float" office:value="93.33">
            <text:p>93.33</text:p>
          </table:table-cell>
          <table:table-cell office:value-type="float" office:value="4.00">
            <text:p>4.00</text:p>
          </table:table-cell>
          <table:table-cell office:value-type="float" office:value="3.50">
            <text:p>3.50</text:p>
          </table:table-cell>
          <table:table-cell office:value-type="float" office:value="100.00">
            <text:p>100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99.55">
            <text:p>99.55</text:p>
          </table:table-cell>
          <table:table-cell office:value-type="float" office:value="96.88">
            <text:p>96.88</text:p>
          </table:table-cell>
          <table:table-cell office:value-type="string">
            <text:p>-</text:p>
          </table:table-cell>
          <table:table-cell office:value-type="float" office:value="96.88">
            <text:p>96.8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6.43">
            <text:p>96.43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William</text:p>
          </table:table-cell>
          <table:table-cell office:value-type="string">
            <text:p>Fasegha</text:p>
          </table:table-cell>
          <table:table-cell office:value-type="string">
            <text:p>216534562</text:p>
          </table:table-cell>
          <table:table-cell office:value-type="string">
            <text:p>tobfas2@my.yorku.ca</text:p>
          </table:table-cell>
          <table:table-cell office:value-type="float" office:value="17.00">
            <text:p>17.00</text:p>
          </table:table-cell>
          <table:table-cell office:value-type="float" office:value="16.00">
            <text:p>16.00</text:p>
          </table:table-cell>
          <table:table-cell office:value-type="float" office:value="15.00">
            <text:p>15.00</text:p>
          </table:table-cell>
          <table:table-cell office:value-type="float" office:value="80.00">
            <text:p>80.00</text:p>
          </table:table-cell>
          <table:table-cell office:value-type="float" office:value="3.50">
            <text:p>3.50</text:p>
          </table:table-cell>
          <table:table-cell office:value-type="float" office:value="3.00">
            <text:p>3.00</text:p>
          </table:table-cell>
          <table:table-cell office:value-type="float" office:value="100.00">
            <text:p>100.00</text:p>
          </table:table-cell>
          <table:table-cell office:value-type="float" office:value="2.80">
            <text:p>2.80</text:p>
          </table:table-cell>
          <table:table-cell office:value-type="string">
            <text:p>-</text:p>
          </table:table-cell>
          <table:table-cell office:value-type="float" office:value="97.59">
            <text:p>97.59</text:p>
          </table:table-cell>
          <table:table-cell office:value-type="float" office:value="62.50">
            <text:p>62.50</text:p>
          </table:table-cell>
          <table:table-cell office:value-type="string">
            <text:p>-</text:p>
          </table:table-cell>
          <table:table-cell office:value-type="float" office:value="62.50">
            <text:p>62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4.99">
            <text:p>74.99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Tammy</text:p>
          </table:table-cell>
          <table:table-cell office:value-type="string">
            <text:p>Fayose</text:p>
          </table:table-cell>
          <table:table-cell office:value-type="string">
            <text:p>216380750</text:p>
          </table:table-cell>
          <table:table-cell office:value-type="string">
            <text:p>xptbaat@gmail.com</text:p>
          </table:table-cell>
          <table:table-cell office:value-type="float" office:value="15.00">
            <text:p>15.00</text:p>
          </table:table-cell>
          <table:table-cell office:value-type="float" office:value="10.00">
            <text:p>10.00</text:p>
          </table:table-cell>
          <table:table-cell office:value-type="float" office:value="13.00">
            <text:p>13.00</text:p>
          </table:table-cell>
          <table:table-cell office:value-type="float" office:value="63.33">
            <text:p>63.33</text:p>
          </table:table-cell>
          <table:table-cell office:value-type="float" office:value="3.00">
            <text:p>3.00</text:p>
          </table:table-cell>
          <table:table-cell office:value-type="float" office:value="3.00">
            <text:p>3.00</text:p>
          </table:table-cell>
          <table:table-cell office:value-type="float" office:value="87.50">
            <text:p>87.5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87.05">
            <text:p>87.05</text:p>
          </table:table-cell>
          <table:table-cell office:value-type="float" office:value="68.75">
            <text:p>68.75</text:p>
          </table:table-cell>
          <table:table-cell office:value-type="string">
            <text:p>-</text:p>
          </table:table-cell>
          <table:table-cell office:value-type="float" office:value="68.75">
            <text:p>68.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1.09">
            <text:p>71.09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Mario</text:p>
          </table:table-cell>
          <table:table-cell office:value-type="string">
            <text:p>Fernandez Vargas</text:p>
          </table:table-cell>
          <table:table-cell office:value-type="string">
            <text:p>217252982</text:p>
          </table:table-cell>
          <table:table-cell office:value-type="string">
            <text:p>uletrindie1@gmail.com</text:p>
          </table:table-cell>
          <table:table-cell office:value-type="float" office:value="12.00">
            <text:p>12.00</text:p>
          </table:table-cell>
          <table:table-cell office:value-type="float" office:value="12.00">
            <text:p>12.00</text:p>
          </table:table-cell>
          <table:table-cell office:value-type="float" office:value="12.00">
            <text:p>12.00</text:p>
          </table:table-cell>
          <table:table-cell office:value-type="float" office:value="60.00">
            <text:p>60.00</text:p>
          </table:table-cell>
          <table:table-cell office:value-type="float" office:value="4.00">
            <text:p>4.00</text:p>
          </table:table-cell>
          <table:table-cell office:value-type="float" office:value="3.00">
            <text:p>3.00</text:p>
          </table:table-cell>
          <table:table-cell office:value-type="float" office:value="100.00">
            <text:p>100.00</text:p>
          </table:table-cell>
          <table:table-cell office:value-type="float" office:value="3.20">
            <text:p>3.20</text:p>
          </table:table-cell>
          <table:table-cell office:value-type="string">
            <text:p>-</text:p>
          </table:table-cell>
          <table:table-cell office:value-type="float" office:value="98.39">
            <text:p>98.39</text:p>
          </table:table-cell>
          <table:table-cell office:value-type="float" office:value="40.63">
            <text:p>40.63</text:p>
          </table:table-cell>
          <table:table-cell office:value-type="string">
            <text:p>-</text:p>
          </table:table-cell>
          <table:table-cell office:value-type="float" office:value="40.63">
            <text:p>40.6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8.48">
            <text:p>58.48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Zayd</text:p>
          </table:table-cell>
          <table:table-cell office:value-type="string">
            <text:p>Fouad</text:p>
          </table:table-cell>
          <table:table-cell office:value-type="string">
            <text:p>216227951</text:p>
          </table:table-cell>
          <table:table-cell office:value-type="string">
            <text:p>zayd@my.yorku.ca</text:p>
          </table:table-cell>
          <table:table-cell office:value-type="float" office:value="18.00">
            <text:p>18.00</text:p>
          </table:table-cell>
          <table:table-cell office:value-type="float" office:value="14.00">
            <text:p>14.00</text:p>
          </table:table-cell>
          <table:table-cell office:value-type="float" office:value="14.00">
            <text:p>14.00</text:p>
          </table:table-cell>
          <table:table-cell office:value-type="float" office:value="76.67">
            <text:p>76.67</text:p>
          </table:table-cell>
          <table:table-cell office:value-type="float" office:value="3.50">
            <text:p>3.50</text:p>
          </table:table-cell>
          <table:table-cell office:value-type="float" office:value="0.50">
            <text:p>0.50</text:p>
          </table:table-cell>
          <table:table-cell office:value-type="float" office:value="100.00">
            <text:p>100.00</text:p>
          </table:table-cell>
          <table:table-cell office:value-type="float" office:value="2.80">
            <text:p>2.80</text:p>
          </table:table-cell>
          <table:table-cell office:value-type="string">
            <text:p>-</text:p>
          </table:table-cell>
          <table:table-cell office:value-type="float" office:value="95.36">
            <text:p>95.36</text:p>
          </table:table-cell>
          <table:table-cell office:value-type="float" office:value="65.63">
            <text:p>65.63</text:p>
          </table:table-cell>
          <table:table-cell office:value-type="string">
            <text:p>-</text:p>
          </table:table-cell>
          <table:table-cell office:value-type="float" office:value="65.63">
            <text:p>65.6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5.13">
            <text:p>75.13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Filippo</text:p>
          </table:table-cell>
          <table:table-cell office:value-type="string">
            <text:p>Furlano</text:p>
          </table:table-cell>
          <table:table-cell office:value-type="string">
            <text:p>210216786</text:p>
          </table:table-cell>
          <table:table-cell office:value-type="string">
            <text:p>furlanof@my.yorku.ca</text:p>
          </table:table-cell>
          <table:table-cell office:value-type="float" office:value="18.00">
            <text:p>18.00</text:p>
          </table:table-cell>
          <table:table-cell office:value-type="float" office:value="13.00">
            <text:p>13.00</text:p>
          </table:table-cell>
          <table:table-cell office:value-type="float" office:value="20.00">
            <text:p>20.00</text:p>
          </table:table-cell>
          <table:table-cell office:value-type="float" office:value="85.00">
            <text:p>85.00</text:p>
          </table:table-cell>
          <table:table-cell office:value-type="float" office:value="4.00">
            <text:p>4.00</text:p>
          </table:table-cell>
          <table:table-cell office:value-type="float" office:value="4.00">
            <text:p>4.00</text:p>
          </table:table-cell>
          <table:table-cell office:value-type="float" office:value="100.00">
            <text:p>100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100.00">
            <text:p>100.00</text:p>
          </table:table-cell>
          <table:table-cell office:value-type="float" office:value="96.88">
            <text:p>96.88</text:p>
          </table:table-cell>
          <table:table-cell office:value-type="string">
            <text:p>-</text:p>
          </table:table-cell>
          <table:table-cell office:value-type="float" office:value="96.88">
            <text:p>96.8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4.13">
            <text:p>94.13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Annette</text:p>
          </table:table-cell>
          <table:table-cell office:value-type="string">
            <text:p>Gaffney</text:p>
          </table:table-cell>
          <table:table-cell office:value-type="string">
            <text:p>215256787</text:p>
          </table:table-cell>
          <table:table-cell office:value-type="string">
            <text:p>acorn2003@me.com</text:p>
          </table:table-cell>
          <table:table-cell office:value-type="float" office:value="18.00">
            <text:p>18.00</text:p>
          </table:table-cell>
          <table:table-cell office:value-type="float" office:value="14.00">
            <text:p>14.00</text:p>
          </table:table-cell>
          <table:table-cell office:value-type="float" office:value="14.00">
            <text:p>14.00</text:p>
          </table:table-cell>
          <table:table-cell office:value-type="float" office:value="76.67">
            <text:p>76.67</text:p>
          </table:table-cell>
          <table:table-cell office:value-type="float" office:value="4.00">
            <text:p>4.00</text:p>
          </table:table-cell>
          <table:table-cell office:value-type="float" office:value="2.00">
            <text:p>2.00</text:p>
          </table:table-cell>
          <table:table-cell office:value-type="float" office:value="75.00">
            <text:p>75.00</text:p>
          </table:table-cell>
          <table:table-cell office:value-type="float" office:value="3.20">
            <text:p>3.20</text:p>
          </table:table-cell>
          <table:table-cell office:value-type="string">
            <text:p>-</text:p>
          </table:table-cell>
          <table:table-cell office:value-type="float" office:value="75.18">
            <text:p>75.18</text:p>
          </table:table-cell>
          <table:table-cell office:value-type="float" office:value="81.25">
            <text:p>81.25</text:p>
          </table:table-cell>
          <table:table-cell office:value-type="string">
            <text:p>-</text:p>
          </table:table-cell>
          <table:table-cell office:value-type="float" office:value="81.25">
            <text:p>81.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8.64">
            <text:p>78.64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Emily</text:p>
          </table:table-cell>
          <table:table-cell office:value-type="string">
            <text:p>Galic</text:p>
          </table:table-cell>
          <table:table-cell office:value-type="string">
            <text:p>215453012</text:p>
          </table:table-cell>
          <table:table-cell office:value-type="string">
            <text:p>brancoem@my.yorku.ca</text:p>
          </table:table-cell>
          <table:table-cell office:value-type="float" office:value="13.00">
            <text:p>13.00</text:p>
          </table:table-cell>
          <table:table-cell office:value-type="float" office:value="12.00">
            <text:p>12.00</text:p>
          </table:table-cell>
          <table:table-cell office:value-type="float" office:value="13.00">
            <text:p>13.00</text:p>
          </table:table-cell>
          <table:table-cell office:value-type="float" office:value="63.33">
            <text:p>63.33</text:p>
          </table:table-cell>
          <table:table-cell office:value-type="float" office:value="3.50">
            <text:p>3.50</text:p>
          </table:table-cell>
          <table:table-cell office:value-type="float" office:value="0.00">
            <text:p>0.00</text:p>
          </table:table-cell>
          <table:table-cell office:value-type="float" office:value="100.00">
            <text:p>100.00</text:p>
          </table:table-cell>
          <table:table-cell office:value-type="float" office:value="2.40">
            <text:p>2.40</text:p>
          </table:table-cell>
          <table:table-cell office:value-type="string">
            <text:p>-</text:p>
          </table:table-cell>
          <table:table-cell office:value-type="float" office:value="94.55">
            <text:p>94.55</text:p>
          </table:table-cell>
          <table:table-cell office:value-type="float" office:value="28.13">
            <text:p>28.13</text:p>
          </table:table-cell>
          <table:table-cell office:value-type="string">
            <text:p>-</text:p>
          </table:table-cell>
          <table:table-cell office:value-type="float" office:value="28.13">
            <text:p>28.1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2.37">
            <text:p>52.37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Pooja</text:p>
          </table:table-cell>
          <table:table-cell office:value-type="string">
            <text:p>Gautam</text:p>
          </table:table-cell>
          <table:table-cell office:value-type="string">
            <text:p>217129347</text:p>
          </table:table-cell>
          <table:table-cell office:value-type="string">
            <text:p>poojagau@my.yorku.ca</text:p>
          </table:table-cell>
          <table:table-cell office:value-type="float" office:value="14.00">
            <text:p>14.00</text:p>
          </table:table-cell>
          <table:table-cell office:value-type="float" office:value="16.00">
            <text:p>16.00</text:p>
          </table:table-cell>
          <table:table-cell office:value-type="float" office:value="15.00">
            <text:p>15.00</text:p>
          </table:table-cell>
          <table:table-cell office:value-type="float" office:value="75.00">
            <text:p>75.00</text:p>
          </table:table-cell>
          <table:table-cell office:value-type="float" office:value="4.00">
            <text:p>4.00</text:p>
          </table:table-cell>
          <table:table-cell office:value-type="float" office:value="4.00">
            <text:p>4.00</text:p>
          </table:table-cell>
          <table:table-cell office:value-type="float" office:value="50.00">
            <text:p>50.00</text:p>
          </table:table-cell>
          <table:table-cell office:value-type="float" office:value="3.60">
            <text:p>3.60</text:p>
          </table:table-cell>
          <table:table-cell office:value-type="string">
            <text:p>-</text:p>
          </table:table-cell>
          <table:table-cell office:value-type="float" office:value="55.00">
            <text:p>55.00</text:p>
          </table:table-cell>
          <table:table-cell office:value-type="float" office:value="90.63">
            <text:p>90.63</text:p>
          </table:table-cell>
          <table:table-cell office:value-type="string">
            <text:p>-</text:p>
          </table:table-cell>
          <table:table-cell office:value-type="float" office:value="90.63">
            <text:p>90.6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8.56">
            <text:p>78.56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Sevonn</text:p>
          </table:table-cell>
          <table:table-cell office:value-type="string">
            <text:p>Gharibian</text:p>
          </table:table-cell>
          <table:table-cell office:value-type="string">
            <text:p>217360447</text:p>
          </table:table-cell>
          <table:table-cell office:value-type="string">
            <text:p>sevonn7@my.yorku.ca</text:p>
          </table:table-cell>
          <table:table-cell office:value-type="float" office:value="13.00">
            <text:p>13.00</text:p>
          </table:table-cell>
          <table:table-cell office:value-type="float" office:value="15.00">
            <text:p>15.00</text:p>
          </table:table-cell>
          <table:table-cell office:value-type="float" office:value="14.00">
            <text:p>14.00</text:p>
          </table:table-cell>
          <table:table-cell office:value-type="float" office:value="70.00">
            <text:p>70.00</text:p>
          </table:table-cell>
          <table:table-cell office:value-type="float" office:value="4.00">
            <text:p>4.00</text:p>
          </table:table-cell>
          <table:table-cell office:value-type="float" office:value="2.50">
            <text:p>2.50</text:p>
          </table:table-cell>
          <table:table-cell office:value-type="float" office:value="50.00">
            <text:p>5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50.45">
            <text:p>50.45</text:p>
          </table:table-cell>
          <table:table-cell office:value-type="float" office:value="81.25">
            <text:p>81.25</text:p>
          </table:table-cell>
          <table:table-cell office:value-type="string">
            <text:p>-</text:p>
          </table:table-cell>
          <table:table-cell office:value-type="float" office:value="81.25">
            <text:p>81.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1.46">
            <text:p>71.46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Fatemeh</text:p>
          </table:table-cell>
          <table:table-cell office:value-type="string">
            <text:p>Ghasemi</text:p>
          </table:table-cell>
          <table:table-cell office:value-type="string">
            <text:p>217732744</text:p>
          </table:table-cell>
          <table:table-cell office:value-type="string">
            <text:p>Ghasemi.fateme43@yahoo.com</text:p>
          </table:table-cell>
          <table:table-cell office:value-type="float" office:value="18.00">
            <text:p>18.00</text:p>
          </table:table-cell>
          <table:table-cell office:value-type="float" office:value="17.00">
            <text:p>17.00</text:p>
          </table:table-cell>
          <table:table-cell office:value-type="float" office:value="13.00">
            <text:p>13.00</text:p>
          </table:table-cell>
          <table:table-cell office:value-type="float" office:value="80.00">
            <text:p>80.00</text:p>
          </table:table-cell>
          <table:table-cell office:value-type="float" office:value="3.50">
            <text:p>3.50</text:p>
          </table:table-cell>
          <table:table-cell office:value-type="float" office:value="3.00">
            <text:p>3.00</text:p>
          </table:table-cell>
          <table:table-cell office:value-type="float" office:value="100.00">
            <text:p>100.00</text:p>
          </table:table-cell>
          <table:table-cell office:value-type="float" office:value="2.80">
            <text:p>2.80</text:p>
          </table:table-cell>
          <table:table-cell office:value-type="string">
            <text:p>-</text:p>
          </table:table-cell>
          <table:table-cell office:value-type="float" office:value="97.59">
            <text:p>97.59</text:p>
          </table:table-cell>
          <table:table-cell office:value-type="float" office:value="87.50">
            <text:p>87.50</text:p>
          </table:table-cell>
          <table:table-cell office:value-type="string">
            <text:p>-</text:p>
          </table:table-cell>
          <table:table-cell office:value-type="float" office:value="87.50">
            <text:p>87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7.49">
            <text:p>87.49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Najm</text:p>
          </table:table-cell>
          <table:table-cell office:value-type="string">
            <text:p>Ghias</text:p>
          </table:table-cell>
          <table:table-cell office:value-type="string">
            <text:p>217389313</text:p>
          </table:table-cell>
          <table:table-cell office:value-type="string">
            <text:p>ninja9@my.yorku.ca</text:p>
          </table:table-cell>
          <table:table-cell office:value-type="float" office:value="20.00">
            <text:p>20.00</text:p>
          </table:table-cell>
          <table:table-cell office:value-type="float" office:value="18.00">
            <text:p>18.00</text:p>
          </table:table-cell>
          <table:table-cell office:value-type="float" office:value="15.00">
            <text:p>15.00</text:p>
          </table:table-cell>
          <table:table-cell office:value-type="float" office:value="88.33">
            <text:p>88.33</text:p>
          </table:table-cell>
          <table:table-cell office:value-type="float" office:value="4.00">
            <text:p>4.00</text:p>
          </table:table-cell>
          <table:table-cell office:value-type="float" office:value="3.50">
            <text:p>3.50</text:p>
          </table:table-cell>
          <table:table-cell office:value-type="float" office:value="100.00">
            <text:p>100.00</text:p>
          </table:table-cell>
          <table:table-cell office:value-type="float" office:value="2.60">
            <text:p>2.60</text:p>
          </table:table-cell>
          <table:table-cell office:value-type="string">
            <text:p>-</text:p>
          </table:table-cell>
          <table:table-cell office:value-type="float" office:value="98.30">
            <text:p>98.30</text:p>
          </table:table-cell>
          <table:table-cell office:value-type="float" office:value="78.13">
            <text:p>78.13</text:p>
          </table:table-cell>
          <table:table-cell office:value-type="string">
            <text:p>-</text:p>
          </table:table-cell>
          <table:table-cell office:value-type="float" office:value="78.13">
            <text:p>78.1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5.35">
            <text:p>85.35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Basima</text:p>
          </table:table-cell>
          <table:table-cell office:value-type="string">
            <text:p>Ghumman</text:p>
          </table:table-cell>
          <table:table-cell office:value-type="string">
            <text:p>217334137</text:p>
          </table:table-cell>
          <table:table-cell office:value-type="string">
            <text:p>basima2461@gmail.com</text:p>
          </table:table-cell>
          <table:table-cell office:value-type="float" office:value="17.00">
            <text:p>17.00</text:p>
          </table:table-cell>
          <table:table-cell office:value-type="float" office:value="8.00">
            <text:p>8.00</text:p>
          </table:table-cell>
          <table:table-cell office:value-type="float" office:value="15.00">
            <text:p>15.00</text:p>
          </table:table-cell>
          <table:table-cell office:value-type="float" office:value="66.67">
            <text:p>66.67</text:p>
          </table:table-cell>
          <table:table-cell office:value-type="float" office:value="4.00">
            <text:p>4.00</text:p>
          </table:table-cell>
          <table:table-cell office:value-type="float" office:value="2.50">
            <text:p>2.50</text:p>
          </table:table-cell>
          <table:table-cell office:value-type="float" office:value="100.00">
            <text:p>100.00</text:p>
          </table:table-cell>
          <table:table-cell office:value-type="float" office:value="3.20">
            <text:p>3.20</text:p>
          </table:table-cell>
          <table:table-cell office:value-type="string">
            <text:p>-</text:p>
          </table:table-cell>
          <table:table-cell office:value-type="float" office:value="97.95">
            <text:p>97.95</text:p>
          </table:table-cell>
          <table:table-cell office:value-type="float" office:value="50.00">
            <text:p>50.00</text:p>
          </table:table-cell>
          <table:table-cell office:value-type="string">
            <text:p>-</text:p>
          </table:table-cell>
          <table:table-cell office:value-type="float" office:value="50.00">
            <text:p>5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4.99">
            <text:p>64.99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Alexander</text:p>
          </table:table-cell>
          <table:table-cell office:value-type="string">
            <text:p>Giallo</text:p>
          </table:table-cell>
          <table:table-cell office:value-type="string">
            <text:p>216931115</text:p>
          </table:table-cell>
          <table:table-cell office:value-type="string">
            <text:p>agiallo8@gmail.com</text:p>
          </table:table-cell>
          <table:table-cell office:value-type="float" office:value="12.00">
            <text:p>12.00</text:p>
          </table:table-cell>
          <table:table-cell office:value-type="float" office:value="11.00">
            <text:p>11.00</text:p>
          </table:table-cell>
          <table:table-cell office:value-type="float" office:value="12.00">
            <text:p>12.00</text:p>
          </table:table-cell>
          <table:table-cell office:value-type="float" office:value="58.33">
            <text:p>58.33</text:p>
          </table:table-cell>
          <table:table-cell office:value-type="float" office:value="4.00">
            <text:p>4.00</text:p>
          </table:table-cell>
          <table:table-cell office:value-type="float" office:value="1.50">
            <text:p>1.50</text:p>
          </table:table-cell>
          <table:table-cell office:value-type="float" office:value="87.50">
            <text:p>87.50</text:p>
          </table:table-cell>
          <table:table-cell office:value-type="float" office:value="1.60">
            <text:p>1.60</text:p>
          </table:table-cell>
          <table:table-cell office:value-type="string">
            <text:p>-</text:p>
          </table:table-cell>
          <table:table-cell office:value-type="float" office:value="84.46">
            <text:p>84.46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4.73">
            <text:p>34.73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Inderjit</text:p>
          </table:table-cell>
          <table:table-cell office:value-type="string">
            <text:p>Gill</text:p>
          </table:table-cell>
          <table:table-cell office:value-type="string">
            <text:p>215680127</text:p>
          </table:table-cell>
          <table:table-cell office:value-type="string">
            <text:p>indieg5@my.yorku.ca</text:p>
          </table:table-cell>
          <table:table-cell office:value-type="float" office:value="16.00">
            <text:p>16.00</text:p>
          </table:table-cell>
          <table:table-cell office:value-type="float" office:value="9.00">
            <text:p>9.00</text:p>
          </table:table-cell>
          <table:table-cell office:value-type="float" office:value="18.00">
            <text:p>18.00</text:p>
          </table:table-cell>
          <table:table-cell office:value-type="float" office:value="71.67">
            <text:p>71.67</text:p>
          </table:table-cell>
          <table:table-cell office:value-type="float" office:value="3.50">
            <text:p>3.50</text:p>
          </table:table-cell>
          <table:table-cell office:value-type="float" office:value="3.00">
            <text:p>3.00</text:p>
          </table:table-cell>
          <table:table-cell office:value-type="float" office:value="100.00">
            <text:p>100.00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float" office:value="97.77">
            <text:p>97.77</text:p>
          </table:table-cell>
          <table:table-cell office:value-type="float" office:value="87.50">
            <text:p>87.50</text:p>
          </table:table-cell>
          <table:table-cell office:value-type="string">
            <text:p>-</text:p>
          </table:table-cell>
          <table:table-cell office:value-type="float" office:value="87.50">
            <text:p>87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5.14">
            <text:p>85.14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Mandeep</text:p>
          </table:table-cell>
          <table:table-cell office:value-type="string">
            <text:p>Gill</text:p>
          </table:table-cell>
          <table:table-cell office:value-type="string">
            <text:p>216065716</text:p>
          </table:table-cell>
          <table:table-cell office:value-type="string">
            <text:p>gill102@my.yorku.ca</text:p>
          </table:table-cell>
          <table:table-cell office:value-type="float" office:value="16.00">
            <text:p>16.00</text:p>
          </table:table-cell>
          <table:table-cell office:value-type="float" office:value="17.00">
            <text:p>17.00</text:p>
          </table:table-cell>
          <table:table-cell office:value-type="float" office:value="16.00">
            <text:p>16.00</text:p>
          </table:table-cell>
          <table:table-cell office:value-type="float" office:value="81.67">
            <text:p>81.67</text:p>
          </table:table-cell>
          <table:table-cell office:value-type="float" office:value="1.00">
            <text:p>1.00</text:p>
          </table:table-cell>
          <table:table-cell office:value-type="float" office:value="2.00">
            <text:p>2.00</text:p>
          </table:table-cell>
          <table:table-cell office:value-type="float" office:value="100.00">
            <text:p>100.00</text:p>
          </table:table-cell>
          <table:table-cell office:value-type="float" office:value="3.60">
            <text:p>3.60</text:p>
          </table:table-cell>
          <table:table-cell office:value-type="string">
            <text:p>-</text:p>
          </table:table-cell>
          <table:table-cell office:value-type="float" office:value="95.18">
            <text:p>95.18</text:p>
          </table:table-cell>
          <table:table-cell office:value-type="float" office:value="62.50">
            <text:p>62.50</text:p>
          </table:table-cell>
          <table:table-cell office:value-type="string">
            <text:p>-</text:p>
          </table:table-cell>
          <table:table-cell office:value-type="float" office:value="62.50">
            <text:p>62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4.96">
            <text:p>74.96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Rinaldo</text:p>
          </table:table-cell>
          <table:table-cell office:value-type="string">
            <text:p>Gjergji</text:p>
          </table:table-cell>
          <table:table-cell office:value-type="string">
            <text:p>214824718</text:p>
          </table:table-cell>
          <table:table-cell office:value-type="string">
            <text:p>rinny9@my.yorku.ca</text:p>
          </table:table-cell>
          <table:table-cell office:value-type="float" office:value="14.00">
            <text:p>14.00</text:p>
          </table:table-cell>
          <table:table-cell office:value-type="float" office:value="14.00">
            <text:p>14.00</text:p>
          </table:table-cell>
          <table:table-cell office:value-type="float" office:value="17.00">
            <text:p>17.00</text:p>
          </table:table-cell>
          <table:table-cell office:value-type="float" office:value="75.00">
            <text:p>75.00</text:p>
          </table:table-cell>
          <table:table-cell office:value-type="float" office:value="4.00">
            <text:p>4.00</text:p>
          </table:table-cell>
          <table:table-cell office:value-type="float" office:value="1.00">
            <text:p>1.00</text:p>
          </table:table-cell>
          <table:table-cell office:value-type="float" office:value="25.00">
            <text:p>25.00</text:p>
          </table:table-cell>
          <table:table-cell office:value-type="float" office:value="2.00">
            <text:p>2.00</text:p>
          </table:table-cell>
          <table:table-cell office:value-type="string">
            <text:p>-</text:p>
          </table:table-cell>
          <table:table-cell office:value-type="float" office:value="28.57">
            <text:p>28.57</text:p>
          </table:table-cell>
          <table:table-cell office:value-type="float" office:value="71.88">
            <text:p>71.88</text:p>
          </table:table-cell>
          <table:table-cell office:value-type="string">
            <text:p>-</text:p>
          </table:table-cell>
          <table:table-cell office:value-type="float" office:value="71.88">
            <text:p>71.8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3.56">
            <text:p>63.56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Matanel</text:p>
          </table:table-cell>
          <table:table-cell office:value-type="string">
            <text:p>Glozshtein</text:p>
          </table:table-cell>
          <table:table-cell office:value-type="string">
            <text:p>216278426</text:p>
          </table:table-cell>
          <table:table-cell office:value-type="string">
            <text:p>mat090@my.yorku.ca</text:p>
          </table:table-cell>
          <table:table-cell office:value-type="float" office:value="19.00">
            <text:p>19.00</text:p>
          </table:table-cell>
          <table:table-cell office:value-type="float" office:value="16.00">
            <text:p>16.00</text:p>
          </table:table-cell>
          <table:table-cell office:value-type="float" office:value="16.00">
            <text:p>16.00</text:p>
          </table:table-cell>
          <table:table-cell office:value-type="float" office:value="85.00">
            <text:p>85.00</text:p>
          </table:table-cell>
          <table:table-cell office:value-type="float" office:value="3.50">
            <text:p>3.50</text:p>
          </table:table-cell>
          <table:table-cell office:value-type="float" office:value="2.50">
            <text:p>2.50</text:p>
          </table:table-cell>
          <table:table-cell office:value-type="float" office:value="87.50">
            <text:p>87.50</text:p>
          </table:table-cell>
          <table:table-cell office:value-type="float" office:value="2.00">
            <text:p>2.00</text:p>
          </table:table-cell>
          <table:table-cell office:value-type="string">
            <text:p>-</text:p>
          </table:table-cell>
          <table:table-cell office:value-type="float" office:value="85.27">
            <text:p>85.27</text:p>
          </table:table-cell>
          <table:table-cell office:value-type="float" office:value="68.75">
            <text:p>68.75</text:p>
          </table:table-cell>
          <table:table-cell office:value-type="string">
            <text:p>-</text:p>
          </table:table-cell>
          <table:table-cell office:value-type="float" office:value="68.75">
            <text:p>68.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6.93">
            <text:p>76.93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Lisa</text:p>
          </table:table-cell>
          <table:table-cell office:value-type="string">
            <text:p>Gordon</text:p>
          </table:table-cell>
          <table:table-cell office:value-type="string">
            <text:p>206362685</text:p>
          </table:table-cell>
          <table:table-cell office:value-type="string">
            <text:p>lisa.gordon@ymail.com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13.00">
            <text:p>13.00</text:p>
          </table:table-cell>
          <table:table-cell office:value-type="float" office:value="50.00">
            <text:p>50.00</text:p>
          </table:table-cell>
          <table:table-cell office:value-type="float" office:value="1.00">
            <text:p>1.00</text:p>
          </table:table-cell>
          <table:table-cell office:value-type="float" office:value="2.50">
            <text:p>2.50</text:p>
          </table:table-cell>
          <table:table-cell office:value-type="float" office:value="75.00">
            <text:p>75.00</text:p>
          </table:table-cell>
          <table:table-cell office:value-type="float" office:value="2.80">
            <text:p>2.80</text:p>
          </table:table-cell>
          <table:table-cell office:value-type="string">
            <text:p>-</text:p>
          </table:table-cell>
          <table:table-cell office:value-type="float" office:value="72.59">
            <text:p>72.59</text:p>
          </table:table-cell>
          <table:table-cell office:value-type="float" office:value="53.13">
            <text:p>53.13</text:p>
          </table:table-cell>
          <table:table-cell office:value-type="string">
            <text:p>-</text:p>
          </table:table-cell>
          <table:table-cell office:value-type="float" office:value="53.13">
            <text:p>53.1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6.37">
            <text:p>56.37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Yoga</text:p>
          </table:table-cell>
          <table:table-cell office:value-type="string">
            <text:p>Gurjar</text:p>
          </table:table-cell>
          <table:table-cell office:value-type="string">
            <text:p>216751349</text:p>
          </table:table-cell>
          <table:table-cell office:value-type="string">
            <text:p>yogaharishgurjar@gmail.com</text:p>
          </table:table-cell>
          <table:table-cell office:value-type="float" office:value="17.00">
            <text:p>17.00</text:p>
          </table:table-cell>
          <table:table-cell office:value-type="float" office:value="11.00">
            <text:p>11.00</text:p>
          </table:table-cell>
          <table:table-cell office:value-type="float" office:value="16.00">
            <text:p>16.00</text:p>
          </table:table-cell>
          <table:table-cell office:value-type="float" office:value="73.33">
            <text:p>73.33</text:p>
          </table:table-cell>
          <table:table-cell office:value-type="float" office:value="2.00">
            <text:p>2.00</text:p>
          </table:table-cell>
          <table:table-cell office:value-type="float" office:value="0.00">
            <text:p>0.00</text:p>
          </table:table-cell>
          <table:table-cell office:value-type="float" office:value="50.00">
            <text:p>50.00</text:p>
          </table:table-cell>
          <table:table-cell office:value-type="float" office:value="3.40">
            <text:p>3.40</text:p>
          </table:table-cell>
          <table:table-cell office:value-type="string">
            <text:p>-</text:p>
          </table:table-cell>
          <table:table-cell office:value-type="float" office:value="49.46">
            <text:p>49.46</text:p>
          </table:table-cell>
          <table:table-cell office:value-type="float" office:value="62.50">
            <text:p>62.50</text:p>
          </table:table-cell>
          <table:table-cell office:value-type="string">
            <text:p>-</text:p>
          </table:table-cell>
          <table:table-cell office:value-type="float" office:value="62.50">
            <text:p>62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2.84">
            <text:p>62.84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Sakina</text:p>
          </table:table-cell>
          <table:table-cell office:value-type="string">
            <text:p>Hasnain</text:p>
          </table:table-cell>
          <table:table-cell office:value-type="string">
            <text:p>217080946</text:p>
          </table:table-cell>
          <table:table-cell office:value-type="string">
            <text:p>sakina23@my.yorku.ca</text:p>
          </table:table-cell>
          <table:table-cell office:value-type="float" office:value="17.00">
            <text:p>17.00</text:p>
          </table:table-cell>
          <table:table-cell office:value-type="float" office:value="17.00">
            <text:p>17.00</text:p>
          </table:table-cell>
          <table:table-cell office:value-type="float" office:value="18.00">
            <text:p>18.00</text:p>
          </table:table-cell>
          <table:table-cell office:value-type="float" office:value="86.67">
            <text:p>86.67</text:p>
          </table:table-cell>
          <table:table-cell office:value-type="float" office:value="4.00">
            <text:p>4.00</text:p>
          </table:table-cell>
          <table:table-cell office:value-type="float" office:value="3.50">
            <text:p>3.50</text:p>
          </table:table-cell>
          <table:table-cell office:value-type="float" office:value="100.00">
            <text:p>100.00</text:p>
          </table:table-cell>
          <table:table-cell office:value-type="float" office:value="3.20">
            <text:p>3.20</text:p>
          </table:table-cell>
          <table:table-cell office:value-type="string">
            <text:p>-</text:p>
          </table:table-cell>
          <table:table-cell office:value-type="float" office:value="98.84">
            <text:p>98.84</text:p>
          </table:table-cell>
          <table:table-cell office:value-type="float" office:value="78.13">
            <text:p>78.13</text:p>
          </table:table-cell>
          <table:table-cell office:value-type="string">
            <text:p>-</text:p>
          </table:table-cell>
          <table:table-cell office:value-type="float" office:value="78.13">
            <text:p>78.1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4.99">
            <text:p>84.99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Haniehal Sadat</text:p>
          </table:table-cell>
          <table:table-cell office:value-type="string">
            <text:p>Hejazi Nia</text:p>
          </table:table-cell>
          <table:table-cell office:value-type="string">
            <text:p>217186537</text:p>
          </table:table-cell>
          <table:table-cell office:value-type="string">
            <text:p>hani.hejj@gmail.com</text:p>
          </table:table-cell>
          <table:table-cell office:value-type="float" office:value="11.00">
            <text:p>11.00</text:p>
          </table:table-cell>
          <table:table-cell office:value-type="float" office:value="7.00">
            <text:p>7.00</text:p>
          </table:table-cell>
          <table:table-cell office:value-type="float" office:value="14.00">
            <text:p>14.00</text:p>
          </table:table-cell>
          <table:table-cell office:value-type="float" office:value="53.33">
            <text:p>53.33</text:p>
          </table:table-cell>
          <table:table-cell office:value-type="float" office:value="3.00">
            <text:p>3.00</text:p>
          </table:table-cell>
          <table:table-cell office:value-type="float" office:value="3.50">
            <text:p>3.50</text:p>
          </table:table-cell>
          <table:table-cell office:value-type="float" office:value="100.00">
            <text:p>100.00</text:p>
          </table:table-cell>
          <table:table-cell office:value-type="float" office:value="1.20">
            <text:p>1.20</text:p>
          </table:table-cell>
          <table:table-cell office:value-type="string">
            <text:p>-</text:p>
          </table:table-cell>
          <table:table-cell office:value-type="float" office:value="96.16">
            <text:p>96.16</text:p>
          </table:table-cell>
          <table:table-cell office:value-type="float" office:value="62.50">
            <text:p>62.50</text:p>
          </table:table-cell>
          <table:table-cell office:value-type="string">
            <text:p>-</text:p>
          </table:table-cell>
          <table:table-cell office:value-type="float" office:value="62.50">
            <text:p>62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7.03">
            <text:p>67.03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Keanna</text:p>
          </table:table-cell>
          <table:table-cell office:value-type="string">
            <text:p>Henderson</text:p>
          </table:table-cell>
          <table:table-cell office:value-type="string">
            <text:p>217532722</text:p>
          </table:table-cell>
          <table:table-cell office:value-type="string">
            <text:p>keannaanne@gmail.com</text:p>
          </table:table-cell>
          <table:table-cell office:value-type="float" office:value="16.00">
            <text:p>16.00</text:p>
          </table:table-cell>
          <table:table-cell office:value-type="float" office:value="15.00">
            <text:p>15.00</text:p>
          </table:table-cell>
          <table:table-cell office:value-type="float" office:value="17.00">
            <text:p>17.00</text:p>
          </table:table-cell>
          <table:table-cell office:value-type="float" office:value="80.00">
            <text:p>80.00</text:p>
          </table:table-cell>
          <table:table-cell office:value-type="float" office:value="4.00">
            <text:p>4.00</text:p>
          </table:table-cell>
          <table:table-cell office:value-type="float" office:value="3.50">
            <text:p>3.50</text:p>
          </table:table-cell>
          <table:table-cell office:value-type="float" office:value="50.00">
            <text:p>50.00</text:p>
          </table:table-cell>
          <table:table-cell office:value-type="float" office:value="2.40">
            <text:p>2.40</text:p>
          </table:table-cell>
          <table:table-cell office:value-type="string">
            <text:p>-</text:p>
          </table:table-cell>
          <table:table-cell office:value-type="float" office:value="53.48">
            <text:p>53.48</text:p>
          </table:table-cell>
          <table:table-cell office:value-type="float" office:value="65.63">
            <text:p>65.63</text:p>
          </table:table-cell>
          <table:table-cell office:value-type="string">
            <text:p>-</text:p>
          </table:table-cell>
          <table:table-cell office:value-type="float" office:value="65.63">
            <text:p>65.6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7.17">
            <text:p>67.17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Brianna</text:p>
          </table:table-cell>
          <table:table-cell office:value-type="string">
            <text:p>Henry</text:p>
          </table:table-cell>
          <table:table-cell office:value-type="string">
            <text:p>215085871</text:p>
          </table:table-cell>
          <table:table-cell office:value-type="string">
            <text:p>briannahenry1@hotmail.com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75.00">
            <text:p>75.00</text:p>
          </table:table-cell>
          <table:table-cell office:value-type="float" office:value="4.00">
            <text:p>4.00</text:p>
          </table:table-cell>
          <table:table-cell office:value-type="float" office:value="4.00">
            <text:p>4.00</text:p>
          </table:table-cell>
          <table:table-cell office:value-type="float" office:value="100.00">
            <text:p>100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100.00">
            <text:p>100.00</text:p>
          </table:table-cell>
          <table:table-cell office:value-type="float" office:value="90.63">
            <text:p>90.63</text:p>
          </table:table-cell>
          <table:table-cell office:value-type="string">
            <text:p>-</text:p>
          </table:table-cell>
          <table:table-cell office:value-type="float" office:value="90.63">
            <text:p>90.6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8.13">
            <text:p>88.13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Janessa</text:p>
          </table:table-cell>
          <table:table-cell office:value-type="string">
            <text:p>Hester</text:p>
          </table:table-cell>
          <table:table-cell office:value-type="string">
            <text:p>218302877</text:p>
          </table:table-cell>
          <table:table-cell office:value-type="string">
            <text:p>jhester@my.yorku.ca</text:p>
          </table:table-cell>
          <table:table-cell office:value-type="float" office:value="13.00">
            <text:p>13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51.67">
            <text:p>51.67</text:p>
          </table:table-cell>
          <table:table-cell office:value-type="float" office:value="3.00">
            <text:p>3.00</text:p>
          </table:table-cell>
          <table:table-cell office:value-type="float" office:value="0.50">
            <text:p>0.50</text:p>
          </table:table-cell>
          <table:table-cell office:value-type="float" office:value="75.00">
            <text:p>75.00</text:p>
          </table:table-cell>
          <table:table-cell office:value-type="float" office:value="3.40">
            <text:p>3.40</text:p>
          </table:table-cell>
          <table:table-cell office:value-type="string">
            <text:p>-</text:p>
          </table:table-cell>
          <table:table-cell office:value-type="float" office:value="73.13">
            <text:p>73.13</text:p>
          </table:table-cell>
          <table:table-cell office:value-type="float" office:value="68.75">
            <text:p>68.75</text:p>
          </table:table-cell>
          <table:table-cell office:value-type="string">
            <text:p>-</text:p>
          </table:table-cell>
          <table:table-cell office:value-type="float" office:value="68.75">
            <text:p>68.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4.77">
            <text:p>64.77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Patrick</text:p>
          </table:table-cell>
          <table:table-cell office:value-type="string">
            <text:p>Hewan</text:p>
          </table:table-cell>
          <table:table-cell office:value-type="string">
            <text:p>211029832</text:p>
          </table:table-cell>
          <table:table-cell office:value-type="string">
            <text:p>phewan@my.yorku.ca</text:p>
          </table:table-cell>
          <table:table-cell office:value-type="float" office:value="18.00">
            <text:p>18.00</text:p>
          </table:table-cell>
          <table:table-cell office:value-type="float" office:value="20.00">
            <text:p>20.00</text:p>
          </table:table-cell>
          <table:table-cell office:value-type="float" office:value="20.00">
            <text:p>20.00</text:p>
          </table:table-cell>
          <table:table-cell office:value-type="float" office:value="96.67">
            <text:p>96.67</text:p>
          </table:table-cell>
          <table:table-cell office:value-type="float" office:value="4.00">
            <text:p>4.00</text:p>
          </table:table-cell>
          <table:table-cell office:value-type="float" office:value="2.00">
            <text:p>2.00</text:p>
          </table:table-cell>
          <table:table-cell office:value-type="float" office:value="62.50">
            <text:p>62.50</text:p>
          </table:table-cell>
          <table:table-cell office:value-type="float" office:value="3.20">
            <text:p>3.20</text:p>
          </table:table-cell>
          <table:table-cell office:value-type="string">
            <text:p>-</text:p>
          </table:table-cell>
          <table:table-cell office:value-type="float" office:value="64.02">
            <text:p>64.02</text:p>
          </table:table-cell>
          <table:table-cell office:value-type="float" office:value="90.63">
            <text:p>90.63</text:p>
          </table:table-cell>
          <table:table-cell office:value-type="string">
            <text:p>-</text:p>
          </table:table-cell>
          <table:table-cell office:value-type="float" office:value="90.63">
            <text:p>90.6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6.70">
            <text:p>86.70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Kamal</text:p>
          </table:table-cell>
          <table:table-cell office:value-type="string">
            <text:p>Iharratane</text:p>
          </table:table-cell>
          <table:table-cell office:value-type="string">
            <text:p>217705930</text:p>
          </table:table-cell>
          <table:table-cell office:value-type="string">
            <text:p>kamaliharratane1@gmail.com</text:p>
          </table:table-cell>
          <table:table-cell office:value-type="float" office:value="18.00">
            <text:p>18.00</text:p>
          </table:table-cell>
          <table:table-cell office:value-type="float" office:value="14.00">
            <text:p>14.00</text:p>
          </table:table-cell>
          <table:table-cell office:value-type="float" office:value="18.00">
            <text:p>18.00</text:p>
          </table:table-cell>
          <table:table-cell office:value-type="float" office:value="83.33">
            <text:p>83.33</text:p>
          </table:table-cell>
          <table:table-cell office:value-type="float" office:value="3.50">
            <text:p>3.50</text:p>
          </table:table-cell>
          <table:table-cell office:value-type="float" office:value="3.50">
            <text:p>3.50</text:p>
          </table:table-cell>
          <table:table-cell office:value-type="float" office:value="100.00">
            <text:p>100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99.11">
            <text:p>99.11</text:p>
          </table:table-cell>
          <table:table-cell office:value-type="float" office:value="78.13">
            <text:p>78.13</text:p>
          </table:table-cell>
          <table:table-cell office:value-type="string">
            <text:p>-</text:p>
          </table:table-cell>
          <table:table-cell office:value-type="float" office:value="78.13">
            <text:p>78.1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4.09">
            <text:p>84.09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Samia</text:p>
          </table:table-cell>
          <table:table-cell office:value-type="string">
            <text:p>Iqbal</text:p>
          </table:table-cell>
          <table:table-cell office:value-type="string">
            <text:p>216543175</text:p>
          </table:table-cell>
          <table:table-cell office:value-type="string">
            <text:p>samiaiqbal560@gmail.com</text:p>
          </table:table-cell>
          <table:table-cell office:value-type="float" office:value="18.00">
            <text:p>18.00</text:p>
          </table:table-cell>
          <table:table-cell office:value-type="float" office:value="14.00">
            <text:p>14.00</text:p>
          </table:table-cell>
          <table:table-cell office:value-type="float" office:value="15.00">
            <text:p>15.00</text:p>
          </table:table-cell>
          <table:table-cell office:value-type="float" office:value="78.33">
            <text:p>78.33</text:p>
          </table:table-cell>
          <table:table-cell office:value-type="float" office:value="2.00">
            <text:p>2.00</text:p>
          </table:table-cell>
          <table:table-cell office:value-type="float" office:value="2.50">
            <text:p>2.50</text:p>
          </table:table-cell>
          <table:table-cell office:value-type="float" office:value="100.00">
            <text:p>100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96.88">
            <text:p>96.88</text:p>
          </table:table-cell>
          <table:table-cell office:value-type="float" office:value="93.75">
            <text:p>93.75</text:p>
          </table:table-cell>
          <table:table-cell office:value-type="string">
            <text:p>-</text:p>
          </table:table-cell>
          <table:table-cell office:value-type="float" office:value="93.75">
            <text:p>93.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9.99">
            <text:p>89.99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Syeda</text:p>
          </table:table-cell>
          <table:table-cell office:value-type="string">
            <text:p>Jabeen</text:p>
          </table:table-cell>
          <table:table-cell office:value-type="string">
            <text:p>217301136</text:p>
          </table:table-cell>
          <table:table-cell office:value-type="string">
            <text:p>jsyeda953@gmail.com</text:p>
          </table:table-cell>
          <table:table-cell office:value-type="float" office:value="17.00">
            <text:p>17.00</text:p>
          </table:table-cell>
          <table:table-cell office:value-type="float" office:value="14.00">
            <text:p>14.00</text:p>
          </table:table-cell>
          <table:table-cell office:value-type="float" office:value="16.00">
            <text:p>16.00</text:p>
          </table:table-cell>
          <table:table-cell office:value-type="float" office:value="78.33">
            <text:p>78.33</text:p>
          </table:table-cell>
          <table:table-cell office:value-type="float" office:value="3.50">
            <text:p>3.50</text:p>
          </table:table-cell>
          <table:table-cell office:value-type="float" office:value="3.50">
            <text:p>3.50</text:p>
          </table:table-cell>
          <table:table-cell office:value-type="float" office:value="100.00">
            <text:p>100.00</text:p>
          </table:table-cell>
          <table:table-cell office:value-type="float" office:value="3.80">
            <text:p>3.80</text:p>
          </table:table-cell>
          <table:table-cell office:value-type="string">
            <text:p>-</text:p>
          </table:table-cell>
          <table:table-cell office:value-type="float" office:value="98.93">
            <text:p>98.93</text:p>
          </table:table-cell>
          <table:table-cell office:value-type="float" office:value="81.25">
            <text:p>81.25</text:p>
          </table:table-cell>
          <table:table-cell office:value-type="string">
            <text:p>-</text:p>
          </table:table-cell>
          <table:table-cell office:value-type="float" office:value="81.25">
            <text:p>81.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4.17">
            <text:p>84.17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Maha</text:p>
          </table:table-cell>
          <table:table-cell office:value-type="string">
            <text:p>Jamal</text:p>
          </table:table-cell>
          <table:table-cell office:value-type="string">
            <text:p>215671886</text:p>
          </table:table-cell>
          <table:table-cell office:value-type="string">
            <text:p>mahaj24@my.yorku.ca</text:p>
          </table:table-cell>
          <table:table-cell office:value-type="float" office:value="12.00">
            <text:p>12.00</text:p>
          </table:table-cell>
          <table:table-cell office:value-type="float" office:value="15.00">
            <text:p>15.00</text:p>
          </table:table-cell>
          <table:table-cell office:value-type="float" office:value="12.00">
            <text:p>12.00</text:p>
          </table:table-cell>
          <table:table-cell office:value-type="float" office:value="65.00">
            <text:p>65.00</text:p>
          </table:table-cell>
          <table:table-cell office:value-type="float" office:value="0.00">
            <text:p>0.00</text:p>
          </table:table-cell>
          <table:table-cell office:value-type="float" office:value="2.00">
            <text:p>2.00</text:p>
          </table:table-cell>
          <table:table-cell office:value-type="float" office:value="75.00">
            <text:p>75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72.32">
            <text:p>72.32</text:p>
          </table:table-cell>
          <table:table-cell office:value-type="float" office:value="21.88">
            <text:p>21.88</text:p>
          </table:table-cell>
          <table:table-cell office:value-type="string">
            <text:p>-</text:p>
          </table:table-cell>
          <table:table-cell office:value-type="float" office:value="21.88">
            <text:p>21.8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5.00">
            <text:p>45.00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Ziyi</text:p>
          </table:table-cell>
          <table:table-cell office:value-type="string">
            <text:p>Ji</text:p>
          </table:table-cell>
          <table:table-cell office:value-type="string">
            <text:p>217526971</text:p>
          </table:table-cell>
          <table:table-cell office:value-type="string">
            <text:p>brieandear@163.com</text:p>
          </table:table-cell>
          <table:table-cell office:value-type="float" office:value="18.00">
            <text:p>18.00</text:p>
          </table:table-cell>
          <table:table-cell office:value-type="float" office:value="14.00">
            <text:p>14.00</text:p>
          </table:table-cell>
          <table:table-cell office:value-type="float" office:value="14.00">
            <text:p>14.00</text:p>
          </table:table-cell>
          <table:table-cell office:value-type="float" office:value="76.67">
            <text:p>76.67</text:p>
          </table:table-cell>
          <table:table-cell office:value-type="float" office:value="3.00">
            <text:p>3.00</text:p>
          </table:table-cell>
          <table:table-cell office:value-type="float" office:value="0.00">
            <text:p>0.00</text:p>
          </table:table-cell>
          <table:table-cell office:value-type="float" office:value="87.50">
            <text:p>87.5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84.38">
            <text:p>84.38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9.97">
            <text:p>39.97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Jasmine</text:p>
          </table:table-cell>
          <table:table-cell office:value-type="string">
            <text:p>Joy</text:p>
          </table:table-cell>
          <table:table-cell office:value-type="string">
            <text:p>216870842</text:p>
          </table:table-cell>
          <table:table-cell office:value-type="string">
            <text:p>jjoy42@my.yorku.ca</text:p>
          </table:table-cell>
          <table:table-cell office:value-type="float" office:value="20.00">
            <text:p>20.00</text:p>
          </table:table-cell>
          <table:table-cell office:value-type="float" office:value="17.00">
            <text:p>17.00</text:p>
          </table:table-cell>
          <table:table-cell office:value-type="float" office:value="18.00">
            <text:p>18.00</text:p>
          </table:table-cell>
          <table:table-cell office:value-type="float" office:value="91.67">
            <text:p>91.67</text:p>
          </table:table-cell>
          <table:table-cell office:value-type="float" office:value="4.00">
            <text:p>4.00</text:p>
          </table:table-cell>
          <table:table-cell office:value-type="float" office:value="2.50">
            <text:p>2.50</text:p>
          </table:table-cell>
          <table:table-cell office:value-type="float" office:value="100.00">
            <text:p>100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98.66">
            <text:p>98.66</text:p>
          </table:table-cell>
          <table:table-cell office:value-type="float" office:value="81.25">
            <text:p>81.25</text:p>
          </table:table-cell>
          <table:table-cell office:value-type="string">
            <text:p>-</text:p>
          </table:table-cell>
          <table:table-cell office:value-type="float" office:value="81.25">
            <text:p>81.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7.95">
            <text:p>87.95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Piyusha</text:p>
          </table:table-cell>
          <table:table-cell office:value-type="string">
            <text:p>Kahlon</text:p>
          </table:table-cell>
          <table:table-cell office:value-type="string">
            <text:p>217299694</text:p>
          </table:table-cell>
          <table:table-cell office:value-type="string">
            <text:p>piyushak@my.yorku.ca</text:p>
          </table:table-cell>
          <table:table-cell office:value-type="float" office:value="13.00">
            <text:p>13.00</text:p>
          </table:table-cell>
          <table:table-cell office:value-type="float" office:value="6.00">
            <text:p>6.00</text:p>
          </table:table-cell>
          <table:table-cell office:value-type="float" office:value="13.00">
            <text:p>13.00</text:p>
          </table:table-cell>
          <table:table-cell office:value-type="float" office:value="53.33">
            <text:p>53.33</text:p>
          </table:table-cell>
          <table:table-cell office:value-type="float" office:value="3.00">
            <text:p>3.00</text:p>
          </table:table-cell>
          <table:table-cell office:value-type="float" office:value="3.00">
            <text:p>3.00</text:p>
          </table:table-cell>
          <table:table-cell office:value-type="float" office:value="100.00">
            <text:p>100.00</text:p>
          </table:table-cell>
          <table:table-cell office:value-type="float" office:value="3.20">
            <text:p>3.20</text:p>
          </table:table-cell>
          <table:table-cell office:value-type="string">
            <text:p>-</text:p>
          </table:table-cell>
          <table:table-cell office:value-type="float" office:value="97.50">
            <text:p>97.50</text:p>
          </table:table-cell>
          <table:table-cell office:value-type="float" office:value="75.00">
            <text:p>75.00</text:p>
          </table:table-cell>
          <table:table-cell office:value-type="string">
            <text:p>-</text:p>
          </table:table-cell>
          <table:table-cell office:value-type="float" office:value="75.00">
            <text:p>7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3.56">
            <text:p>73.56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Fatima</text:p>
          </table:table-cell>
          <table:table-cell office:value-type="string">
            <text:p>Kanwal</text:p>
          </table:table-cell>
          <table:table-cell office:value-type="string">
            <text:p>216962045</text:p>
          </table:table-cell>
          <table:table-cell office:value-type="string">
            <text:p>fatimak7@my.yorku.ca</text:p>
          </table:table-cell>
          <table:table-cell office:value-type="float" office:value="17.00">
            <text:p>17.00</text:p>
          </table:table-cell>
          <table:table-cell office:value-type="float" office:value="17.00">
            <text:p>17.00</text:p>
          </table:table-cell>
          <table:table-cell office:value-type="float" office:value="18.00">
            <text:p>18.00</text:p>
          </table:table-cell>
          <table:table-cell office:value-type="float" office:value="86.67">
            <text:p>86.67</text:p>
          </table:table-cell>
          <table:table-cell office:value-type="float" office:value="4.00">
            <text:p>4.00</text:p>
          </table:table-cell>
          <table:table-cell office:value-type="float" office:value="4.00">
            <text:p>4.00</text:p>
          </table:table-cell>
          <table:table-cell office:value-type="float" office:value="100.00">
            <text:p>100.00</text:p>
          </table:table-cell>
          <table:table-cell office:value-type="float" office:value="2.80">
            <text:p>2.80</text:p>
          </table:table-cell>
          <table:table-cell office:value-type="string">
            <text:p>-</text:p>
          </table:table-cell>
          <table:table-cell office:value-type="float" office:value="98.93">
            <text:p>98.93</text:p>
          </table:table-cell>
          <table:table-cell office:value-type="float" office:value="81.25">
            <text:p>81.25</text:p>
          </table:table-cell>
          <table:table-cell office:value-type="string">
            <text:p>-</text:p>
          </table:table-cell>
          <table:table-cell office:value-type="float" office:value="81.25">
            <text:p>81.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6.57">
            <text:p>86.57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Yekta</text:p>
          </table:table-cell>
          <table:table-cell office:value-type="string">
            <text:p>Karimi</text:p>
          </table:table-cell>
          <table:table-cell office:value-type="string">
            <text:p>217137167</text:p>
          </table:table-cell>
          <table:table-cell office:value-type="string">
            <text:p>karimiy@my.yorku.ca</text:p>
          </table:table-cell>
          <table:table-cell office:value-type="float" office:value="12.00">
            <text:p>12.00</text:p>
          </table:table-cell>
          <table:table-cell office:value-type="float" office:value="13.00">
            <text:p>13.00</text:p>
          </table:table-cell>
          <table:table-cell office:value-type="float" office:value="15.00">
            <text:p>15.00</text:p>
          </table:table-cell>
          <table:table-cell office:value-type="float" office:value="66.67">
            <text:p>66.67</text:p>
          </table:table-cell>
          <table:table-cell office:value-type="float" office:value="3.50">
            <text:p>3.50</text:p>
          </table:table-cell>
          <table:table-cell office:value-type="float" office:value="2.50">
            <text:p>2.50</text:p>
          </table:table-cell>
          <table:table-cell office:value-type="float" office:value="75.00">
            <text:p>75.00</text:p>
          </table:table-cell>
          <table:table-cell office:value-type="float" office:value="3.60">
            <text:p>3.60</text:p>
          </table:table-cell>
          <table:table-cell office:value-type="string">
            <text:p>-</text:p>
          </table:table-cell>
          <table:table-cell office:value-type="float" office:value="75.54">
            <text:p>75.54</text:p>
          </table:table-cell>
          <table:table-cell office:value-type="float" office:value="75.00">
            <text:p>75.00</text:p>
          </table:table-cell>
          <table:table-cell office:value-type="string">
            <text:p>-</text:p>
          </table:table-cell>
          <table:table-cell office:value-type="float" office:value="75.00">
            <text:p>7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2.72">
            <text:p>72.72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Alexandrea</text:p>
          </table:table-cell>
          <table:table-cell office:value-type="string">
            <text:p>Keating</text:p>
          </table:table-cell>
          <table:table-cell office:value-type="string">
            <text:p>217283888</text:p>
          </table:table-cell>
          <table:table-cell office:value-type="string">
            <text:p>alexandreakeating00@gmail.com</text:p>
          </table:table-cell>
          <table:table-cell office:value-type="float" office:value="13.00">
            <text:p>13.00</text:p>
          </table:table-cell>
          <table:table-cell office:value-type="float" office:value="11.00">
            <text:p>11.00</text:p>
          </table:table-cell>
          <table:table-cell office:value-type="string">
            <text:p>-</text:p>
          </table:table-cell>
          <table:table-cell office:value-type="float" office:value="60.00">
            <text:p>6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7.23">
            <text:p>17.23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Rochelle</text:p>
          </table:table-cell>
          <table:table-cell office:value-type="string">
            <text:p>Kerr</text:p>
          </table:table-cell>
          <table:table-cell office:value-type="string">
            <text:p>212224341</text:p>
          </table:table-cell>
          <table:table-cell office:value-type="string">
            <text:p>rochellek2018@yahoo.com</text:p>
          </table:table-cell>
          <table:table-cell office:value-type="float" office:value="14.00">
            <text:p>14.00</text:p>
          </table:table-cell>
          <table:table-cell office:value-type="float" office:value="11.00">
            <text:p>11.00</text:p>
          </table:table-cell>
          <table:table-cell office:value-type="float" office:value="11.00">
            <text:p>11.00</text:p>
          </table:table-cell>
          <table:table-cell office:value-type="float" office:value="60.00">
            <text:p>60.00</text:p>
          </table:table-cell>
          <table:table-cell office:value-type="float" office:value="3.50">
            <text:p>3.50</text:p>
          </table:table-cell>
          <table:table-cell office:value-type="float" office:value="2.50">
            <text:p>2.50</text:p>
          </table:table-cell>
          <table:table-cell office:value-type="float" office:value="100.00">
            <text:p>100.00</text:p>
          </table:table-cell>
          <table:table-cell office:value-type="float" office:value="2.40">
            <text:p>2.40</text:p>
          </table:table-cell>
          <table:table-cell office:value-type="string">
            <text:p>-</text:p>
          </table:table-cell>
          <table:table-cell office:value-type="float" office:value="96.79">
            <text:p>96.79</text:p>
          </table:table-cell>
          <table:table-cell office:value-type="float" office:value="65.63">
            <text:p>65.63</text:p>
          </table:table-cell>
          <table:table-cell office:value-type="string">
            <text:p>-</text:p>
          </table:table-cell>
          <table:table-cell office:value-type="float" office:value="65.63">
            <text:p>65.6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0.64">
            <text:p>70.64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Maryam</text:p>
          </table:table-cell>
          <table:table-cell office:value-type="string">
            <text:p>Khadivi</text:p>
          </table:table-cell>
          <table:table-cell office:value-type="string">
            <text:p>218412312</text:p>
          </table:table-cell>
          <table:table-cell office:value-type="string">
            <text:p>marykhad@my.yorku.ca</text:p>
          </table:table-cell>
          <table:table-cell office:value-type="float" office:value="15.00">
            <text:p>15.00</text:p>
          </table:table-cell>
          <table:table-cell office:value-type="float" office:value="12.00">
            <text:p>12.00</text:p>
          </table:table-cell>
          <table:table-cell office:value-type="float" office:value="12.00">
            <text:p>12.00</text:p>
          </table:table-cell>
          <table:table-cell office:value-type="float" office:value="65.00">
            <text:p>65.00</text:p>
          </table:table-cell>
          <table:table-cell office:value-type="float" office:value="3.50">
            <text:p>3.50</text:p>
          </table:table-cell>
          <table:table-cell office:value-type="float" office:value="2.50">
            <text:p>2.50</text:p>
          </table:table-cell>
          <table:table-cell office:value-type="float" office:value="75.00">
            <text:p>75.00</text:p>
          </table:table-cell>
          <table:table-cell office:value-type="float" office:value="2.60">
            <text:p>2.60</text:p>
          </table:table-cell>
          <table:table-cell office:value-type="string">
            <text:p>-</text:p>
          </table:table-cell>
          <table:table-cell office:value-type="float" office:value="74.64">
            <text:p>74.64</text:p>
          </table:table-cell>
          <table:table-cell office:value-type="float" office:value="71.88">
            <text:p>71.88</text:p>
          </table:table-cell>
          <table:table-cell office:value-type="string">
            <text:p>-</text:p>
          </table:table-cell>
          <table:table-cell office:value-type="float" office:value="71.88">
            <text:p>71.8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0.49">
            <text:p>70.49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Zakiah</text:p>
          </table:table-cell>
          <table:table-cell office:value-type="string">
            <text:p>Khan</text:p>
          </table:table-cell>
          <table:table-cell office:value-type="string">
            <text:p>209744566</text:p>
          </table:table-cell>
          <table:table-cell office:value-type="string">
            <text:p>zakiah@my.yorku.ca</text:p>
          </table:table-cell>
          <table:table-cell office:value-type="float" office:value="18.00">
            <text:p>18.00</text:p>
          </table:table-cell>
          <table:table-cell office:value-type="float" office:value="14.00">
            <text:p>14.00</text:p>
          </table:table-cell>
          <table:table-cell office:value-type="float" office:value="12.00">
            <text:p>12.00</text:p>
          </table:table-cell>
          <table:table-cell office:value-type="float" office:value="73.33">
            <text:p>73.33</text:p>
          </table:table-cell>
          <table:table-cell office:value-type="string">
            <text:p>-</text:p>
          </table:table-cell>
          <table:table-cell office:value-type="float" office:value="2.00">
            <text:p>2.00</text:p>
          </table:table-cell>
          <table:table-cell office:value-type="float" office:value="87.50">
            <text:p>87.50</text:p>
          </table:table-cell>
          <table:table-cell office:value-type="float" office:value="3.20">
            <text:p>3.20</text:p>
          </table:table-cell>
          <table:table-cell office:value-type="string">
            <text:p>-</text:p>
          </table:table-cell>
          <table:table-cell office:value-type="float" office:value="85.83">
            <text:p>85.83</text:p>
          </table:table-cell>
          <table:table-cell office:value-type="float" office:value="62.50">
            <text:p>62.50</text:p>
          </table:table-cell>
          <table:table-cell office:value-type="string">
            <text:p>-</text:p>
          </table:table-cell>
          <table:table-cell office:value-type="float" office:value="62.50">
            <text:p>62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0.58">
            <text:p>70.58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Taiba</text:p>
          </table:table-cell>
          <table:table-cell office:value-type="string">
            <text:p>Khayyam</text:p>
          </table:table-cell>
          <table:table-cell office:value-type="string">
            <text:p>216493553</text:p>
          </table:table-cell>
          <table:table-cell office:value-type="string">
            <text:p>Taiba1919@gmail.com</text:p>
          </table:table-cell>
          <table:table-cell office:value-type="float" office:value="17.00">
            <text:p>17.00</text:p>
          </table:table-cell>
          <table:table-cell office:value-type="float" office:value="16.00">
            <text:p>16.00</text:p>
          </table:table-cell>
          <table:table-cell office:value-type="float" office:value="15.00">
            <text:p>15.00</text:p>
          </table:table-cell>
          <table:table-cell office:value-type="float" office:value="80.00">
            <text:p>80.00</text:p>
          </table:table-cell>
          <table:table-cell office:value-type="float" office:value="4.00">
            <text:p>4.00</text:p>
          </table:table-cell>
          <table:table-cell office:value-type="float" office:value="3.00">
            <text:p>3.00</text:p>
          </table:table-cell>
          <table:table-cell office:value-type="float" office:value="100.00">
            <text:p>100.00</text:p>
          </table:table-cell>
          <table:table-cell office:value-type="float" office:value="3.20">
            <text:p>3.20</text:p>
          </table:table-cell>
          <table:table-cell office:value-type="string">
            <text:p>-</text:p>
          </table:table-cell>
          <table:table-cell office:value-type="float" office:value="98.39">
            <text:p>98.39</text:p>
          </table:table-cell>
          <table:table-cell office:value-type="float" office:value="65.63">
            <text:p>65.63</text:p>
          </table:table-cell>
          <table:table-cell office:value-type="string">
            <text:p>-</text:p>
          </table:table-cell>
          <table:table-cell office:value-type="float" office:value="65.63">
            <text:p>65.6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6.73">
            <text:p>76.73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Min</text:p>
          </table:table-cell>
          <table:table-cell office:value-type="string">
            <text:p>Kim</text:p>
          </table:table-cell>
          <table:table-cell office:value-type="string">
            <text:p>214333181</text:p>
          </table:table-cell>
          <table:table-cell office:value-type="string">
            <text:p>minkim97@my.yorku.ca</text:p>
          </table:table-cell>
          <table:table-cell office:value-type="float" office:value="19.00">
            <text:p>19.00</text:p>
          </table:table-cell>
          <table:table-cell office:value-type="float" office:value="17.00">
            <text:p>17.00</text:p>
          </table:table-cell>
          <table:table-cell office:value-type="float" office:value="16.00">
            <text:p>16.00</text:p>
          </table:table-cell>
          <table:table-cell office:value-type="float" office:value="86.67">
            <text:p>86.67</text:p>
          </table:table-cell>
          <table:table-cell office:value-type="float" office:value="4.00">
            <text:p>4.00</text:p>
          </table:table-cell>
          <table:table-cell office:value-type="float" office:value="2.50">
            <text:p>2.50</text:p>
          </table:table-cell>
          <table:table-cell office:value-type="float" office:value="75.00">
            <text:p>75.00</text:p>
          </table:table-cell>
          <table:table-cell office:value-type="float" office:value="2.40">
            <text:p>2.40</text:p>
          </table:table-cell>
          <table:table-cell office:value-type="string">
            <text:p>-</text:p>
          </table:table-cell>
          <table:table-cell office:value-type="float" office:value="74.91">
            <text:p>74.91</text:p>
          </table:table-cell>
          <table:table-cell office:value-type="float" office:value="71.88">
            <text:p>71.88</text:p>
          </table:table-cell>
          <table:table-cell office:value-type="string">
            <text:p>-</text:p>
          </table:table-cell>
          <table:table-cell office:value-type="float" office:value="71.88">
            <text:p>71.8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6.77">
            <text:p>76.77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Andre</text:p>
          </table:table-cell>
          <table:table-cell office:value-type="string">
            <text:p>La Rosa-Rodriguez</text:p>
          </table:table-cell>
          <table:table-cell office:value-type="string">
            <text:p>215117021</text:p>
          </table:table-cell>
          <table:table-cell office:value-type="string">
            <text:p>andre.d.la.rosa@gmail.com</text:p>
          </table:table-cell>
          <table:table-cell office:value-type="float" office:value="18.00">
            <text:p>18.00</text:p>
          </table:table-cell>
          <table:table-cell office:value-type="float" office:value="16.00">
            <text:p>16.00</text:p>
          </table:table-cell>
          <table:table-cell office:value-type="float" office:value="17.00">
            <text:p>17.00</text:p>
          </table:table-cell>
          <table:table-cell office:value-type="float" office:value="85.00">
            <text:p>85.00</text:p>
          </table:table-cell>
          <table:table-cell office:value-type="float" office:value="4.00">
            <text:p>4.00</text:p>
          </table:table-cell>
          <table:table-cell office:value-type="float" office:value="3.50">
            <text:p>3.50</text:p>
          </table:table-cell>
          <table:table-cell office:value-type="float" office:value="100.00">
            <text:p>100.00</text:p>
          </table:table-cell>
          <table:table-cell office:value-type="float" office:value="2.40">
            <text:p>2.40</text:p>
          </table:table-cell>
          <table:table-cell office:value-type="string">
            <text:p>-</text:p>
          </table:table-cell>
          <table:table-cell office:value-type="float" office:value="98.13">
            <text:p>98.13</text:p>
          </table:table-cell>
          <table:table-cell office:value-type="float" office:value="75.00">
            <text:p>75.00</text:p>
          </table:table-cell>
          <table:table-cell office:value-type="string">
            <text:p>-</text:p>
          </table:table-cell>
          <table:table-cell office:value-type="float" office:value="75.00">
            <text:p>7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2.79">
            <text:p>82.79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Steven</text:p>
          </table:table-cell>
          <table:table-cell office:value-type="string">
            <text:p>Lav</text:p>
          </table:table-cell>
          <table:table-cell office:value-type="string">
            <text:p>215571680</text:p>
          </table:table-cell>
          <table:table-cell office:value-type="string">
            <text:p>stevenlav@hotmail.ca</text:p>
          </table:table-cell>
          <table:table-cell office:value-type="float" office:value="14.00">
            <text:p>14.00</text:p>
          </table:table-cell>
          <table:table-cell office:value-type="float" office:value="7.00">
            <text:p>7.00</text:p>
          </table:table-cell>
          <table:table-cell office:value-type="float" office:value="16.00">
            <text:p>16.00</text:p>
          </table:table-cell>
          <table:table-cell office:value-type="float" office:value="61.67">
            <text:p>61.67</text:p>
          </table:table-cell>
          <table:table-cell office:value-type="float" office:value="4.00">
            <text:p>4.00</text:p>
          </table:table-cell>
          <table:table-cell office:value-type="float" office:value="3.00">
            <text:p>3.00</text:p>
          </table:table-cell>
          <table:table-cell office:value-type="float" office:value="0.00">
            <text:p>0.00</text:p>
          </table:table-cell>
          <table:table-cell office:value-type="float" office:value="2.80">
            <text:p>2.80</text:p>
          </table:table-cell>
          <table:table-cell office:value-type="string">
            <text:p>-</text:p>
          </table:table-cell>
          <table:table-cell office:value-type="float" office:value="8.75">
            <text:p>8.75</text:p>
          </table:table-cell>
          <table:table-cell office:value-type="float" office:value="75.00">
            <text:p>75.00</text:p>
          </table:table-cell>
          <table:table-cell office:value-type="string">
            <text:p>-</text:p>
          </table:table-cell>
          <table:table-cell office:value-type="float" office:value="75.00">
            <text:p>7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7.07">
            <text:p>57.07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Kassandra</text:p>
          </table:table-cell>
          <table:table-cell office:value-type="string">
            <text:p>Lee</text:p>
          </table:table-cell>
          <table:table-cell office:value-type="string">
            <text:p>216667164</text:p>
          </table:table-cell>
          <table:table-cell office:value-type="string">
            <text:p>kassa222@my.yorku.ca</text:p>
          </table:table-cell>
          <table:table-cell office:value-type="float" office:value="16.00">
            <text:p>16.00</text:p>
          </table:table-cell>
          <table:table-cell office:value-type="float" office:value="14.00">
            <text:p>14.00</text:p>
          </table:table-cell>
          <table:table-cell office:value-type="float" office:value="14.00">
            <text:p>14.00</text:p>
          </table:table-cell>
          <table:table-cell office:value-type="float" office:value="73.33">
            <text:p>73.33</text:p>
          </table:table-cell>
          <table:table-cell office:value-type="float" office:value="3.50">
            <text:p>3.50</text:p>
          </table:table-cell>
          <table:table-cell office:value-type="float" office:value="2.50">
            <text:p>2.50</text:p>
          </table:table-cell>
          <table:table-cell office:value-type="float" office:value="100.00">
            <text:p>100.00</text:p>
          </table:table-cell>
          <table:table-cell office:value-type="float" office:value="3.60">
            <text:p>3.60</text:p>
          </table:table-cell>
          <table:table-cell office:value-type="string">
            <text:p>-</text:p>
          </table:table-cell>
          <table:table-cell office:value-type="float" office:value="97.86">
            <text:p>97.86</text:p>
          </table:table-cell>
          <table:table-cell office:value-type="float" office:value="81.25">
            <text:p>81.25</text:p>
          </table:table-cell>
          <table:table-cell office:value-type="string">
            <text:p>-</text:p>
          </table:table-cell>
          <table:table-cell office:value-type="float" office:value="81.25">
            <text:p>81.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2.51">
            <text:p>82.51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Nicole</text:p>
          </table:table-cell>
          <table:table-cell office:value-type="string">
            <text:p>Lerman</text:p>
          </table:table-cell>
          <table:table-cell office:value-type="string">
            <text:p>217179128</text:p>
          </table:table-cell>
          <table:table-cell office:value-type="string">
            <text:p>Nicolelerman02@gmail.com</text:p>
          </table:table-cell>
          <table:table-cell office:value-type="float" office:value="13.00">
            <text:p>13.00</text:p>
          </table:table-cell>
          <table:table-cell office:value-type="float" office:value="12.00">
            <text:p>12.00</text:p>
          </table:table-cell>
          <table:table-cell office:value-type="float" office:value="16.00">
            <text:p>16.00</text:p>
          </table:table-cell>
          <table:table-cell office:value-type="float" office:value="68.33">
            <text:p>68.33</text:p>
          </table:table-cell>
          <table:table-cell office:value-type="float" office:value="3.50">
            <text:p>3.50</text:p>
          </table:table-cell>
          <table:table-cell office:value-type="float" office:value="1.00">
            <text:p>1.00</text:p>
          </table:table-cell>
          <table:table-cell office:value-type="float" office:value="0.00">
            <text:p>0.00</text:p>
          </table:table-cell>
          <table:table-cell office:value-type="float" office:value="2.80">
            <text:p>2.80</text:p>
          </table:table-cell>
          <table:table-cell office:value-type="string">
            <text:p>-</text:p>
          </table:table-cell>
          <table:table-cell office:value-type="float" office:value="6.52">
            <text:p>6.52</text:p>
          </table:table-cell>
          <table:table-cell office:value-type="float" office:value="18.75">
            <text:p>18.75</text:p>
          </table:table-cell>
          <table:table-cell office:value-type="string">
            <text:p>-</text:p>
          </table:table-cell>
          <table:table-cell office:value-type="float" office:value="18.75">
            <text:p>18.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0.39">
            <text:p>30.39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Zhiyuan</text:p>
          </table:table-cell>
          <table:table-cell office:value-type="string">
            <text:p>Li</text:p>
          </table:table-cell>
          <table:table-cell office:value-type="string">
            <text:p>215962426</text:p>
          </table:table-cell>
          <table:table-cell office:value-type="string">
            <text:p>leeianlipei@gmail.com</text:p>
          </table:table-cell>
          <table:table-cell office:value-type="float" office:value="17.00">
            <text:p>17.00</text:p>
          </table:table-cell>
          <table:table-cell office:value-type="float" office:value="8.00">
            <text:p>8.00</text:p>
          </table:table-cell>
          <table:table-cell office:value-type="float" office:value="15.00">
            <text:p>15.00</text:p>
          </table:table-cell>
          <table:table-cell office:value-type="float" office:value="66.67">
            <text:p>66.67</text:p>
          </table:table-cell>
          <table:table-cell office:value-type="float" office:value="4.00">
            <text:p>4.00</text:p>
          </table:table-cell>
          <table:table-cell office:value-type="float" office:value="2.00">
            <text:p>2.00</text:p>
          </table:table-cell>
          <table:table-cell office:value-type="float" office:value="75.00">
            <text:p>75.00</text:p>
          </table:table-cell>
          <table:table-cell office:value-type="float" office:value="3.20">
            <text:p>3.20</text:p>
          </table:table-cell>
          <table:table-cell office:value-type="string">
            <text:p>-</text:p>
          </table:table-cell>
          <table:table-cell office:value-type="float" office:value="75.18">
            <text:p>75.18</text:p>
          </table:table-cell>
          <table:table-cell office:value-type="float" office:value="68.75">
            <text:p>68.75</text:p>
          </table:table-cell>
          <table:table-cell office:value-type="string">
            <text:p>-</text:p>
          </table:table-cell>
          <table:table-cell office:value-type="float" office:value="68.75">
            <text:p>68.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9.52">
            <text:p>69.52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Ann</text:p>
          </table:table-cell>
          <table:table-cell office:value-type="string">
            <text:p>Lopez</text:p>
          </table:table-cell>
          <table:table-cell office:value-type="string">
            <text:p>217418955</text:p>
          </table:table-cell>
          <table:table-cell office:value-type="string">
            <text:p>annmargaretlopez@hotmail.com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float" office:value="11.00">
            <text:p>11.00</text:p>
          </table:table-cell>
          <table:table-cell office:value-type="float" office:value="43.33">
            <text:p>43.33</text:p>
          </table:table-cell>
          <table:table-cell office:value-type="float" office:value="3.50">
            <text:p>3.50</text:p>
          </table:table-cell>
          <table:table-cell office:value-type="float" office:value="2.50">
            <text:p>2.50</text:p>
          </table:table-cell>
          <table:table-cell office:value-type="float" office:value="25.00">
            <text:p>25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31.25">
            <text:p>31.25</text:p>
          </table:table-cell>
          <table:table-cell office:value-type="float" office:value="71.88">
            <text:p>71.88</text:p>
          </table:table-cell>
          <table:table-cell office:value-type="string">
            <text:p>-</text:p>
          </table:table-cell>
          <table:table-cell office:value-type="float" office:value="71.88">
            <text:p>71.8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5.04">
            <text:p>55.04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Ka Man</text:p>
          </table:table-cell>
          <table:table-cell office:value-type="string">
            <text:p>Lui</text:p>
          </table:table-cell>
          <table:table-cell office:value-type="string">
            <text:p>217238486</text:p>
          </table:table-cell>
          <table:table-cell office:value-type="string">
            <text:p>claralui@my.yorku.ca</text:p>
          </table:table-cell>
          <table:table-cell office:value-type="float" office:value="18.00">
            <text:p>18.00</text:p>
          </table:table-cell>
          <table:table-cell office:value-type="float" office:value="12.00">
            <text:p>12.00</text:p>
          </table:table-cell>
          <table:table-cell office:value-type="float" office:value="17.00">
            <text:p>17.00</text:p>
          </table:table-cell>
          <table:table-cell office:value-type="float" office:value="78.33">
            <text:p>78.33</text:p>
          </table:table-cell>
          <table:table-cell office:value-type="float" office:value="0.00">
            <text:p>0.00</text:p>
          </table:table-cell>
          <table:table-cell office:value-type="float" office:value="1.50">
            <text:p>1.50</text:p>
          </table:table-cell>
          <table:table-cell office:value-type="float" office:value="100.00">
            <text:p>100.00</text:p>
          </table:table-cell>
          <table:table-cell office:value-type="float" office:value="3.20">
            <text:p>3.20</text:p>
          </table:table-cell>
          <table:table-cell office:value-type="string">
            <text:p>-</text:p>
          </table:table-cell>
          <table:table-cell office:value-type="float" office:value="93.48">
            <text:p>93.48</text:p>
          </table:table-cell>
          <table:table-cell office:value-type="float" office:value="25.00">
            <text:p>25.00</text:p>
          </table:table-cell>
          <table:table-cell office:value-type="string">
            <text:p>-</text:p>
          </table:table-cell>
          <table:table-cell office:value-type="float" office:value="25.00">
            <text:p>2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4.89">
            <text:p>54.89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h</text:p>
          </table:table-cell>
          <table:table-cell office:value-type="string">
            <text:p>mahamed</text:p>
          </table:table-cell>
          <table:table-cell office:value-type="string">
            <text:p>212402566</text:p>
          </table:table-cell>
          <table:table-cell office:value-type="string">
            <text:p>hmahamed@my.yorku.ca</text:p>
          </table:table-cell>
          <table:table-cell office:value-type="string">
            <text:p>-</text:p>
          </table:table-cell>
          <table:table-cell office:value-type="float" office:value="14.00">
            <text:p>14.00</text:p>
          </table:table-cell>
          <table:table-cell office:value-type="string">
            <text:p>-</text:p>
          </table:table-cell>
          <table:table-cell office:value-type="float" office:value="70.00">
            <text:p>70.00</text:p>
          </table:table-cell>
          <table:table-cell office:value-type="float" office:value="4.00">
            <text:p>4.00</text:p>
          </table:table-cell>
          <table:table-cell office:value-type="float" office:value="3.00">
            <text:p>3.00</text:p>
          </table:table-cell>
          <table:table-cell office:value-type="float" office:value="25.00">
            <text:p>25.00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float" office:value="31.25">
            <text:p>31.25</text:p>
          </table:table-cell>
          <table:table-cell office:value-type="float" office:value="59.38">
            <text:p>59.38</text:p>
          </table:table-cell>
          <table:table-cell office:value-type="string">
            <text:p>-</text:p>
          </table:table-cell>
          <table:table-cell office:value-type="float" office:value="59.38">
            <text:p>59.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6.45">
            <text:p>56.45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Reena</text:p>
          </table:table-cell>
          <table:table-cell office:value-type="string">
            <text:p>Malekzadeh</text:p>
          </table:table-cell>
          <table:table-cell office:value-type="string">
            <text:p>217048513</text:p>
          </table:table-cell>
          <table:table-cell office:value-type="string">
            <text:p>reena.malekzadeh@hotmail.com</text:p>
          </table:table-cell>
          <table:table-cell office:value-type="float" office:value="18.00">
            <text:p>18.00</text:p>
          </table:table-cell>
          <table:table-cell office:value-type="float" office:value="16.00">
            <text:p>16.00</text:p>
          </table:table-cell>
          <table:table-cell office:value-type="float" office:value="17.00">
            <text:p>17.00</text:p>
          </table:table-cell>
          <table:table-cell office:value-type="float" office:value="85.00">
            <text:p>85.00</text:p>
          </table:table-cell>
          <table:table-cell office:value-type="float" office:value="4.00">
            <text:p>4.00</text:p>
          </table:table-cell>
          <table:table-cell office:value-type="float" office:value="3.00">
            <text:p>3.00</text:p>
          </table:table-cell>
          <table:table-cell office:value-type="float" office:value="100.00">
            <text:p>100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99.11">
            <text:p>99.11</text:p>
          </table:table-cell>
          <table:table-cell office:value-type="float" office:value="75.00">
            <text:p>75.00</text:p>
          </table:table-cell>
          <table:table-cell office:value-type="string">
            <text:p>-</text:p>
          </table:table-cell>
          <table:table-cell office:value-type="float" office:value="75.00">
            <text:p>7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3.00">
            <text:p>83.00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Ingrid</text:p>
          </table:table-cell>
          <table:table-cell office:value-type="string">
            <text:p>Malmberg</text:p>
          </table:table-cell>
          <table:table-cell office:value-type="string">
            <text:p>216164683</text:p>
          </table:table-cell>
          <table:table-cell office:value-type="string">
            <text:p>ingridmalmberg@telus.net</text:p>
          </table:table-cell>
          <table:table-cell office:value-type="float" office:value="16.00">
            <text:p>16.00</text:p>
          </table:table-cell>
          <table:table-cell office:value-type="float" office:value="9.00">
            <text:p>9.00</text:p>
          </table:table-cell>
          <table:table-cell office:value-type="float" office:value="13.00">
            <text:p>13.00</text:p>
          </table:table-cell>
          <table:table-cell office:value-type="float" office:value="63.33">
            <text:p>63.33</text:p>
          </table:table-cell>
          <table:table-cell office:value-type="float" office:value="3.50">
            <text:p>3.50</text:p>
          </table:table-cell>
          <table:table-cell office:value-type="float" office:value="4.00">
            <text:p>4.00</text:p>
          </table:table-cell>
          <table:table-cell office:value-type="float" office:value="75.00">
            <text:p>75.00</text:p>
          </table:table-cell>
          <table:table-cell office:value-type="float" office:value="1.40">
            <text:p>1.40</text:p>
          </table:table-cell>
          <table:table-cell office:value-type="string">
            <text:p>-</text:p>
          </table:table-cell>
          <table:table-cell office:value-type="float" office:value="74.91">
            <text:p>74.91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4.13">
            <text:p>34.13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Dilara</text:p>
          </table:table-cell>
          <table:table-cell office:value-type="string">
            <text:p>Mammedova</text:p>
          </table:table-cell>
          <table:table-cell office:value-type="string">
            <text:p>216435620</text:p>
          </table:table-cell>
          <table:table-cell office:value-type="string">
            <text:p>dela1212@my.yorku.ca</text:p>
          </table:table-cell>
          <table:table-cell office:value-type="float" office:value="16.00">
            <text:p>16.00</text:p>
          </table:table-cell>
          <table:table-cell office:value-type="float" office:value="17.00">
            <text:p>17.00</text:p>
          </table:table-cell>
          <table:table-cell office:value-type="float" office:value="14.00">
            <text:p>14.00</text:p>
          </table:table-cell>
          <table:table-cell office:value-type="float" office:value="78.33">
            <text:p>78.33</text:p>
          </table:table-cell>
          <table:table-cell office:value-type="float" office:value="3.00">
            <text:p>3.00</text:p>
          </table:table-cell>
          <table:table-cell office:value-type="float" office:value="1.00">
            <text:p>1.00</text:p>
          </table:table-cell>
          <table:table-cell office:value-type="float" office:value="75.00">
            <text:p>75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70.54">
            <text:p>70.54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7.51">
            <text:p>37.51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Fatima</text:p>
          </table:table-cell>
          <table:table-cell office:value-type="string">
            <text:p>Mansaray</text:p>
          </table:table-cell>
          <table:table-cell office:value-type="string">
            <text:p>216639015</text:p>
          </table:table-cell>
          <table:table-cell office:value-type="string">
            <text:p>zara98@my.yorku.ca</text:p>
          </table:table-cell>
          <table:table-cell office:value-type="float" office:value="16.00">
            <text:p>16.00</text:p>
          </table:table-cell>
          <table:table-cell office:value-type="float" office:value="9.00">
            <text:p>9.00</text:p>
          </table:table-cell>
          <table:table-cell office:value-type="float" office:value="14.00">
            <text:p>14.00</text:p>
          </table:table-cell>
          <table:table-cell office:value-type="float" office:value="65.00">
            <text:p>65.00</text:p>
          </table:table-cell>
          <table:table-cell office:value-type="float" office:value="3.50">
            <text:p>3.50</text:p>
          </table:table-cell>
          <table:table-cell office:value-type="float" office:value="2.00">
            <text:p>2.00</text:p>
          </table:table-cell>
          <table:table-cell office:value-type="float" office:value="75.00">
            <text:p>75.00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float" office:value="74.55">
            <text:p>74.55</text:p>
          </table:table-cell>
          <table:table-cell office:value-type="float" office:value="15.63">
            <text:p>15.63</text:p>
          </table:table-cell>
          <table:table-cell office:value-type="string">
            <text:p>-</text:p>
          </table:table-cell>
          <table:table-cell office:value-type="float" office:value="15.63">
            <text:p>15.6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2.35">
            <text:p>42.35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Aliya</text:p>
          </table:table-cell>
          <table:table-cell office:value-type="string">
            <text:p>Markar</text:p>
          </table:table-cell>
          <table:table-cell office:value-type="string">
            <text:p>215862469</text:p>
          </table:table-cell>
          <table:table-cell office:value-type="string">
            <text:p>markar@my.yorku.ca</text:p>
          </table:table-cell>
          <table:table-cell office:value-type="float" office:value="16.00">
            <text:p>16.00</text:p>
          </table:table-cell>
          <table:table-cell office:value-type="float" office:value="18.00">
            <text:p>18.00</text:p>
          </table:table-cell>
          <table:table-cell office:value-type="float" office:value="14.00">
            <text:p>14.00</text:p>
          </table:table-cell>
          <table:table-cell office:value-type="float" office:value="80.00">
            <text:p>80.00</text:p>
          </table:table-cell>
          <table:table-cell office:value-type="float" office:value="4.00">
            <text:p>4.00</text:p>
          </table:table-cell>
          <table:table-cell office:value-type="float" office:value="3.50">
            <text:p>3.50</text:p>
          </table:table-cell>
          <table:table-cell office:value-type="float" office:value="100.00">
            <text:p>100.00</text:p>
          </table:table-cell>
          <table:table-cell office:value-type="float" office:value="2.60">
            <text:p>2.60</text:p>
          </table:table-cell>
          <table:table-cell office:value-type="string">
            <text:p>-</text:p>
          </table:table-cell>
          <table:table-cell office:value-type="float" office:value="98.30">
            <text:p>98.30</text:p>
          </table:table-cell>
          <table:table-cell office:value-type="float" office:value="75.00">
            <text:p>75.00</text:p>
          </table:table-cell>
          <table:table-cell office:value-type="string">
            <text:p>-</text:p>
          </table:table-cell>
          <table:table-cell office:value-type="float" office:value="75.00">
            <text:p>7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1.39">
            <text:p>81.39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Kryztopher</text:p>
          </table:table-cell>
          <table:table-cell office:value-type="string">
            <text:p>Martinez</text:p>
          </table:table-cell>
          <table:table-cell office:value-type="string">
            <text:p>214844930</text:p>
          </table:table-cell>
          <table:table-cell office:value-type="string">
            <text:p>Mjezriel@yahoo.ca</text:p>
          </table:table-cell>
          <table:table-cell office:value-type="float" office:value="15.00">
            <text:p>15.00</text:p>
          </table:table-cell>
          <table:table-cell office:value-type="float" office:value="13.00">
            <text:p>13.00</text:p>
          </table:table-cell>
          <table:table-cell office:value-type="float" office:value="13.00">
            <text:p>13.00</text:p>
          </table:table-cell>
          <table:table-cell office:value-type="float" office:value="68.33">
            <text:p>68.33</text:p>
          </table:table-cell>
          <table:table-cell office:value-type="float" office:value="3.50">
            <text:p>3.50</text:p>
          </table:table-cell>
          <table:table-cell office:value-type="float" office:value="2.50">
            <text:p>2.50</text:p>
          </table:table-cell>
          <table:table-cell office:value-type="float" office:value="100.00">
            <text:p>100.00</text:p>
          </table:table-cell>
          <table:table-cell office:value-type="float" office:value="2.80">
            <text:p>2.80</text:p>
          </table:table-cell>
          <table:table-cell office:value-type="string">
            <text:p>-</text:p>
          </table:table-cell>
          <table:table-cell office:value-type="float" office:value="97.14">
            <text:p>97.14</text:p>
          </table:table-cell>
          <table:table-cell office:value-type="float" office:value="71.88">
            <text:p>71.88</text:p>
          </table:table-cell>
          <table:table-cell office:value-type="string">
            <text:p>-</text:p>
          </table:table-cell>
          <table:table-cell office:value-type="float" office:value="71.88">
            <text:p>71.8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6.24">
            <text:p>76.24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Anthony</text:p>
          </table:table-cell>
          <table:table-cell office:value-type="string">
            <text:p>Mascioni</text:p>
          </table:table-cell>
          <table:table-cell office:value-type="string">
            <text:p>842931527</text:p>
          </table:table-cell>
          <table:table-cell office:value-type="string">
            <text:p>educated@my.yorku.ca</text:p>
          </table:table-cell>
          <table:table-cell office:value-type="float" office:value="17.00">
            <text:p>17.00</text:p>
          </table:table-cell>
          <table:table-cell office:value-type="float" office:value="12.00">
            <text:p>12.00</text:p>
          </table:table-cell>
          <table:table-cell office:value-type="float" office:value="10.00">
            <text:p>10.00</text:p>
          </table:table-cell>
          <table:table-cell office:value-type="float" office:value="65.00">
            <text:p>65.00</text:p>
          </table:table-cell>
          <table:table-cell office:value-type="float" office:value="4.00">
            <text:p>4.00</text:p>
          </table:table-cell>
          <table:table-cell office:value-type="float" office:value="3.50">
            <text:p>3.50</text:p>
          </table:table-cell>
          <table:table-cell office:value-type="float" office:value="100.00">
            <text:p>100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99.55">
            <text:p>99.55</text:p>
          </table:table-cell>
          <table:table-cell office:value-type="float" office:value="78.13">
            <text:p>78.13</text:p>
          </table:table-cell>
          <table:table-cell office:value-type="string">
            <text:p>-</text:p>
          </table:table-cell>
          <table:table-cell office:value-type="float" office:value="78.13">
            <text:p>78.1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8.92">
            <text:p>78.92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Teaghan</text:p>
          </table:table-cell>
          <table:table-cell office:value-type="string">
            <text:p>McDonald-Wheeler</text:p>
          </table:table-cell>
          <table:table-cell office:value-type="string">
            <text:p>217160185</text:p>
          </table:table-cell>
          <table:table-cell office:value-type="string">
            <text:p>teaghmw@my.yorku.ca</text:p>
          </table:table-cell>
          <table:table-cell office:value-type="float" office:value="19.00">
            <text:p>19.00</text:p>
          </table:table-cell>
          <table:table-cell office:value-type="float" office:value="17.00">
            <text:p>17.00</text:p>
          </table:table-cell>
          <table:table-cell office:value-type="float" office:value="15.00">
            <text:p>15.00</text:p>
          </table:table-cell>
          <table:table-cell office:value-type="float" office:value="85.00">
            <text:p>85.00</text:p>
          </table:table-cell>
          <table:table-cell office:value-type="float" office:value="4.00">
            <text:p>4.00</text:p>
          </table:table-cell>
          <table:table-cell office:value-type="float" office:value="3.50">
            <text:p>3.50</text:p>
          </table:table-cell>
          <table:table-cell office:value-type="float" office:value="100.00">
            <text:p>100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99.55">
            <text:p>99.55</text:p>
          </table:table-cell>
          <table:table-cell office:value-type="float" office:value="84.38">
            <text:p>84.38</text:p>
          </table:table-cell>
          <table:table-cell office:value-type="string">
            <text:p>-</text:p>
          </table:table-cell>
          <table:table-cell office:value-type="float" office:value="84.38">
            <text:p>84.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7.79">
            <text:p>87.79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Nahuel</text:p>
          </table:table-cell>
          <table:table-cell office:value-type="string">
            <text:p>Melgarejo</text:p>
          </table:table-cell>
          <table:table-cell office:value-type="string">
            <text:p>213007190</text:p>
          </table:table-cell>
          <table:table-cell office:value-type="string">
            <text:p>ponderave@gmail.com</text:p>
          </table:table-cell>
          <table:table-cell office:value-type="float" office:value="14.00">
            <text:p>14.00</text:p>
          </table:table-cell>
          <table:table-cell office:value-type="float" office:value="15.00">
            <text:p>15.00</text:p>
          </table:table-cell>
          <table:table-cell office:value-type="float" office:value="19.00">
            <text:p>19.00</text:p>
          </table:table-cell>
          <table:table-cell office:value-type="float" office:value="80.00">
            <text:p>80.00</text:p>
          </table:table-cell>
          <table:table-cell office:value-type="float" office:value="3.50">
            <text:p>3.50</text:p>
          </table:table-cell>
          <table:table-cell office:value-type="float" office:value="2.50">
            <text:p>2.50</text:p>
          </table:table-cell>
          <table:table-cell office:value-type="float" office:value="100.00">
            <text:p>100.00</text:p>
          </table:table-cell>
          <table:table-cell office:value-type="float" office:value="3.60">
            <text:p>3.60</text:p>
          </table:table-cell>
          <table:table-cell office:value-type="string">
            <text:p>-</text:p>
          </table:table-cell>
          <table:table-cell office:value-type="float" office:value="97.86">
            <text:p>97.86</text:p>
          </table:table-cell>
          <table:table-cell office:value-type="float" office:value="75.00">
            <text:p>75.00</text:p>
          </table:table-cell>
          <table:table-cell office:value-type="string">
            <text:p>-</text:p>
          </table:table-cell>
          <table:table-cell office:value-type="float" office:value="75.00">
            <text:p>7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1.30">
            <text:p>81.30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Genely</text:p>
          </table:table-cell>
          <table:table-cell office:value-type="string">
            <text:p>Melius</text:p>
          </table:table-cell>
          <table:table-cell office:value-type="string">
            <text:p>217533738</text:p>
          </table:table-cell>
          <table:table-cell office:value-type="string">
            <text:p>genie13@my.yorku.ca</text:p>
          </table:table-cell>
          <table:table-cell office:value-type="float" office:value="6.00">
            <text:p>6.00</text:p>
          </table:table-cell>
          <table:table-cell office:value-type="float" office:value="12.00">
            <text:p>12.00</text:p>
          </table:table-cell>
          <table:table-cell office:value-type="float" office:value="8.00">
            <text:p>8.00</text:p>
          </table:table-cell>
          <table:table-cell office:value-type="float" office:value="43.33">
            <text:p>43.33</text:p>
          </table:table-cell>
          <table:table-cell office:value-type="float" office:value="4.00">
            <text:p>4.00</text:p>
          </table:table-cell>
          <table:table-cell office:value-type="float" office:value="2.00">
            <text:p>2.00</text:p>
          </table:table-cell>
          <table:table-cell office:value-type="float" office:value="100.00">
            <text:p>100.00</text:p>
          </table:table-cell>
          <table:table-cell office:value-type="float" office:value="2.40">
            <text:p>2.40</text:p>
          </table:table-cell>
          <table:table-cell office:value-type="string">
            <text:p>-</text:p>
          </table:table-cell>
          <table:table-cell office:value-type="float" office:value="96.79">
            <text:p>96.79</text:p>
          </table:table-cell>
          <table:table-cell office:value-type="float" office:value="68.75">
            <text:p>68.75</text:p>
          </table:table-cell>
          <table:table-cell office:value-type="string">
            <text:p>-</text:p>
          </table:table-cell>
          <table:table-cell office:value-type="float" office:value="68.75">
            <text:p>68.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7.41">
            <text:p>67.41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Simran Samantha</text:p>
          </table:table-cell>
          <table:table-cell office:value-type="string">
            <text:p>Meneses</text:p>
          </table:table-cell>
          <table:table-cell office:value-type="string">
            <text:p>217174707</text:p>
          </table:table-cell>
          <table:table-cell office:value-type="string">
            <text:p>simranm2@my.yorku.ca</text:p>
          </table:table-cell>
          <table:table-cell office:value-type="float" office:value="19.00">
            <text:p>19.00</text:p>
          </table:table-cell>
          <table:table-cell office:value-type="float" office:value="18.00">
            <text:p>18.00</text:p>
          </table:table-cell>
          <table:table-cell office:value-type="float" office:value="16.00">
            <text:p>16.00</text:p>
          </table:table-cell>
          <table:table-cell office:value-type="float" office:value="88.33">
            <text:p>88.33</text:p>
          </table:table-cell>
          <table:table-cell office:value-type="float" office:value="4.00">
            <text:p>4.00</text:p>
          </table:table-cell>
          <table:table-cell office:value-type="float" office:value="2.50">
            <text:p>2.50</text:p>
          </table:table-cell>
          <table:table-cell office:value-type="float" office:value="100.00">
            <text:p>100.00</text:p>
          </table:table-cell>
          <table:table-cell office:value-type="float" office:value="3.80">
            <text:p>3.80</text:p>
          </table:table-cell>
          <table:table-cell office:value-type="string">
            <text:p>-</text:p>
          </table:table-cell>
          <table:table-cell office:value-type="float" office:value="98.48">
            <text:p>98.48</text:p>
          </table:table-cell>
          <table:table-cell office:value-type="float" office:value="75.00">
            <text:p>75.00</text:p>
          </table:table-cell>
          <table:table-cell office:value-type="string">
            <text:p>-</text:p>
          </table:table-cell>
          <table:table-cell office:value-type="float" office:value="75.00">
            <text:p>7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3.83">
            <text:p>83.83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Taresa</text:p>
          </table:table-cell>
          <table:table-cell office:value-type="string">
            <text:p>Merchant-Cook</text:p>
          </table:table-cell>
          <table:table-cell office:value-type="string">
            <text:p>216510018</text:p>
          </table:table-cell>
          <table:table-cell office:value-type="string">
            <text:p>taresa2k@yahoo.ca</text:p>
          </table:table-cell>
          <table:table-cell office:value-type="float" office:value="18.00">
            <text:p>18.00</text:p>
          </table:table-cell>
          <table:table-cell office:value-type="float" office:value="13.00">
            <text:p>13.00</text:p>
          </table:table-cell>
          <table:table-cell office:value-type="float" office:value="15.00">
            <text:p>15.00</text:p>
          </table:table-cell>
          <table:table-cell office:value-type="float" office:value="76.67">
            <text:p>76.67</text:p>
          </table:table-cell>
          <table:table-cell office:value-type="float" office:value="3.50">
            <text:p>3.50</text:p>
          </table:table-cell>
          <table:table-cell office:value-type="float" office:value="3.50">
            <text:p>3.50</text:p>
          </table:table-cell>
          <table:table-cell office:value-type="float" office:value="50.00">
            <text:p>50.00</text:p>
          </table:table-cell>
          <table:table-cell office:value-type="float" office:value="2.00">
            <text:p>2.00</text:p>
          </table:table-cell>
          <table:table-cell office:value-type="string">
            <text:p>-</text:p>
          </table:table-cell>
          <table:table-cell office:value-type="float" office:value="52.68">
            <text:p>52.68</text:p>
          </table:table-cell>
          <table:table-cell office:value-type="float" office:value="84.38">
            <text:p>84.38</text:p>
          </table:table-cell>
          <table:table-cell office:value-type="string">
            <text:p>-</text:p>
          </table:table-cell>
          <table:table-cell office:value-type="float" office:value="84.38">
            <text:p>84.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5.42">
            <text:p>75.42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Shuhan</text:p>
          </table:table-cell>
          <table:table-cell office:value-type="string">
            <text:p>Miao</text:p>
          </table:table-cell>
          <table:table-cell office:value-type="string">
            <text:p>216825234</text:p>
          </table:table-cell>
          <table:table-cell office:value-type="string">
            <text:p>sanliang233@gmail.com</text:p>
          </table:table-cell>
          <table:table-cell office:value-type="float" office:value="17.00">
            <text:p>17.00</text:p>
          </table:table-cell>
          <table:table-cell office:value-type="float" office:value="8.00">
            <text:p>8.00</text:p>
          </table:table-cell>
          <table:table-cell office:value-type="float" office:value="19.00">
            <text:p>19.00</text:p>
          </table:table-cell>
          <table:table-cell office:value-type="float" office:value="73.33">
            <text:p>73.33</text:p>
          </table:table-cell>
          <table:table-cell office:value-type="float" office:value="3.50">
            <text:p>3.50</text:p>
          </table:table-cell>
          <table:table-cell office:value-type="float" office:value="3.50">
            <text:p>3.50</text:p>
          </table:table-cell>
          <table:table-cell office:value-type="float" office:value="100.00">
            <text:p>100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99.11">
            <text:p>99.11</text:p>
          </table:table-cell>
          <table:table-cell office:value-type="float" office:value="78.13">
            <text:p>78.13</text:p>
          </table:table-cell>
          <table:table-cell office:value-type="string">
            <text:p>-</text:p>
          </table:table-cell>
          <table:table-cell office:value-type="float" office:value="78.13">
            <text:p>78.1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1.22">
            <text:p>81.22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Subhangi</text:p>
          </table:table-cell>
          <table:table-cell office:value-type="string">
            <text:p>Misra</text:p>
          </table:table-cell>
          <table:table-cell office:value-type="string">
            <text:p>216617508</text:p>
          </table:table-cell>
          <table:table-cell office:value-type="string">
            <text:p>subhangi@my.yorku.ca</text:p>
          </table:table-cell>
          <table:table-cell office:value-type="float" office:value="10.00">
            <text:p>10.00</text:p>
          </table:table-cell>
          <table:table-cell office:value-type="float" office:value="11.00">
            <text:p>11.00</text:p>
          </table:table-cell>
          <table:table-cell office:value-type="float" office:value="3.00">
            <text:p>3.00</text:p>
          </table:table-cell>
          <table:table-cell office:value-type="float" office:value="40.00">
            <text:p>40.00</text:p>
          </table:table-cell>
          <table:table-cell office:value-type="float" office:value="3.00">
            <text:p>3.00</text:p>
          </table:table-cell>
          <table:table-cell office:value-type="float" office:value="0.00">
            <text:p>0.00</text:p>
          </table:table-cell>
          <table:table-cell office:value-type="float" office:value="25.00">
            <text:p>25.00</text:p>
          </table:table-cell>
          <table:table-cell office:value-type="float" office:value="2.80">
            <text:p>2.80</text:p>
          </table:table-cell>
          <table:table-cell office:value-type="string">
            <text:p>-</text:p>
          </table:table-cell>
          <table:table-cell office:value-type="float" office:value="27.50">
            <text:p>27.5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7.34">
            <text:p>17.34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Cleo</text:p>
          </table:table-cell>
          <table:table-cell office:value-type="string">
            <text:p>Mitsoulis</text:p>
          </table:table-cell>
          <table:table-cell office:value-type="string">
            <text:p>215576978</text:p>
          </table:table-cell>
          <table:table-cell office:value-type="string">
            <text:p>cleomits22@gmail.com</text:p>
          </table:table-cell>
          <table:table-cell office:value-type="float" office:value="16.00">
            <text:p>16.00</text:p>
          </table:table-cell>
          <table:table-cell office:value-type="float" office:value="17.00">
            <text:p>17.00</text:p>
          </table:table-cell>
          <table:table-cell office:value-type="float" office:value="16.00">
            <text:p>16.00</text:p>
          </table:table-cell>
          <table:table-cell office:value-type="float" office:value="81.67">
            <text:p>81.67</text:p>
          </table:table-cell>
          <table:table-cell office:value-type="float" office:value="3.50">
            <text:p>3.50</text:p>
          </table:table-cell>
          <table:table-cell office:value-type="float" office:value="3.50">
            <text:p>3.50</text:p>
          </table:table-cell>
          <table:table-cell office:value-type="float" office:value="100.00">
            <text:p>100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99.11">
            <text:p>99.11</text:p>
          </table:table-cell>
          <table:table-cell office:value-type="float" office:value="71.88">
            <text:p>71.88</text:p>
          </table:table-cell>
          <table:table-cell office:value-type="string">
            <text:p>-</text:p>
          </table:table-cell>
          <table:table-cell office:value-type="float" office:value="71.88">
            <text:p>71.8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0.48">
            <text:p>80.48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Bethlehem</text:p>
          </table:table-cell>
          <table:table-cell office:value-type="string">
            <text:p>Moeinziaei Martinez</text:p>
          </table:table-cell>
          <table:table-cell office:value-type="string">
            <text:p>214417604</text:p>
          </table:table-cell>
          <table:table-cell office:value-type="string">
            <text:p>beth.moein@hotmail.com</text:p>
          </table:table-cell>
          <table:table-cell office:value-type="float" office:value="14.00">
            <text:p>14.00</text:p>
          </table:table-cell>
          <table:table-cell office:value-type="float" office:value="11.00">
            <text:p>11.00</text:p>
          </table:table-cell>
          <table:table-cell office:value-type="float" office:value="14.00">
            <text:p>14.00</text:p>
          </table:table-cell>
          <table:table-cell office:value-type="float" office:value="65.00">
            <text:p>65.00</text:p>
          </table:table-cell>
          <table:table-cell office:value-type="float" office:value="4.00">
            <text:p>4.00</text:p>
          </table:table-cell>
          <table:table-cell office:value-type="float" office:value="3.00">
            <text:p>3.00</text:p>
          </table:table-cell>
          <table:table-cell office:value-type="float" office:value="87.50">
            <text:p>87.50</text:p>
          </table:table-cell>
          <table:table-cell office:value-type="float" office:value="3.60">
            <text:p>3.60</text:p>
          </table:table-cell>
          <table:table-cell office:value-type="string">
            <text:p>-</text:p>
          </table:table-cell>
          <table:table-cell office:value-type="float" office:value="87.59">
            <text:p>87.59</text:p>
          </table:table-cell>
          <table:table-cell office:value-type="float" office:value="25.00">
            <text:p>25.00</text:p>
          </table:table-cell>
          <table:table-cell office:value-type="string">
            <text:p>-</text:p>
          </table:table-cell>
          <table:table-cell office:value-type="float" office:value="25.00">
            <text:p>2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9.81">
            <text:p>49.81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Nadia</text:p>
          </table:table-cell>
          <table:table-cell office:value-type="string">
            <text:p>Mohamed</text:p>
          </table:table-cell>
          <table:table-cell office:value-type="string">
            <text:p>215009434</text:p>
          </table:table-cell>
          <table:table-cell office:value-type="string">
            <text:p>nadiaam@my.yorku.ca</text:p>
          </table:table-cell>
          <table:table-cell office:value-type="float" office:value="12.00">
            <text:p>12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0.00">
            <text:p>6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7.23">
            <text:p>17.23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Andrew</text:p>
          </table:table-cell>
          <table:table-cell office:value-type="string">
            <text:p>Mozuraitis</text:p>
          </table:table-cell>
          <table:table-cell office:value-type="string">
            <text:p>214310577</text:p>
          </table:table-cell>
          <table:table-cell office:value-type="string">
            <text:p>amoz11296@gmail.com</text:p>
          </table:table-cell>
          <table:table-cell office:value-type="float" office:value="19.00">
            <text:p>19.00</text:p>
          </table:table-cell>
          <table:table-cell office:value-type="float" office:value="16.00">
            <text:p>16.00</text:p>
          </table:table-cell>
          <table:table-cell office:value-type="float" office:value="18.00">
            <text:p>18.00</text:p>
          </table:table-cell>
          <table:table-cell office:value-type="float" office:value="88.33">
            <text:p>88.33</text:p>
          </table:table-cell>
          <table:table-cell office:value-type="float" office:value="4.00">
            <text:p>4.00</text:p>
          </table:table-cell>
          <table:table-cell office:value-type="float" office:value="3.50">
            <text:p>3.50</text:p>
          </table:table-cell>
          <table:table-cell office:value-type="float" office:value="62.50">
            <text:p>62.50</text:p>
          </table:table-cell>
          <table:table-cell office:value-type="float" office:value="2.80">
            <text:p>2.80</text:p>
          </table:table-cell>
          <table:table-cell office:value-type="string">
            <text:p>-</text:p>
          </table:table-cell>
          <table:table-cell office:value-type="float" office:value="65.00">
            <text:p>65.00</text:p>
          </table:table-cell>
          <table:table-cell office:value-type="float" office:value="78.13">
            <text:p>78.13</text:p>
          </table:table-cell>
          <table:table-cell office:value-type="string">
            <text:p>-</text:p>
          </table:table-cell>
          <table:table-cell office:value-type="float" office:value="78.13">
            <text:p>78.1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8.27">
            <text:p>78.27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Manpreet</text:p>
          </table:table-cell>
          <table:table-cell office:value-type="string">
            <text:p>Multani</text:p>
          </table:table-cell>
          <table:table-cell office:value-type="string">
            <text:p>216387946</text:p>
          </table:table-cell>
          <table:table-cell office:value-type="string">
            <text:p>meetk18@my.yorky.ca</text:p>
          </table:table-cell>
          <table:table-cell office:value-type="float" office:value="17.00">
            <text:p>17.00</text:p>
          </table:table-cell>
          <table:table-cell office:value-type="float" office:value="12.00">
            <text:p>12.00</text:p>
          </table:table-cell>
          <table:table-cell office:value-type="float" office:value="11.00">
            <text:p>11.00</text:p>
          </table:table-cell>
          <table:table-cell office:value-type="float" office:value="66.67">
            <text:p>66.67</text:p>
          </table:table-cell>
          <table:table-cell office:value-type="float" office:value="4.00">
            <text:p>4.00</text:p>
          </table:table-cell>
          <table:table-cell office:value-type="float" office:value="1.50">
            <text:p>1.50</text:p>
          </table:table-cell>
          <table:table-cell office:value-type="float" office:value="50.00">
            <text:p>50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53.13">
            <text:p>53.13</text:p>
          </table:table-cell>
          <table:table-cell office:value-type="float" office:value="43.75">
            <text:p>43.75</text:p>
          </table:table-cell>
          <table:table-cell office:value-type="string">
            <text:p>-</text:p>
          </table:table-cell>
          <table:table-cell office:value-type="float" office:value="43.75">
            <text:p>43.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2.33">
            <text:p>52.33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Nora</text:p>
          </table:table-cell>
          <table:table-cell office:value-type="string">
            <text:p>Naderi</text:p>
          </table:table-cell>
          <table:table-cell office:value-type="string">
            <text:p>216535106</text:p>
          </table:table-cell>
          <table:table-cell office:value-type="string">
            <text:p>naderinora@gmail.com</text:p>
          </table:table-cell>
          <table:table-cell office:value-type="float" office:value="18.00">
            <text:p>18.00</text:p>
          </table:table-cell>
          <table:table-cell office:value-type="float" office:value="14.00">
            <text:p>14.00</text:p>
          </table:table-cell>
          <table:table-cell office:value-type="string">
            <text:p>-</text:p>
          </table:table-cell>
          <table:table-cell office:value-type="float" office:value="80.00">
            <text:p>80.00</text:p>
          </table:table-cell>
          <table:table-cell office:value-type="float" office:value="3.50">
            <text:p>3.50</text:p>
          </table:table-cell>
          <table:table-cell office:value-type="float" office:value="3.00">
            <text:p>3.00</text:p>
          </table:table-cell>
          <table:table-cell office:value-type="float" office:value="100.00">
            <text:p>100.00</text:p>
          </table:table-cell>
          <table:table-cell office:value-type="float" office:value="3.40">
            <text:p>3.40</text:p>
          </table:table-cell>
          <table:table-cell office:value-type="string">
            <text:p>-</text:p>
          </table:table-cell>
          <table:table-cell office:value-type="float" office:value="98.13">
            <text:p>98.13</text:p>
          </table:table-cell>
          <table:table-cell office:value-type="float" office:value="90.63">
            <text:p>90.63</text:p>
          </table:table-cell>
          <table:table-cell office:value-type="string">
            <text:p>-</text:p>
          </table:table-cell>
          <table:table-cell office:value-type="float" office:value="90.63">
            <text:p>90.6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9.17">
            <text:p>89.17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Riya</text:p>
          </table:table-cell>
          <table:table-cell office:value-type="string">
            <text:p>Nair</text:p>
          </table:table-cell>
          <table:table-cell office:value-type="string">
            <text:p>217672783</text:p>
          </table:table-cell>
          <table:table-cell office:value-type="string">
            <text:p>riyanair@my.yorku.ca</text:p>
          </table:table-cell>
          <table:table-cell office:value-type="float" office:value="17.00">
            <text:p>17.00</text:p>
          </table:table-cell>
          <table:table-cell office:value-type="float" office:value="16.00">
            <text:p>16.00</text:p>
          </table:table-cell>
          <table:table-cell office:value-type="float" office:value="16.00">
            <text:p>16.00</text:p>
          </table:table-cell>
          <table:table-cell office:value-type="float" office:value="81.67">
            <text:p>81.67</text:p>
          </table:table-cell>
          <table:table-cell office:value-type="float" office:value="3.50">
            <text:p>3.50</text:p>
          </table:table-cell>
          <table:table-cell office:value-type="float" office:value="4.00">
            <text:p>4.00</text:p>
          </table:table-cell>
          <table:table-cell office:value-type="float" office:value="100.00">
            <text:p>100.00</text:p>
          </table:table-cell>
          <table:table-cell office:value-type="float" office:value="3.60">
            <text:p>3.60</text:p>
          </table:table-cell>
          <table:table-cell office:value-type="string">
            <text:p>-</text:p>
          </table:table-cell>
          <table:table-cell office:value-type="float" office:value="99.20">
            <text:p>99.20</text:p>
          </table:table-cell>
          <table:table-cell office:value-type="float" office:value="90.63">
            <text:p>90.63</text:p>
          </table:table-cell>
          <table:table-cell office:value-type="string">
            <text:p>-</text:p>
          </table:table-cell>
          <table:table-cell office:value-type="float" office:value="90.63">
            <text:p>90.6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9.88">
            <text:p>89.88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Ferdows</text:p>
          </table:table-cell>
          <table:table-cell office:value-type="string">
            <text:p>Nariwal</text:p>
          </table:table-cell>
          <table:table-cell office:value-type="string">
            <text:p>214429278</text:p>
          </table:table-cell>
          <table:table-cell office:value-type="string">
            <text:p>ferdows_tetsaiga@hotmail.com</text:p>
          </table:table-cell>
          <table:table-cell office:value-type="float" office:value="13.00">
            <text:p>13.00</text:p>
          </table:table-cell>
          <table:table-cell office:value-type="string">
            <text:p>-</text:p>
          </table:table-cell>
          <table:table-cell office:value-type="float" office:value="16.00">
            <text:p>16.00</text:p>
          </table:table-cell>
          <table:table-cell office:value-type="float" office:value="72.50">
            <text:p>72.50</text:p>
          </table:table-cell>
          <table:table-cell office:value-type="float" office:value="4.00">
            <text:p>4.00</text:p>
          </table:table-cell>
          <table:table-cell office:value-type="float" office:value="3.00">
            <text:p>3.00</text:p>
          </table:table-cell>
          <table:table-cell office:value-type="float" office:value="100.00">
            <text:p>100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99.11">
            <text:p>99.11</text:p>
          </table:table-cell>
          <table:table-cell office:value-type="float" office:value="90.63">
            <text:p>90.63</text:p>
          </table:table-cell>
          <table:table-cell office:value-type="string">
            <text:p>-</text:p>
          </table:table-cell>
          <table:table-cell office:value-type="float" office:value="90.63">
            <text:p>90.6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7.23">
            <text:p>87.23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Yasmin</text:p>
          </table:table-cell>
          <table:table-cell office:value-type="string">
            <text:p>Nasrati</text:p>
          </table:table-cell>
          <table:table-cell office:value-type="string">
            <text:p>217258443</text:p>
          </table:table-cell>
          <table:table-cell office:value-type="string">
            <text:p>Nasratiy@my.yorku.ca</text:p>
          </table:table-cell>
          <table:table-cell office:value-type="float" office:value="15.00">
            <text:p>15.00</text:p>
          </table:table-cell>
          <table:table-cell office:value-type="float" office:value="9.00">
            <text:p>9.00</text:p>
          </table:table-cell>
          <table:table-cell office:value-type="float" office:value="14.00">
            <text:p>14.00</text:p>
          </table:table-cell>
          <table:table-cell office:value-type="float" office:value="63.33">
            <text:p>63.33</text:p>
          </table:table-cell>
          <table:table-cell office:value-type="float" office:value="4.00">
            <text:p>4.00</text:p>
          </table:table-cell>
          <table:table-cell office:value-type="float" office:value="3.50">
            <text:p>3.50</text:p>
          </table:table-cell>
          <table:table-cell office:value-type="float" office:value="100.00">
            <text:p>100.00</text:p>
          </table:table-cell>
          <table:table-cell office:value-type="float" office:value="3.20">
            <text:p>3.20</text:p>
          </table:table-cell>
          <table:table-cell office:value-type="string">
            <text:p>-</text:p>
          </table:table-cell>
          <table:table-cell office:value-type="float" office:value="98.84">
            <text:p>98.84</text:p>
          </table:table-cell>
          <table:table-cell office:value-type="float" office:value="84.38">
            <text:p>84.38</text:p>
          </table:table-cell>
          <table:table-cell office:value-type="string">
            <text:p>-</text:p>
          </table:table-cell>
          <table:table-cell office:value-type="float" office:value="84.38">
            <text:p>84.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1.41">
            <text:p>81.41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Donna</text:p>
          </table:table-cell>
          <table:table-cell office:value-type="string">
            <text:p>Nguyen</text:p>
          </table:table-cell>
          <table:table-cell office:value-type="string">
            <text:p>214952204</text:p>
          </table:table-cell>
          <table:table-cell office:value-type="string">
            <text:p>donnanguyen_1446@hotmail.com</text:p>
          </table:table-cell>
          <table:table-cell office:value-type="float" office:value="17.00">
            <text:p>17.00</text:p>
          </table:table-cell>
          <table:table-cell office:value-type="float" office:value="18.00">
            <text:p>18.00</text:p>
          </table:table-cell>
          <table:table-cell office:value-type="float" office:value="20.00">
            <text:p>20.00</text:p>
          </table:table-cell>
          <table:table-cell office:value-type="float" office:value="91.67">
            <text:p>91.67</text:p>
          </table:table-cell>
          <table:table-cell office:value-type="float" office:value="4.00">
            <text:p>4.00</text:p>
          </table:table-cell>
          <table:table-cell office:value-type="float" office:value="3.50">
            <text:p>3.50</text:p>
          </table:table-cell>
          <table:table-cell office:value-type="float" office:value="100.00">
            <text:p>100.00</text:p>
          </table:table-cell>
          <table:table-cell office:value-type="float" office:value="2.80">
            <text:p>2.80</text:p>
          </table:table-cell>
          <table:table-cell office:value-type="string">
            <text:p>-</text:p>
          </table:table-cell>
          <table:table-cell office:value-type="float" office:value="98.48">
            <text:p>98.48</text:p>
          </table:table-cell>
          <table:table-cell office:value-type="float" office:value="96.88">
            <text:p>96.88</text:p>
          </table:table-cell>
          <table:table-cell office:value-type="string">
            <text:p>-</text:p>
          </table:table-cell>
          <table:table-cell office:value-type="float" office:value="96.88">
            <text:p>96.8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5.72">
            <text:p>95.72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Joseph</text:p>
          </table:table-cell>
          <table:table-cell office:value-type="string">
            <text:p>Nguyen</text:p>
          </table:table-cell>
          <table:table-cell office:value-type="string">
            <text:p>214833438</text:p>
          </table:table-cell>
          <table:table-cell office:value-type="string">
            <text:p>joen98@my.yorku.ca</text:p>
          </table:table-cell>
          <table:table-cell office:value-type="float" office:value="15.00">
            <text:p>15.00</text:p>
          </table:table-cell>
          <table:table-cell office:value-type="float" office:value="13.00">
            <text:p>13.00</text:p>
          </table:table-cell>
          <table:table-cell office:value-type="float" office:value="17.00">
            <text:p>17.00</text:p>
          </table:table-cell>
          <table:table-cell office:value-type="float" office:value="75.00">
            <text:p>75.00</text:p>
          </table:table-cell>
          <table:table-cell office:value-type="float" office:value="4.00">
            <text:p>4.00</text:p>
          </table:table-cell>
          <table:table-cell office:value-type="float" office:value="3.50">
            <text:p>3.50</text:p>
          </table:table-cell>
          <table:table-cell office:value-type="float" office:value="62.50">
            <text:p>62.50</text:p>
          </table:table-cell>
          <table:table-cell office:value-type="float" office:value="2.80">
            <text:p>2.80</text:p>
          </table:table-cell>
          <table:table-cell office:value-type="string">
            <text:p>-</text:p>
          </table:table-cell>
          <table:table-cell office:value-type="float" office:value="65.00">
            <text:p>65.00</text:p>
          </table:table-cell>
          <table:table-cell office:value-type="float" office:value="78.13">
            <text:p>78.13</text:p>
          </table:table-cell>
          <table:table-cell office:value-type="string">
            <text:p>-</text:p>
          </table:table-cell>
          <table:table-cell office:value-type="float" office:value="78.13">
            <text:p>78.1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4.44">
            <text:p>74.44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Pavlo</text:p>
          </table:table-cell>
          <table:table-cell office:value-type="string">
            <text:p>Nohovitsyn</text:p>
          </table:table-cell>
          <table:table-cell office:value-type="string">
            <text:p>210963353</text:p>
          </table:table-cell>
          <table:table-cell office:value-type="string">
            <text:p>paveln@my.yorku.ca</text:p>
          </table:table-cell>
          <table:table-cell office:value-type="float" office:value="18.00">
            <text:p>18.00</text:p>
          </table:table-cell>
          <table:table-cell office:value-type="float" office:value="18.00">
            <text:p>18.00</text:p>
          </table:table-cell>
          <table:table-cell office:value-type="float" office:value="20.00">
            <text:p>20.00</text:p>
          </table:table-cell>
          <table:table-cell office:value-type="float" office:value="93.33">
            <text:p>93.33</text:p>
          </table:table-cell>
          <table:table-cell office:value-type="float" office:value="4.00">
            <text:p>4.00</text:p>
          </table:table-cell>
          <table:table-cell office:value-type="float" office:value="2.50">
            <text:p>2.50</text:p>
          </table:table-cell>
          <table:table-cell office:value-type="float" office:value="100.00">
            <text:p>100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98.66">
            <text:p>98.66</text:p>
          </table:table-cell>
          <table:table-cell office:value-type="float" office:value="87.50">
            <text:p>87.50</text:p>
          </table:table-cell>
          <table:table-cell office:value-type="string">
            <text:p>-</text:p>
          </table:table-cell>
          <table:table-cell office:value-type="float" office:value="87.50">
            <text:p>87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1.55">
            <text:p>91.55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Sharleen</text:p>
          </table:table-cell>
          <table:table-cell office:value-type="string">
            <text:p>Oberoi</text:p>
          </table:table-cell>
          <table:table-cell office:value-type="string">
            <text:p>217479668</text:p>
          </table:table-cell>
          <table:table-cell office:value-type="string">
            <text:p>oberoisharleen@gmail.com</text:p>
          </table:table-cell>
          <table:table-cell office:value-type="float" office:value="16.00">
            <text:p>16.00</text:p>
          </table:table-cell>
          <table:table-cell office:value-type="float" office:value="13.00">
            <text:p>13.00</text:p>
          </table:table-cell>
          <table:table-cell office:value-type="float" office:value="16.00">
            <text:p>16.00</text:p>
          </table:table-cell>
          <table:table-cell office:value-type="float" office:value="75.00">
            <text:p>75.00</text:p>
          </table:table-cell>
          <table:table-cell office:value-type="float" office:value="4.00">
            <text:p>4.00</text:p>
          </table:table-cell>
          <table:table-cell office:value-type="float" office:value="3.00">
            <text:p>3.00</text:p>
          </table:table-cell>
          <table:table-cell office:value-type="float" office:value="100.00">
            <text:p>100.00</text:p>
          </table:table-cell>
          <table:table-cell office:value-type="float" office:value="3.60">
            <text:p>3.60</text:p>
          </table:table-cell>
          <table:table-cell office:value-type="string">
            <text:p>-</text:p>
          </table:table-cell>
          <table:table-cell office:value-type="float" office:value="98.75">
            <text:p>98.75</text:p>
          </table:table-cell>
          <table:table-cell office:value-type="float" office:value="87.50">
            <text:p>87.50</text:p>
          </table:table-cell>
          <table:table-cell office:value-type="string">
            <text:p>-</text:p>
          </table:table-cell>
          <table:table-cell office:value-type="float" office:value="87.50">
            <text:p>87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6.30">
            <text:p>86.30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Parmida</text:p>
          </table:table-cell>
          <table:table-cell office:value-type="string">
            <text:p>Ojani</text:p>
          </table:table-cell>
          <table:table-cell office:value-type="string">
            <text:p>216907594</text:p>
          </table:table-cell>
          <table:table-cell office:value-type="string">
            <text:p>pojani@my.yorku.ca</text:p>
          </table:table-cell>
          <table:table-cell office:value-type="float" office:value="18.00">
            <text:p>18.00</text:p>
          </table:table-cell>
          <table:table-cell office:value-type="float" office:value="11.00">
            <text:p>11.00</text:p>
          </table:table-cell>
          <table:table-cell office:value-type="float" office:value="16.00">
            <text:p>16.00</text:p>
          </table:table-cell>
          <table:table-cell office:value-type="float" office:value="75.00">
            <text:p>75.00</text:p>
          </table:table-cell>
          <table:table-cell office:value-type="float" office:value="3.50">
            <text:p>3.50</text:p>
          </table:table-cell>
          <table:table-cell office:value-type="float" office:value="2.00">
            <text:p>2.00</text:p>
          </table:table-cell>
          <table:table-cell office:value-type="float" office:value="62.50">
            <text:p>62.50</text:p>
          </table:table-cell>
          <table:table-cell office:value-type="float" office:value="3.60">
            <text:p>3.60</text:p>
          </table:table-cell>
          <table:table-cell office:value-type="string">
            <text:p>-</text:p>
          </table:table-cell>
          <table:table-cell office:value-type="float" office:value="63.93">
            <text:p>63.93</text:p>
          </table:table-cell>
          <table:table-cell office:value-type="float" office:value="81.25">
            <text:p>81.25</text:p>
          </table:table-cell>
          <table:table-cell office:value-type="string">
            <text:p>-</text:p>
          </table:table-cell>
          <table:table-cell office:value-type="float" office:value="81.25">
            <text:p>81.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5.77">
            <text:p>75.77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Nana Yaa</text:p>
          </table:table-cell>
          <table:table-cell office:value-type="string">
            <text:p>Opoku-Ware</text:p>
          </table:table-cell>
          <table:table-cell office:value-type="string">
            <text:p>213551247</text:p>
          </table:table-cell>
          <table:table-cell office:value-type="string">
            <text:p>nanayaa@my.yorku.ca</text:p>
          </table:table-cell>
          <table:table-cell office:value-type="float" office:value="17.00">
            <text:p>17.00</text:p>
          </table:table-cell>
          <table:table-cell office:value-type="float" office:value="15.00">
            <text:p>15.00</text:p>
          </table:table-cell>
          <table:table-cell office:value-type="float" office:value="14.00">
            <text:p>14.00</text:p>
          </table:table-cell>
          <table:table-cell office:value-type="float" office:value="76.67">
            <text:p>76.67</text:p>
          </table:table-cell>
          <table:table-cell office:value-type="float" office:value="4.00">
            <text:p>4.00</text:p>
          </table:table-cell>
          <table:table-cell office:value-type="float" office:value="3.00">
            <text:p>3.00</text:p>
          </table:table-cell>
          <table:table-cell office:value-type="float" office:value="75.00">
            <text:p>75.00</text:p>
          </table:table-cell>
          <table:table-cell office:value-type="float" office:value="40.00">
            <text:p>40.00</text:p>
          </table:table-cell>
          <table:table-cell office:value-type="string">
            <text:p>-</text:p>
          </table:table-cell>
          <table:table-cell office:value-type="float" office:value="108.93">
            <text:p>108.93</text:p>
          </table:table-cell>
          <table:table-cell office:value-type="float" office:value="93.75">
            <text:p>93.75</text:p>
          </table:table-cell>
          <table:table-cell office:value-type="string">
            <text:p>-</text:p>
          </table:table-cell>
          <table:table-cell office:value-type="float" office:value="93.75">
            <text:p>93.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2.07">
            <text:p>92.07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Aaron</text:p>
          </table:table-cell>
          <table:table-cell office:value-type="string">
            <text:p>Osiel</text:p>
          </table:table-cell>
          <table:table-cell office:value-type="string">
            <text:p>215700198</text:p>
          </table:table-cell>
          <table:table-cell office:value-type="string">
            <text:p>aosiel@my.yorku.ca</text:p>
          </table:table-cell>
          <table:table-cell office:value-type="float" office:value="18.00">
            <text:p>18.00</text:p>
          </table:table-cell>
          <table:table-cell office:value-type="float" office:value="20.00">
            <text:p>20.00</text:p>
          </table:table-cell>
          <table:table-cell office:value-type="float" office:value="16.00">
            <text:p>16.00</text:p>
          </table:table-cell>
          <table:table-cell office:value-type="float" office:value="90.00">
            <text:p>90.00</text:p>
          </table:table-cell>
          <table:table-cell office:value-type="float" office:value="4.00">
            <text:p>4.00</text:p>
          </table:table-cell>
          <table:table-cell office:value-type="float" office:value="4.00">
            <text:p>4.00</text:p>
          </table:table-cell>
          <table:table-cell office:value-type="float" office:value="100.00">
            <text:p>100.00</text:p>
          </table:table-cell>
          <table:table-cell office:value-type="float" office:value="3.20">
            <text:p>3.20</text:p>
          </table:table-cell>
          <table:table-cell office:value-type="string">
            <text:p>-</text:p>
          </table:table-cell>
          <table:table-cell office:value-type="float" office:value="99.29">
            <text:p>99.29</text:p>
          </table:table-cell>
          <table:table-cell office:value-type="float" office:value="84.38">
            <text:p>84.38</text:p>
          </table:table-cell>
          <table:table-cell office:value-type="string">
            <text:p>-</text:p>
          </table:table-cell>
          <table:table-cell office:value-type="float" office:value="84.38">
            <text:p>84.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9.17">
            <text:p>89.17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Sweta</text:p>
          </table:table-cell>
          <table:table-cell office:value-type="string">
            <text:p>Pandey</text:p>
          </table:table-cell>
          <table:table-cell office:value-type="string">
            <text:p>213348271</text:p>
          </table:table-cell>
          <table:table-cell office:value-type="string">
            <text:p>spandey6@my.yorku.ca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50.00">
            <text:p>5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44.64">
            <text:p>44.64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3.33">
            <text:p>13.33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Veronika</text:p>
          </table:table-cell>
          <table:table-cell office:value-type="string">
            <text:p>Papoutsis</text:p>
          </table:table-cell>
          <table:table-cell office:value-type="string">
            <text:p>217260811</text:p>
          </table:table-cell>
          <table:table-cell office:value-type="string">
            <text:p>veronicapapoutsis@gmail.com</text:p>
          </table:table-cell>
          <table:table-cell office:value-type="float" office:value="13.00">
            <text:p>13.00</text:p>
          </table:table-cell>
          <table:table-cell office:value-type="float" office:value="9.00">
            <text:p>9.00</text:p>
          </table:table-cell>
          <table:table-cell office:value-type="float" office:value="15.00">
            <text:p>15.00</text:p>
          </table:table-cell>
          <table:table-cell office:value-type="float" office:value="61.67">
            <text:p>61.67</text:p>
          </table:table-cell>
          <table:table-cell office:value-type="float" office:value="3.00">
            <text:p>3.00</text:p>
          </table:table-cell>
          <table:table-cell office:value-type="float" office:value="3.50">
            <text:p>3.50</text:p>
          </table:table-cell>
          <table:table-cell office:value-type="float" office:value="100.00">
            <text:p>100.00</text:p>
          </table:table-cell>
          <table:table-cell office:value-type="float" office:value="1.20">
            <text:p>1.20</text:p>
          </table:table-cell>
          <table:table-cell office:value-type="string">
            <text:p>-</text:p>
          </table:table-cell>
          <table:table-cell office:value-type="float" office:value="96.16">
            <text:p>96.16</text:p>
          </table:table-cell>
          <table:table-cell office:value-type="float" office:value="75.00">
            <text:p>75.00</text:p>
          </table:table-cell>
          <table:table-cell office:value-type="string">
            <text:p>-</text:p>
          </table:table-cell>
          <table:table-cell office:value-type="float" office:value="75.00">
            <text:p>7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5.67">
            <text:p>75.67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Aatam</text:p>
          </table:table-cell>
          <table:table-cell office:value-type="string">
            <text:p>Patel</text:p>
          </table:table-cell>
          <table:table-cell office:value-type="string">
            <text:p>216690356</text:p>
          </table:table-cell>
          <table:table-cell office:value-type="string">
            <text:p>aatamp@gmail.com</text:p>
          </table:table-cell>
          <table:table-cell office:value-type="float" office:value="11.00">
            <text:p>11.00</text:p>
          </table:table-cell>
          <table:table-cell office:value-type="float" office:value="12.00">
            <text:p>12.00</text:p>
          </table:table-cell>
          <table:table-cell office:value-type="float" office:value="15.00">
            <text:p>15.00</text:p>
          </table:table-cell>
          <table:table-cell office:value-type="float" office:value="63.33">
            <text:p>63.33</text:p>
          </table:table-cell>
          <table:table-cell office:value-type="float" office:value="3.50">
            <text:p>3.50</text:p>
          </table:table-cell>
          <table:table-cell office:value-type="float" office:value="3.00">
            <text:p>3.00</text:p>
          </table:table-cell>
          <table:table-cell office:value-type="float" office:value="87.50">
            <text:p>87.50</text:p>
          </table:table-cell>
          <table:table-cell office:value-type="float" office:value="2.80">
            <text:p>2.80</text:p>
          </table:table-cell>
          <table:table-cell office:value-type="string">
            <text:p>-</text:p>
          </table:table-cell>
          <table:table-cell office:value-type="float" office:value="86.43">
            <text:p>86.43</text:p>
          </table:table-cell>
          <table:table-cell office:value-type="float" office:value="71.88">
            <text:p>71.88</text:p>
          </table:table-cell>
          <table:table-cell office:value-type="string">
            <text:p>-</text:p>
          </table:table-cell>
          <table:table-cell office:value-type="float" office:value="71.88">
            <text:p>71.8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2.52">
            <text:p>72.52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Iram</text:p>
          </table:table-cell>
          <table:table-cell office:value-type="string">
            <text:p>Patel</text:p>
          </table:table-cell>
          <table:table-cell office:value-type="string">
            <text:p>217576455</text:p>
          </table:table-cell>
          <table:table-cell office:value-type="string">
            <text:p>Iramsirajpatel@gmail.com</text:p>
          </table:table-cell>
          <table:table-cell office:value-type="float" office:value="17.00">
            <text:p>17.00</text:p>
          </table:table-cell>
          <table:table-cell office:value-type="float" office:value="11.00">
            <text:p>11.00</text:p>
          </table:table-cell>
          <table:table-cell office:value-type="float" office:value="14.00">
            <text:p>14.00</text:p>
          </table:table-cell>
          <table:table-cell office:value-type="float" office:value="70.00">
            <text:p>70.00</text:p>
          </table:table-cell>
          <table:table-cell office:value-type="float" office:value="3.00">
            <text:p>3.00</text:p>
          </table:table-cell>
          <table:table-cell office:value-type="float" office:value="3.00">
            <text:p>3.00</text:p>
          </table:table-cell>
          <table:table-cell office:value-type="float" office:value="87.50">
            <text:p>87.50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float" office:value="86.16">
            <text:p>86.16</text:p>
          </table:table-cell>
          <table:table-cell office:value-type="float" office:value="68.75">
            <text:p>68.75</text:p>
          </table:table-cell>
          <table:table-cell office:value-type="string">
            <text:p>-</text:p>
          </table:table-cell>
          <table:table-cell office:value-type="float" office:value="68.75">
            <text:p>68.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2.81">
            <text:p>72.81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Jahnavi</text:p>
          </table:table-cell>
          <table:table-cell office:value-type="string">
            <text:p>Patel</text:p>
          </table:table-cell>
          <table:table-cell office:value-type="string">
            <text:p>217279308</text:p>
          </table:table-cell>
          <table:table-cell office:value-type="string">
            <text:p>janu1606@gmail.com</text:p>
          </table:table-cell>
          <table:table-cell office:value-type="float" office:value="15.00">
            <text:p>15.00</text:p>
          </table:table-cell>
          <table:table-cell office:value-type="float" office:value="18.00">
            <text:p>18.00</text:p>
          </table:table-cell>
          <table:table-cell office:value-type="float" office:value="17.00">
            <text:p>17.00</text:p>
          </table:table-cell>
          <table:table-cell office:value-type="float" office:value="83.33">
            <text:p>83.33</text:p>
          </table:table-cell>
          <table:table-cell office:value-type="float" office:value="3.50">
            <text:p>3.50</text:p>
          </table:table-cell>
          <table:table-cell office:value-type="float" office:value="3.00">
            <text:p>3.00</text:p>
          </table:table-cell>
          <table:table-cell office:value-type="float" office:value="100.00">
            <text:p>100.00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float" office:value="97.77">
            <text:p>97.77</text:p>
          </table:table-cell>
          <table:table-cell office:value-type="float" office:value="84.38">
            <text:p>84.38</text:p>
          </table:table-cell>
          <table:table-cell office:value-type="string">
            <text:p>-</text:p>
          </table:table-cell>
          <table:table-cell office:value-type="float" office:value="84.38">
            <text:p>84.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6.93">
            <text:p>86.93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Rushi</text:p>
          </table:table-cell>
          <table:table-cell office:value-type="string">
            <text:p>Patel</text:p>
          </table:table-cell>
          <table:table-cell office:value-type="string">
            <text:p>215445281</text:p>
          </table:table-cell>
          <table:table-cell office:value-type="string">
            <text:p>ruship22@my.yorku.ca</text:p>
          </table:table-cell>
          <table:table-cell office:value-type="float" office:value="19.00">
            <text:p>19.00</text:p>
          </table:table-cell>
          <table:table-cell office:value-type="float" office:value="20.00">
            <text:p>20.00</text:p>
          </table:table-cell>
          <table:table-cell office:value-type="float" office:value="19.00">
            <text:p>19.00</text:p>
          </table:table-cell>
          <table:table-cell office:value-type="float" office:value="96.67">
            <text:p>96.67</text:p>
          </table:table-cell>
          <table:table-cell office:value-type="float" office:value="4.00">
            <text:p>4.00</text:p>
          </table:table-cell>
          <table:table-cell office:value-type="float" office:value="4.00">
            <text:p>4.00</text:p>
          </table:table-cell>
          <table:table-cell office:value-type="float" office:value="100.00">
            <text:p>100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100.00">
            <text:p>100.00</text:p>
          </table:table-cell>
          <table:table-cell office:value-type="float" office:value="78.13">
            <text:p>78.13</text:p>
          </table:table-cell>
          <table:table-cell office:value-type="string">
            <text:p>-</text:p>
          </table:table-cell>
          <table:table-cell office:value-type="float" office:value="78.13">
            <text:p>78.1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8.11">
            <text:p>88.11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Julia</text:p>
          </table:table-cell>
          <table:table-cell office:value-type="string">
            <text:p>Peredo</text:p>
          </table:table-cell>
          <table:table-cell office:value-type="string">
            <text:p>217460478</text:p>
          </table:table-cell>
          <table:table-cell office:value-type="string">
            <text:p>peredo05@my.yorku.ca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14.00">
            <text:p>14.00</text:p>
          </table:table-cell>
          <table:table-cell office:value-type="float" office:value="55.00">
            <text:p>55.00</text:p>
          </table:table-cell>
          <table:table-cell office:value-type="float" office:value="3.50">
            <text:p>3.50</text:p>
          </table:table-cell>
          <table:table-cell office:value-type="float" office:value="3.00">
            <text:p>3.00</text:p>
          </table:table-cell>
          <table:table-cell office:value-type="float" office:value="100.00">
            <text:p>100.00</text:p>
          </table:table-cell>
          <table:table-cell office:value-type="float" office:value="3.20">
            <text:p>3.20</text:p>
          </table:table-cell>
          <table:table-cell office:value-type="string">
            <text:p>-</text:p>
          </table:table-cell>
          <table:table-cell office:value-type="float" office:value="97.95">
            <text:p>97.95</text:p>
          </table:table-cell>
          <table:table-cell office:value-type="float" office:value="65.63">
            <text:p>65.63</text:p>
          </table:table-cell>
          <table:table-cell office:value-type="string">
            <text:p>-</text:p>
          </table:table-cell>
          <table:table-cell office:value-type="float" office:value="65.63">
            <text:p>65.6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9.45">
            <text:p>69.45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Shawna</text:p>
          </table:table-cell>
          <table:table-cell office:value-type="string">
            <text:p>Pichler</text:p>
          </table:table-cell>
          <table:table-cell office:value-type="string">
            <text:p>201458207</text:p>
          </table:table-cell>
          <table:table-cell office:value-type="string">
            <text:p>shawna75@my.yorku.ca</text:p>
          </table:table-cell>
          <table:table-cell office:value-type="float" office:value="18.00">
            <text:p>18.00</text:p>
          </table:table-cell>
          <table:table-cell office:value-type="float" office:value="15.00">
            <text:p>15.00</text:p>
          </table:table-cell>
          <table:table-cell office:value-type="float" office:value="16.00">
            <text:p>16.00</text:p>
          </table:table-cell>
          <table:table-cell office:value-type="float" office:value="81.67">
            <text:p>81.67</text:p>
          </table:table-cell>
          <table:table-cell office:value-type="float" office:value="3.00">
            <text:p>3.00</text:p>
          </table:table-cell>
          <table:table-cell office:value-type="float" office:value="2.50">
            <text:p>2.50</text:p>
          </table:table-cell>
          <table:table-cell office:value-type="float" office:value="100.00">
            <text:p>100.00</text:p>
          </table:table-cell>
          <table:table-cell office:value-type="float" office:value="3.60">
            <text:p>3.60</text:p>
          </table:table-cell>
          <table:table-cell office:value-type="string">
            <text:p>-</text:p>
          </table:table-cell>
          <table:table-cell office:value-type="float" office:value="97.41">
            <text:p>97.41</text:p>
          </table:table-cell>
          <table:table-cell office:value-type="float" office:value="78.13">
            <text:p>78.13</text:p>
          </table:table-cell>
          <table:table-cell office:value-type="string">
            <text:p>-</text:p>
          </table:table-cell>
          <table:table-cell office:value-type="float" office:value="78.13">
            <text:p>78.1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3.25">
            <text:p>83.25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Aarushi</text:p>
          </table:table-cell>
          <table:table-cell office:value-type="string">
            <text:p>Pradhan</text:p>
          </table:table-cell>
          <table:table-cell office:value-type="string">
            <text:p>217103433</text:p>
          </table:table-cell>
          <table:table-cell office:value-type="string">
            <text:p>aaruushi@my.yorku.ca</text:p>
          </table:table-cell>
          <table:table-cell office:value-type="float" office:value="15.00">
            <text:p>15.00</text:p>
          </table:table-cell>
          <table:table-cell office:value-type="float" office:value="17.00">
            <text:p>17.00</text:p>
          </table:table-cell>
          <table:table-cell office:value-type="float" office:value="19.00">
            <text:p>19.00</text:p>
          </table:table-cell>
          <table:table-cell office:value-type="float" office:value="85.00">
            <text:p>85.00</text:p>
          </table:table-cell>
          <table:table-cell office:value-type="float" office:value="3.50">
            <text:p>3.50</text:p>
          </table:table-cell>
          <table:table-cell office:value-type="float" office:value="4.00">
            <text:p>4.00</text:p>
          </table:table-cell>
          <table:table-cell office:value-type="float" office:value="100.00">
            <text:p>100.00</text:p>
          </table:table-cell>
          <table:table-cell office:value-type="float" office:value="3.60">
            <text:p>3.60</text:p>
          </table:table-cell>
          <table:table-cell office:value-type="string">
            <text:p>-</text:p>
          </table:table-cell>
          <table:table-cell office:value-type="float" office:value="99.20">
            <text:p>99.20</text:p>
          </table:table-cell>
          <table:table-cell office:value-type="float" office:value="84.38">
            <text:p>84.38</text:p>
          </table:table-cell>
          <table:table-cell office:value-type="string">
            <text:p>-</text:p>
          </table:table-cell>
          <table:table-cell office:value-type="float" office:value="84.38">
            <text:p>84.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7.71">
            <text:p>87.71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Tyler</text:p>
          </table:table-cell>
          <table:table-cell office:value-type="string">
            <text:p>Pryce</text:p>
          </table:table-cell>
          <table:table-cell office:value-type="string">
            <text:p>216550808</text:p>
          </table:table-cell>
          <table:table-cell office:value-type="string">
            <text:p>Tpryce10@my.yorku.ca</text:p>
          </table:table-cell>
          <table:table-cell office:value-type="float" office:value="11.00">
            <text:p>11.00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68.33">
            <text:p>68.33</text:p>
          </table:table-cell>
          <table:table-cell office:value-type="float" office:value="3.00">
            <text:p>3.00</text:p>
          </table:table-cell>
          <table:table-cell office:value-type="float" office:value="4.00">
            <text:p>4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6.25">
            <text:p>6.25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0.96">
            <text:p>20.96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Stephanie</text:p>
          </table:table-cell>
          <table:table-cell office:value-type="string">
            <text:p>Quach</text:p>
          </table:table-cell>
          <table:table-cell office:value-type="string">
            <text:p>217282666</text:p>
          </table:table-cell>
          <table:table-cell office:value-type="string">
            <text:p>stephq01@my.yorku.ca</text:p>
          </table:table-cell>
          <table:table-cell office:value-type="float" office:value="20.00">
            <text:p>20.00</text:p>
          </table:table-cell>
          <table:table-cell office:value-type="float" office:value="14.00">
            <text:p>14.00</text:p>
          </table:table-cell>
          <table:table-cell office:value-type="float" office:value="17.00">
            <text:p>17.00</text:p>
          </table:table-cell>
          <table:table-cell office:value-type="float" office:value="85.00">
            <text:p>85.00</text:p>
          </table:table-cell>
          <table:table-cell office:value-type="float" office:value="3.50">
            <text:p>3.50</text:p>
          </table:table-cell>
          <table:table-cell office:value-type="float" office:value="4.00">
            <text:p>4.00</text:p>
          </table:table-cell>
          <table:table-cell office:value-type="float" office:value="87.50">
            <text:p>87.5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88.39">
            <text:p>88.39</text:p>
          </table:table-cell>
          <table:table-cell office:value-type="float" office:value="81.25">
            <text:p>81.25</text:p>
          </table:table-cell>
          <table:table-cell office:value-type="string">
            <text:p>-</text:p>
          </table:table-cell>
          <table:table-cell office:value-type="float" office:value="81.25">
            <text:p>81.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3.85">
            <text:p>83.85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Junwei</text:p>
          </table:table-cell>
          <table:table-cell office:value-type="string">
            <text:p>Quan</text:p>
          </table:table-cell>
          <table:table-cell office:value-type="string">
            <text:p>216693780</text:p>
          </table:table-cell>
          <table:table-cell office:value-type="string">
            <text:p>jquan287619461@gmail.com</text:p>
          </table:table-cell>
          <table:table-cell office:value-type="float" office:value="15.00">
            <text:p>15.00</text:p>
          </table:table-cell>
          <table:table-cell office:value-type="float" office:value="14.00">
            <text:p>14.00</text:p>
          </table:table-cell>
          <table:table-cell office:value-type="float" office:value="19.00">
            <text:p>19.00</text:p>
          </table:table-cell>
          <table:table-cell office:value-type="float" office:value="80.00">
            <text:p>80.00</text:p>
          </table:table-cell>
          <table:table-cell office:value-type="float" office:value="4.00">
            <text:p>4.00</text:p>
          </table:table-cell>
          <table:table-cell office:value-type="float" office:value="3.00">
            <text:p>3.00</text:p>
          </table:table-cell>
          <table:table-cell office:value-type="float" office:value="75.00">
            <text:p>75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76.79">
            <text:p>76.79</text:p>
          </table:table-cell>
          <table:table-cell office:value-type="float" office:value="75.00">
            <text:p>75.00</text:p>
          </table:table-cell>
          <table:table-cell office:value-type="string">
            <text:p>-</text:p>
          </table:table-cell>
          <table:table-cell office:value-type="float" office:value="75.00">
            <text:p>7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6.82">
            <text:p>76.82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Aftab</text:p>
          </table:table-cell>
          <table:table-cell office:value-type="string">
            <text:p>Rafiei</text:p>
          </table:table-cell>
          <table:table-cell office:value-type="string">
            <text:p>216443889</text:p>
          </table:table-cell>
          <table:table-cell office:value-type="string">
            <text:p>aftab202@my.yorku.ca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37.50">
            <text:p>37.50</text:p>
          </table:table-cell>
          <table:table-cell office:value-type="float" office:value="2.50">
            <text:p>2.50</text:p>
          </table:table-cell>
          <table:table-cell office:value-type="float" office:value="3.00">
            <text:p>3.00</text:p>
          </table:table-cell>
          <table:table-cell office:value-type="float" office:value="50.00">
            <text:p>50.00</text:p>
          </table:table-cell>
          <table:table-cell office:value-type="float" office:value="1.60">
            <text:p>1.60</text:p>
          </table:table-cell>
          <table:table-cell office:value-type="string">
            <text:p>-</text:p>
          </table:table-cell>
          <table:table-cell office:value-type="float" office:value="50.98">
            <text:p>50.98</text:p>
          </table:table-cell>
          <table:table-cell office:value-type="float" office:value="81.25">
            <text:p>81.25</text:p>
          </table:table-cell>
          <table:table-cell office:value-type="string">
            <text:p>-</text:p>
          </table:table-cell>
          <table:table-cell office:value-type="float" office:value="81.25">
            <text:p>81.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2.24">
            <text:p>62.24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Izzatul</text:p>
          </table:table-cell>
          <table:table-cell office:value-type="string">
            <text:p>Rahman</text:p>
          </table:table-cell>
          <table:table-cell office:value-type="string">
            <text:p>216421612</text:p>
          </table:table-cell>
          <table:table-cell office:value-type="string">
            <text:p>rahman08@my.yorku.ca</text:p>
          </table:table-cell>
          <table:table-cell office:value-type="float" office:value="14.00">
            <text:p>14.00</text:p>
          </table:table-cell>
          <table:table-cell office:value-type="string">
            <text:p>-</text:p>
          </table:table-cell>
          <table:table-cell office:value-type="float" office:value="12.00">
            <text:p>12.00</text:p>
          </table:table-cell>
          <table:table-cell office:value-type="float" office:value="65.00">
            <text:p>65.00</text:p>
          </table:table-cell>
          <table:table-cell office:value-type="float" office:value="3.00">
            <text:p>3.00</text:p>
          </table:table-cell>
          <table:table-cell office:value-type="float" office:value="0.50">
            <text:p>0.5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3.13">
            <text:p>3.13</text:p>
          </table:table-cell>
          <table:table-cell office:value-type="float" office:value="15.63">
            <text:p>15.63</text:p>
          </table:table-cell>
          <table:table-cell office:value-type="string">
            <text:p>-</text:p>
          </table:table-cell>
          <table:table-cell office:value-type="float" office:value="15.63">
            <text:p>15.6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7.15">
            <text:p>27.15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Sinead</text:p>
          </table:table-cell>
          <table:table-cell office:value-type="string">
            <text:p>Ramsaroop</text:p>
          </table:table-cell>
          <table:table-cell office:value-type="string">
            <text:p>209565979</text:p>
          </table:table-cell>
          <table:table-cell office:value-type="string">
            <text:p>sineadr@my.yorku.ca</text:p>
          </table:table-cell>
          <table:table-cell office:value-type="float" office:value="14.00">
            <text:p>14.00</text:p>
          </table:table-cell>
          <table:table-cell office:value-type="float" office:value="13.00">
            <text:p>13.00</text:p>
          </table:table-cell>
          <table:table-cell office:value-type="float" office:value="8.00">
            <text:p>8.00</text:p>
          </table:table-cell>
          <table:table-cell office:value-type="float" office:value="58.33">
            <text:p>58.33</text:p>
          </table:table-cell>
          <table:table-cell office:value-type="float" office:value="1.50">
            <text:p>1.50</text:p>
          </table:table-cell>
          <table:table-cell office:value-type="float" office:value="2.00">
            <text:p>2.00</text:p>
          </table:table-cell>
          <table:table-cell office:value-type="float" office:value="75.00">
            <text:p>75.00</text:p>
          </table:table-cell>
          <table:table-cell office:value-type="float" office:value="3.20">
            <text:p>3.20</text:p>
          </table:table-cell>
          <table:table-cell office:value-type="string">
            <text:p>-</text:p>
          </table:table-cell>
          <table:table-cell office:value-type="float" office:value="72.95">
            <text:p>72.95</text:p>
          </table:table-cell>
          <table:table-cell office:value-type="float" office:value="68.75">
            <text:p>68.75</text:p>
          </table:table-cell>
          <table:table-cell office:value-type="string">
            <text:p>-</text:p>
          </table:table-cell>
          <table:table-cell office:value-type="float" office:value="68.75">
            <text:p>68.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6.65">
            <text:p>66.65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Tina</text:p>
          </table:table-cell>
          <table:table-cell office:value-type="string">
            <text:p>Rastgoo</text:p>
          </table:table-cell>
          <table:table-cell office:value-type="string">
            <text:p>217231978</text:p>
          </table:table-cell>
          <table:table-cell office:value-type="string">
            <text:p>trastgoo@nancycampbell.ca</text:p>
          </table:table-cell>
          <table:table-cell office:value-type="float" office:value="12.00">
            <text:p>12.00</text:p>
          </table:table-cell>
          <table:table-cell office:value-type="float" office:value="14.00">
            <text:p>14.00</text:p>
          </table:table-cell>
          <table:table-cell office:value-type="float" office:value="13.00">
            <text:p>13.00</text:p>
          </table:table-cell>
          <table:table-cell office:value-type="float" office:value="65.00">
            <text:p>65.00</text:p>
          </table:table-cell>
          <table:table-cell office:value-type="float" office:value="3.50">
            <text:p>3.50</text:p>
          </table:table-cell>
          <table:table-cell office:value-type="float" office:value="2.50">
            <text:p>2.50</text:p>
          </table:table-cell>
          <table:table-cell office:value-type="float" office:value="25.00">
            <text:p>25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31.25">
            <text:p>31.25</text:p>
          </table:table-cell>
          <table:table-cell office:value-type="float" office:value="84.38">
            <text:p>84.38</text:p>
          </table:table-cell>
          <table:table-cell office:value-type="string">
            <text:p>-</text:p>
          </table:table-cell>
          <table:table-cell office:value-type="float" office:value="84.38">
            <text:p>84.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7.51">
            <text:p>67.51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Rafia</text:p>
          </table:table-cell>
          <table:table-cell office:value-type="string">
            <text:p>Rehan</text:p>
          </table:table-cell>
          <table:table-cell office:value-type="string">
            <text:p>216345191</text:p>
          </table:table-cell>
          <table:table-cell office:value-type="string">
            <text:p>elishamalik60@gmail.com</text:p>
          </table:table-cell>
          <table:table-cell office:value-type="float" office:value="20.00">
            <text:p>20.00</text:p>
          </table:table-cell>
          <table:table-cell office:value-type="float" office:value="16.00">
            <text:p>16.00</text:p>
          </table:table-cell>
          <table:table-cell office:value-type="float" office:value="17.00">
            <text:p>17.00</text:p>
          </table:table-cell>
          <table:table-cell office:value-type="float" office:value="88.33">
            <text:p>88.33</text:p>
          </table:table-cell>
          <table:table-cell office:value-type="float" office:value="3.50">
            <text:p>3.50</text:p>
          </table:table-cell>
          <table:table-cell office:value-type="float" office:value="2.50">
            <text:p>2.50</text:p>
          </table:table-cell>
          <table:table-cell office:value-type="float" office:value="100.00">
            <text:p>100.00</text:p>
          </table:table-cell>
          <table:table-cell office:value-type="float" office:value="3.60">
            <text:p>3.60</text:p>
          </table:table-cell>
          <table:table-cell office:value-type="string">
            <text:p>-</text:p>
          </table:table-cell>
          <table:table-cell office:value-type="float" office:value="97.86">
            <text:p>97.86</text:p>
          </table:table-cell>
          <table:table-cell office:value-type="float" office:value="81.25">
            <text:p>81.25</text:p>
          </table:table-cell>
          <table:table-cell office:value-type="string">
            <text:p>-</text:p>
          </table:table-cell>
          <table:table-cell office:value-type="float" office:value="81.25">
            <text:p>81.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6.82">
            <text:p>86.82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Nigel</text:p>
          </table:table-cell>
          <table:table-cell office:value-type="string">
            <text:p>Reyes-Ramoutar</text:p>
          </table:table-cell>
          <table:table-cell office:value-type="string">
            <text:p>214343123</text:p>
          </table:table-cell>
          <table:table-cell office:value-type="string">
            <text:p>nigel.reyesr@gmail.com</text:p>
          </table:table-cell>
          <table:table-cell office:value-type="float" office:value="13.00">
            <text:p>13.00</text:p>
          </table:table-cell>
          <table:table-cell office:value-type="float" office:value="11.00">
            <text:p>11.00</text:p>
          </table:table-cell>
          <table:table-cell office:value-type="float" office:value="12.00">
            <text:p>12.00</text:p>
          </table:table-cell>
          <table:table-cell office:value-type="float" office:value="60.00">
            <text:p>60.00</text:p>
          </table:table-cell>
          <table:table-cell office:value-type="float" office:value="3.50">
            <text:p>3.50</text:p>
          </table:table-cell>
          <table:table-cell office:value-type="float" office:value="2.50">
            <text:p>2.50</text:p>
          </table:table-cell>
          <table:table-cell office:value-type="float" office:value="75.00">
            <text:p>75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72.32">
            <text:p>72.32</text:p>
          </table:table-cell>
          <table:table-cell office:value-type="float" office:value="53.13">
            <text:p>53.13</text:p>
          </table:table-cell>
          <table:table-cell office:value-type="string">
            <text:p>-</text:p>
          </table:table-cell>
          <table:table-cell office:value-type="float" office:value="53.13">
            <text:p>53.1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9.19">
            <text:p>59.19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Aria</text:p>
          </table:table-cell>
          <table:table-cell office:value-type="string">
            <text:p>Rezanezhad</text:p>
          </table:table-cell>
          <table:table-cell office:value-type="string">
            <text:p>215475601</text:p>
          </table:table-cell>
          <table:table-cell office:value-type="string">
            <text:p>ariarg1699@gmail.com</text:p>
          </table:table-cell>
          <table:table-cell office:value-type="float" office:value="17.00">
            <text:p>17.00</text:p>
          </table:table-cell>
          <table:table-cell office:value-type="float" office:value="15.00">
            <text:p>15.00</text:p>
          </table:table-cell>
          <table:table-cell office:value-type="float" office:value="17.00">
            <text:p>17.00</text:p>
          </table:table-cell>
          <table:table-cell office:value-type="float" office:value="81.67">
            <text:p>81.67</text:p>
          </table:table-cell>
          <table:table-cell office:value-type="float" office:value="3.00">
            <text:p>3.00</text:p>
          </table:table-cell>
          <table:table-cell office:value-type="float" office:value="3.50">
            <text:p>3.50</text:p>
          </table:table-cell>
          <table:table-cell office:value-type="float" office:value="100.00">
            <text:p>100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98.66">
            <text:p>98.66</text:p>
          </table:table-cell>
          <table:table-cell office:value-type="float" office:value="84.38">
            <text:p>84.38</text:p>
          </table:table-cell>
          <table:table-cell office:value-type="string">
            <text:p>-</text:p>
          </table:table-cell>
          <table:table-cell office:value-type="float" office:value="84.38">
            <text:p>84.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6.64">
            <text:p>86.64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Julia</text:p>
          </table:table-cell>
          <table:table-cell office:value-type="string">
            <text:p>Romano</text:p>
          </table:table-cell>
          <table:table-cell office:value-type="string">
            <text:p>217494428</text:p>
          </table:table-cell>
          <table:table-cell office:value-type="string">
            <text:p>romanoj@my.yorku.ca</text:p>
          </table:table-cell>
          <table:table-cell office:value-type="float" office:value="18.00">
            <text:p>18.00</text:p>
          </table:table-cell>
          <table:table-cell office:value-type="float" office:value="17.00">
            <text:p>17.00</text:p>
          </table:table-cell>
          <table:table-cell office:value-type="float" office:value="18.00">
            <text:p>18.00</text:p>
          </table:table-cell>
          <table:table-cell office:value-type="float" office:value="88.33">
            <text:p>88.33</text:p>
          </table:table-cell>
          <table:table-cell office:value-type="float" office:value="3.50">
            <text:p>3.50</text:p>
          </table:table-cell>
          <table:table-cell office:value-type="float" office:value="3.00">
            <text:p>3.00</text:p>
          </table:table-cell>
          <table:table-cell office:value-type="float" office:value="87.50">
            <text:p>87.50</text:p>
          </table:table-cell>
          <table:table-cell office:value-type="float" office:value="2.80">
            <text:p>2.80</text:p>
          </table:table-cell>
          <table:table-cell office:value-type="string">
            <text:p>-</text:p>
          </table:table-cell>
          <table:table-cell office:value-type="float" office:value="86.43">
            <text:p>86.43</text:p>
          </table:table-cell>
          <table:table-cell office:value-type="float" office:value="81.25">
            <text:p>81.25</text:p>
          </table:table-cell>
          <table:table-cell office:value-type="string">
            <text:p>-</text:p>
          </table:table-cell>
          <table:table-cell office:value-type="float" office:value="81.25">
            <text:p>81.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4.39">
            <text:p>84.39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Zahra</text:p>
          </table:table-cell>
          <table:table-cell office:value-type="string">
            <text:p>Rostamijam</text:p>
          </table:table-cell>
          <table:table-cell office:value-type="string">
            <text:p>210961134</text:p>
          </table:table-cell>
          <table:table-cell office:value-type="string">
            <text:p>zahra_rostamijam@hotmail.com</text:p>
          </table:table-cell>
          <table:table-cell office:value-type="float" office:value="13.00">
            <text:p>13.00</text:p>
          </table:table-cell>
          <table:table-cell office:value-type="float" office:value="9.00">
            <text:p>9.00</text:p>
          </table:table-cell>
          <table:table-cell office:value-type="float" office:value="4.00">
            <text:p>4.00</text:p>
          </table:table-cell>
          <table:table-cell office:value-type="float" office:value="43.33">
            <text:p>43.33</text:p>
          </table:table-cell>
          <table:table-cell office:value-type="float" office:value="1.50">
            <text:p>1.50</text:p>
          </table:table-cell>
          <table:table-cell office:value-type="float" office:value="3.00">
            <text:p>3.00</text:p>
          </table:table-cell>
          <table:table-cell office:value-type="float" office:value="75.00">
            <text:p>75.00</text:p>
          </table:table-cell>
          <table:table-cell office:value-type="float" office:value="1.20">
            <text:p>1.20</text:p>
          </table:table-cell>
          <table:table-cell office:value-type="string">
            <text:p>-</text:p>
          </table:table-cell>
          <table:table-cell office:value-type="float" office:value="72.05">
            <text:p>72.05</text:p>
          </table:table-cell>
          <table:table-cell office:value-type="float" office:value="59.38">
            <text:p>59.38</text:p>
          </table:table-cell>
          <table:table-cell office:value-type="string">
            <text:p>-</text:p>
          </table:table-cell>
          <table:table-cell office:value-type="float" office:value="59.38">
            <text:p>59.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7.47">
            <text:p>57.47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Michelle</text:p>
          </table:table-cell>
          <table:table-cell office:value-type="string">
            <text:p>Ruiz</text:p>
          </table:table-cell>
          <table:table-cell office:value-type="string">
            <text:p>215999212</text:p>
          </table:table-cell>
          <table:table-cell office:value-type="string">
            <text:p>ruizm.0713@gmail.com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string">
            <text:p>-</text:p>
          </table:table-cell>
          <table:table-cell office:value-type="float" office:value="75.00">
            <text:p>75.00</text:p>
          </table:table-cell>
          <table:table-cell office:value-type="float" office:value="2.50">
            <text:p>2.50</text:p>
          </table:table-cell>
          <table:table-cell office:value-type="float" office:value="3.00">
            <text:p>3.00</text:p>
          </table:table-cell>
          <table:table-cell office:value-type="float" office:value="87.50">
            <text:p>87.50</text:p>
          </table:table-cell>
          <table:table-cell office:value-type="float" office:value="3.20">
            <text:p>3.20</text:p>
          </table:table-cell>
          <table:table-cell office:value-type="string">
            <text:p>-</text:p>
          </table:table-cell>
          <table:table-cell office:value-type="float" office:value="85.89">
            <text:p>85.89</text:p>
          </table:table-cell>
          <table:table-cell office:value-type="float" office:value="90.63">
            <text:p>90.63</text:p>
          </table:table-cell>
          <table:table-cell office:value-type="string">
            <text:p>-</text:p>
          </table:table-cell>
          <table:table-cell office:value-type="float" office:value="90.63">
            <text:p>90.6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5.13">
            <text:p>85.13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Riluxsshan</text:p>
          </table:table-cell>
          <table:table-cell office:value-type="string">
            <text:p>S</text:p>
          </table:table-cell>
          <table:table-cell office:value-type="string">
            <text:p>216685141</text:p>
          </table:table-cell>
          <table:table-cell office:value-type="string">
            <text:p>rilux23@my.yorku.ca</text:p>
          </table:table-cell>
          <table:table-cell office:value-type="float" office:value="14.00">
            <text:p>14.00</text:p>
          </table:table-cell>
          <table:table-cell office:value-type="float" office:value="13.00">
            <text:p>13.00</text:p>
          </table:table-cell>
          <table:table-cell office:value-type="float" office:value="17.00">
            <text:p>17.00</text:p>
          </table:table-cell>
          <table:table-cell office:value-type="float" office:value="73.33">
            <text:p>73.33</text:p>
          </table:table-cell>
          <table:table-cell office:value-type="float" office:value="4.00">
            <text:p>4.00</text:p>
          </table:table-cell>
          <table:table-cell office:value-type="float" office:value="2.50">
            <text:p>2.50</text:p>
          </table:table-cell>
          <table:table-cell office:value-type="float" office:value="100.00">
            <text:p>100.00</text:p>
          </table:table-cell>
          <table:table-cell office:value-type="float" office:value="2.40">
            <text:p>2.40</text:p>
          </table:table-cell>
          <table:table-cell office:value-type="string">
            <text:p>-</text:p>
          </table:table-cell>
          <table:table-cell office:value-type="float" office:value="97.23">
            <text:p>97.23</text:p>
          </table:table-cell>
          <table:table-cell office:value-type="float" office:value="78.13">
            <text:p>78.13</text:p>
          </table:table-cell>
          <table:table-cell office:value-type="string">
            <text:p>-</text:p>
          </table:table-cell>
          <table:table-cell office:value-type="float" office:value="78.13">
            <text:p>78.1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0.82">
            <text:p>80.82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Samira</text:p>
          </table:table-cell>
          <table:table-cell office:value-type="string">
            <text:p>Saadatfar</text:p>
          </table:table-cell>
          <table:table-cell office:value-type="string">
            <text:p>214519326</text:p>
          </table:table-cell>
          <table:table-cell office:value-type="string">
            <text:p>sam72@my.yorku.ca</text:p>
          </table:table-cell>
          <table:table-cell office:value-type="float" office:value="18.00">
            <text:p>18.00</text:p>
          </table:table-cell>
          <table:table-cell office:value-type="float" office:value="16.00">
            <text:p>16.00</text:p>
          </table:table-cell>
          <table:table-cell office:value-type="float" office:value="15.00">
            <text:p>15.00</text:p>
          </table:table-cell>
          <table:table-cell office:value-type="float" office:value="81.67">
            <text:p>81.67</text:p>
          </table:table-cell>
          <table:table-cell office:value-type="float" office:value="4.00">
            <text:p>4.00</text:p>
          </table:table-cell>
          <table:table-cell office:value-type="float" office:value="3.50">
            <text:p>3.50</text:p>
          </table:table-cell>
          <table:table-cell office:value-type="float" office:value="37.50">
            <text:p>37.50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float" office:value="42.86">
            <text:p>42.86</text:p>
          </table:table-cell>
          <table:table-cell office:value-type="float" office:value="78.13">
            <text:p>78.13</text:p>
          </table:table-cell>
          <table:table-cell office:value-type="string">
            <text:p>-</text:p>
          </table:table-cell>
          <table:table-cell office:value-type="float" office:value="78.13">
            <text:p>78.1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1.64">
            <text:p>71.64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Tanya</text:p>
          </table:table-cell>
          <table:table-cell office:value-type="string">
            <text:p>Saini</text:p>
          </table:table-cell>
          <table:table-cell office:value-type="string">
            <text:p>215734189</text:p>
          </table:table-cell>
          <table:table-cell office:value-type="string">
            <text:p>tsaini1@my.yorku.ca</text:p>
          </table:table-cell>
          <table:table-cell office:value-type="float" office:value="11.00">
            <text:p>11.00</text:p>
          </table:table-cell>
          <table:table-cell office:value-type="float" office:value="11.00">
            <text:p>11.00</text:p>
          </table:table-cell>
          <table:table-cell office:value-type="float" office:value="12.00">
            <text:p>12.00</text:p>
          </table:table-cell>
          <table:table-cell office:value-type="float" office:value="56.67">
            <text:p>56.67</text:p>
          </table:table-cell>
          <table:table-cell office:value-type="float" office:value="2.50">
            <text:p>2.50</text:p>
          </table:table-cell>
          <table:table-cell office:value-type="float" office:value="3.00">
            <text:p>3.00</text:p>
          </table:table-cell>
          <table:table-cell office:value-type="float" office:value="62.50">
            <text:p>62.50</text:p>
          </table:table-cell>
          <table:table-cell office:value-type="float" office:value="2.80">
            <text:p>2.80</text:p>
          </table:table-cell>
          <table:table-cell office:value-type="string">
            <text:p>-</text:p>
          </table:table-cell>
          <table:table-cell office:value-type="float" office:value="63.21">
            <text:p>63.21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9.73">
            <text:p>29.73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Ahmad</text:p>
          </table:table-cell>
          <table:table-cell office:value-type="string">
            <text:p>Sakkijha</text:p>
          </table:table-cell>
          <table:table-cell office:value-type="string">
            <text:p>216830523</text:p>
          </table:table-cell>
          <table:table-cell office:value-type="string">
            <text:p>sakkijha@my.yorku.ca</text:p>
          </table:table-cell>
          <table:table-cell office:value-type="float" office:value="16.00">
            <text:p>16.00</text:p>
          </table:table-cell>
          <table:table-cell office:value-type="float" office:value="18.00">
            <text:p>18.00</text:p>
          </table:table-cell>
          <table:table-cell office:value-type="float" office:value="14.00">
            <text:p>14.00</text:p>
          </table:table-cell>
          <table:table-cell office:value-type="float" office:value="80.00">
            <text:p>80.00</text:p>
          </table:table-cell>
          <table:table-cell office:value-type="float" office:value="3.50">
            <text:p>3.50</text:p>
          </table:table-cell>
          <table:table-cell office:value-type="float" office:value="0.00">
            <text:p>0.00</text:p>
          </table:table-cell>
          <table:table-cell office:value-type="float" office:value="62.50">
            <text:p>62.5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58.93">
            <text:p>58.93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5.52">
            <text:p>35.52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Komal</text:p>
          </table:table-cell>
          <table:table-cell office:value-type="string">
            <text:p>Sandhu</text:p>
          </table:table-cell>
          <table:table-cell office:value-type="string">
            <text:p>215573769</text:p>
          </table:table-cell>
          <table:table-cell office:value-type="string">
            <text:p>komals@my.yorku.ca</text:p>
          </table:table-cell>
          <table:table-cell office:value-type="float" office:value="16.00">
            <text:p>16.00</text:p>
          </table:table-cell>
          <table:table-cell office:value-type="float" office:value="16.00">
            <text:p>16.00</text:p>
          </table:table-cell>
          <table:table-cell office:value-type="float" office:value="14.00">
            <text:p>14.00</text:p>
          </table:table-cell>
          <table:table-cell office:value-type="float" office:value="76.67">
            <text:p>76.67</text:p>
          </table:table-cell>
          <table:table-cell office:value-type="float" office:value="4.00">
            <text:p>4.00</text:p>
          </table:table-cell>
          <table:table-cell office:value-type="float" office:value="3.50">
            <text:p>3.50</text:p>
          </table:table-cell>
          <table:table-cell office:value-type="float" office:value="100.00">
            <text:p>100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99.55">
            <text:p>99.55</text:p>
          </table:table-cell>
          <table:table-cell office:value-type="float" office:value="84.38">
            <text:p>84.38</text:p>
          </table:table-cell>
          <table:table-cell office:value-type="string">
            <text:p>-</text:p>
          </table:table-cell>
          <table:table-cell office:value-type="float" office:value="84.38">
            <text:p>84.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5.39">
            <text:p>85.39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Lucas</text:p>
          </table:table-cell>
          <table:table-cell office:value-type="string">
            <text:p>Santoro</text:p>
          </table:table-cell>
          <table:table-cell office:value-type="string">
            <text:p>215693617</text:p>
          </table:table-cell>
          <table:table-cell office:value-type="string">
            <text:p>lucas.james.santoro@gmail.com</text:p>
          </table:table-cell>
          <table:table-cell office:value-type="float" office:value="20.00">
            <text:p>20.00</text:p>
          </table:table-cell>
          <table:table-cell office:value-type="float" office:value="20.00">
            <text:p>20.00</text:p>
          </table:table-cell>
          <table:table-cell office:value-type="float" office:value="20.00">
            <text:p>20.00</text:p>
          </table:table-cell>
          <table:table-cell office:value-type="float" office:value="100.00">
            <text:p>100.00</text:p>
          </table:table-cell>
          <table:table-cell office:value-type="float" office:value="4.00">
            <text:p>4.00</text:p>
          </table:table-cell>
          <table:table-cell office:value-type="float" office:value="4.00">
            <text:p>4.00</text:p>
          </table:table-cell>
          <table:table-cell office:value-type="float" office:value="100.00">
            <text:p>100.00</text:p>
          </table:table-cell>
          <table:table-cell office:value-type="float" office:value="2.80">
            <text:p>2.80</text:p>
          </table:table-cell>
          <table:table-cell office:value-type="string">
            <text:p>-</text:p>
          </table:table-cell>
          <table:table-cell office:value-type="float" office:value="98.93">
            <text:p>98.93</text:p>
          </table:table-cell>
          <table:table-cell office:value-type="float" office:value="81.25">
            <text:p>81.25</text:p>
          </table:table-cell>
          <table:table-cell office:value-type="string">
            <text:p>-</text:p>
          </table:table-cell>
          <table:table-cell office:value-type="float" office:value="81.25">
            <text:p>81.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0.40">
            <text:p>90.40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Zekeria</text:p>
          </table:table-cell>
          <table:table-cell office:value-type="string">
            <text:p>Sheikh Ali</text:p>
          </table:table-cell>
          <table:table-cell office:value-type="string">
            <text:p>218401208</text:p>
          </table:table-cell>
          <table:table-cell office:value-type="string">
            <text:p>zekeriaali01@gmail.com</text:p>
          </table:table-cell>
          <table:table-cell office:value-type="float" office:value="16.00">
            <text:p>16.00</text:p>
          </table:table-cell>
          <table:table-cell office:value-type="float" office:value="13.00">
            <text:p>13.00</text:p>
          </table:table-cell>
          <table:table-cell office:value-type="string">
            <text:p>-</text:p>
          </table:table-cell>
          <table:table-cell office:value-type="float" office:value="72.50">
            <text:p>72.50</text:p>
          </table:table-cell>
          <table:table-cell office:value-type="float" office:value="3.50">
            <text:p>3.50</text:p>
          </table:table-cell>
          <table:table-cell office:value-type="float" office:value="3.00">
            <text:p>3.00</text:p>
          </table:table-cell>
          <table:table-cell office:value-type="float" office:value="50.00">
            <text:p>50.00</text:p>
          </table:table-cell>
          <table:table-cell office:value-type="float" office:value="1.60">
            <text:p>1.60</text:p>
          </table:table-cell>
          <table:table-cell office:value-type="string">
            <text:p>-</text:p>
          </table:table-cell>
          <table:table-cell office:value-type="float" office:value="51.88">
            <text:p>51.88</text:p>
          </table:table-cell>
          <table:table-cell office:value-type="float" office:value="93.75">
            <text:p>93.75</text:p>
          </table:table-cell>
          <table:table-cell office:value-type="string">
            <text:p>-</text:p>
          </table:table-cell>
          <table:table-cell office:value-type="float" office:value="93.75">
            <text:p>93.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8.74">
            <text:p>78.74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Lamia</text:p>
          </table:table-cell>
          <table:table-cell office:value-type="string">
            <text:p>Siddique</text:p>
          </table:table-cell>
          <table:table-cell office:value-type="string">
            <text:p>216975062</text:p>
          </table:table-cell>
          <table:table-cell office:value-type="string">
            <text:p>lamia.siddique54@gmail.com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4.00">
            <text:p>14.00</text:p>
          </table:table-cell>
          <table:table-cell office:value-type="float" office:value="55.00">
            <text:p>55.00</text:p>
          </table:table-cell>
          <table:table-cell office:value-type="float" office:value="3.50">
            <text:p>3.50</text:p>
          </table:table-cell>
          <table:table-cell office:value-type="float" office:value="3.00">
            <text:p>3.00</text:p>
          </table:table-cell>
          <table:table-cell office:value-type="float" office:value="50.00">
            <text:p>50.00</text:p>
          </table:table-cell>
          <table:table-cell office:value-type="float" office:value="1.60">
            <text:p>1.60</text:p>
          </table:table-cell>
          <table:table-cell office:value-type="string">
            <text:p>-</text:p>
          </table:table-cell>
          <table:table-cell office:value-type="float" office:value="51.88">
            <text:p>51.88</text:p>
          </table:table-cell>
          <table:table-cell office:value-type="float" office:value="78.13">
            <text:p>78.13</text:p>
          </table:table-cell>
          <table:table-cell office:value-type="string">
            <text:p>-</text:p>
          </table:table-cell>
          <table:table-cell office:value-type="float" office:value="78.13">
            <text:p>78.1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5.90">
            <text:p>65.90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Mandeep</text:p>
          </table:table-cell>
          <table:table-cell office:value-type="string">
            <text:p>Sinha</text:p>
          </table:table-cell>
          <table:table-cell office:value-type="string">
            <text:p>215260920</text:p>
          </table:table-cell>
          <table:table-cell office:value-type="string">
            <text:p>mrsinha@my.yorku.ca</text:p>
          </table:table-cell>
          <table:table-cell office:value-type="float" office:value="15.00">
            <text:p>15.00</text:p>
          </table:table-cell>
          <table:table-cell office:value-type="float" office:value="12.00">
            <text:p>12.00</text:p>
          </table:table-cell>
          <table:table-cell office:value-type="float" office:value="14.00">
            <text:p>14.00</text:p>
          </table:table-cell>
          <table:table-cell office:value-type="float" office:value="68.33">
            <text:p>68.33</text:p>
          </table:table-cell>
          <table:table-cell office:value-type="float" office:value="3.50">
            <text:p>3.50</text:p>
          </table:table-cell>
          <table:table-cell office:value-type="float" office:value="2.50">
            <text:p>2.50</text:p>
          </table:table-cell>
          <table:table-cell office:value-type="float" office:value="75.00">
            <text:p>75.00</text:p>
          </table:table-cell>
          <table:table-cell office:value-type="float" office:value="3.20">
            <text:p>3.20</text:p>
          </table:table-cell>
          <table:table-cell office:value-type="string">
            <text:p>-</text:p>
          </table:table-cell>
          <table:table-cell office:value-type="float" office:value="75.18">
            <text:p>75.18</text:p>
          </table:table-cell>
          <table:table-cell office:value-type="float" office:value="87.50">
            <text:p>87.50</text:p>
          </table:table-cell>
          <table:table-cell office:value-type="string">
            <text:p>-</text:p>
          </table:table-cell>
          <table:table-cell office:value-type="float" office:value="87.50">
            <text:p>87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9.37">
            <text:p>79.37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Patricia (Mimi)</text:p>
          </table:table-cell>
          <table:table-cell office:value-type="string">
            <text:p>Snider</text:p>
          </table:table-cell>
          <table:table-cell office:value-type="string">
            <text:p>869110088</text:p>
          </table:table-cell>
          <table:table-cell office:value-type="string">
            <text:p>yu233262@my.yorku.ca</text:p>
          </table:table-cell>
          <table:table-cell office:value-type="float" office:value="18.00">
            <text:p>18.00</text:p>
          </table:table-cell>
          <table:table-cell office:value-type="float" office:value="14.00">
            <text:p>14.00</text:p>
          </table:table-cell>
          <table:table-cell office:value-type="float" office:value="17.00">
            <text:p>17.00</text:p>
          </table:table-cell>
          <table:table-cell office:value-type="float" office:value="81.67">
            <text:p>81.67</text:p>
          </table:table-cell>
          <table:table-cell office:value-type="float" office:value="4.00">
            <text:p>4.00</text:p>
          </table:table-cell>
          <table:table-cell office:value-type="float" office:value="4.00">
            <text:p>4.00</text:p>
          </table:table-cell>
          <table:table-cell office:value-type="float" office:value="87.50">
            <text:p>87.5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88.84">
            <text:p>88.84</text:p>
          </table:table-cell>
          <table:table-cell office:value-type="float" office:value="90.63">
            <text:p>90.63</text:p>
          </table:table-cell>
          <table:table-cell office:value-type="string">
            <text:p>-</text:p>
          </table:table-cell>
          <table:table-cell office:value-type="float" office:value="90.63">
            <text:p>90.6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7.67">
            <text:p>87.67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Ghelila</text:p>
          </table:table-cell>
          <table:table-cell office:value-type="string">
            <text:p>Solomon</text:p>
          </table:table-cell>
          <table:table-cell office:value-type="string">
            <text:p>216399172</text:p>
          </table:table-cell>
          <table:table-cell office:value-type="string">
            <text:p>ghelila22@gmail.com</text:p>
          </table:table-cell>
          <table:table-cell office:value-type="float" office:value="14.00">
            <text:p>14.00</text:p>
          </table:table-cell>
          <table:table-cell office:value-type="float" office:value="10.00">
            <text:p>10.00</text:p>
          </table:table-cell>
          <table:table-cell office:value-type="float" office:value="6.00">
            <text:p>6.00</text:p>
          </table:table-cell>
          <table:table-cell office:value-type="float" office:value="50.00">
            <text:p>50.00</text:p>
          </table:table-cell>
          <table:table-cell office:value-type="float" office:value="4.00">
            <text:p>4.00</text:p>
          </table:table-cell>
          <table:table-cell office:value-type="float" office:value="3.00">
            <text:p>3.00</text:p>
          </table:table-cell>
          <table:table-cell office:value-type="float" office:value="100.00">
            <text:p>100.00</text:p>
          </table:table-cell>
          <table:table-cell office:value-type="float" office:value="2.40">
            <text:p>2.40</text:p>
          </table:table-cell>
          <table:table-cell office:value-type="string">
            <text:p>-</text:p>
          </table:table-cell>
          <table:table-cell office:value-type="float" office:value="97.68">
            <text:p>97.68</text:p>
          </table:table-cell>
          <table:table-cell office:value-type="float" office:value="81.25">
            <text:p>81.25</text:p>
          </table:table-cell>
          <table:table-cell office:value-type="string">
            <text:p>-</text:p>
          </table:table-cell>
          <table:table-cell office:value-type="float" office:value="81.25">
            <text:p>81.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5.77">
            <text:p>75.77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Myla</text:p>
          </table:table-cell>
          <table:table-cell office:value-type="string">
            <text:p>Sookhanty</text:p>
          </table:table-cell>
          <table:table-cell office:value-type="string">
            <text:p>217542754</text:p>
          </table:table-cell>
          <table:table-cell office:value-type="string">
            <text:p>mylasookhanty@gmail.com</text:p>
          </table:table-cell>
          <table:table-cell office:value-type="float" office:value="10.00">
            <text:p>10.00</text:p>
          </table:table-cell>
          <table:table-cell office:value-type="float" office:value="12.00">
            <text:p>12.00</text:p>
          </table:table-cell>
          <table:table-cell office:value-type="float" office:value="16.00">
            <text:p>16.00</text:p>
          </table:table-cell>
          <table:table-cell office:value-type="float" office:value="63.33">
            <text:p>63.33</text:p>
          </table:table-cell>
          <table:table-cell office:value-type="float" office:value="4.00">
            <text:p>4.00</text:p>
          </table:table-cell>
          <table:table-cell office:value-type="float" office:value="2.00">
            <text:p>2.00</text:p>
          </table:table-cell>
          <table:table-cell office:value-type="float" office:value="100.00">
            <text:p>100.00</text:p>
          </table:table-cell>
          <table:table-cell office:value-type="float" office:value="3.80">
            <text:p>3.80</text:p>
          </table:table-cell>
          <table:table-cell office:value-type="string">
            <text:p>-</text:p>
          </table:table-cell>
          <table:table-cell office:value-type="float" office:value="98.04">
            <text:p>98.04</text:p>
          </table:table-cell>
          <table:table-cell office:value-type="float" office:value="53.13">
            <text:p>53.13</text:p>
          </table:table-cell>
          <table:table-cell office:value-type="string">
            <text:p>-</text:p>
          </table:table-cell>
          <table:table-cell office:value-type="float" office:value="53.13">
            <text:p>53.1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5.62">
            <text:p>65.62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Dea</text:p>
          </table:table-cell>
          <table:table-cell office:value-type="string">
            <text:p>Spaho</text:p>
          </table:table-cell>
          <table:table-cell office:value-type="string">
            <text:p>217124918</text:p>
          </table:table-cell>
          <table:table-cell office:value-type="string">
            <text:p>deaspaho@live.ca</text:p>
          </table:table-cell>
          <table:table-cell office:value-type="float" office:value="17.00">
            <text:p>17.00</text:p>
          </table:table-cell>
          <table:table-cell office:value-type="float" office:value="12.00">
            <text:p>12.00</text:p>
          </table:table-cell>
          <table:table-cell office:value-type="float" office:value="12.00">
            <text:p>12.00</text:p>
          </table:table-cell>
          <table:table-cell office:value-type="float" office:value="68.33">
            <text:p>68.33</text:p>
          </table:table-cell>
          <table:table-cell office:value-type="float" office:value="4.00">
            <text:p>4.00</text:p>
          </table:table-cell>
          <table:table-cell office:value-type="float" office:value="3.50">
            <text:p>3.50</text:p>
          </table:table-cell>
          <table:table-cell office:value-type="float" office:value="100.00">
            <text:p>100.00</text:p>
          </table:table-cell>
          <table:table-cell office:value-type="float" office:value="3.20">
            <text:p>3.20</text:p>
          </table:table-cell>
          <table:table-cell office:value-type="string">
            <text:p>-</text:p>
          </table:table-cell>
          <table:table-cell office:value-type="float" office:value="98.84">
            <text:p>98.84</text:p>
          </table:table-cell>
          <table:table-cell office:value-type="float" office:value="84.38">
            <text:p>84.38</text:p>
          </table:table-cell>
          <table:table-cell office:value-type="string">
            <text:p>-</text:p>
          </table:table-cell>
          <table:table-cell office:value-type="float" office:value="84.38">
            <text:p>84.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2.85">
            <text:p>82.85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Deidre</text:p>
          </table:table-cell>
          <table:table-cell office:value-type="string">
            <text:p>Spencer</text:p>
          </table:table-cell>
          <table:table-cell office:value-type="string">
            <text:p>217539990</text:p>
          </table:table-cell>
          <table:table-cell office:value-type="string">
            <text:p>deidrespencer@gmail.com</text:p>
          </table:table-cell>
          <table:table-cell office:value-type="float" office:value="11.00">
            <text:p>11.00</text:p>
          </table:table-cell>
          <table:table-cell office:value-type="float" office:value="8.00">
            <text:p>8.00</text:p>
          </table:table-cell>
          <table:table-cell office:value-type="float" office:value="2.00">
            <text:p>2.00</text:p>
          </table:table-cell>
          <table:table-cell office:value-type="float" office:value="35.00">
            <text:p>35.00</text:p>
          </table:table-cell>
          <table:table-cell office:value-type="float" office:value="4.00">
            <text:p>4.00</text:p>
          </table:table-cell>
          <table:table-cell office:value-type="float" office:value="3.50">
            <text:p>3.50</text:p>
          </table:table-cell>
          <table:table-cell office:value-type="float" office:value="100.00">
            <text:p>100.00</text:p>
          </table:table-cell>
          <table:table-cell office:value-type="float" office:value="2.80">
            <text:p>2.80</text:p>
          </table:table-cell>
          <table:table-cell office:value-type="string">
            <text:p>-</text:p>
          </table:table-cell>
          <table:table-cell office:value-type="float" office:value="98.48">
            <text:p>98.48</text:p>
          </table:table-cell>
          <table:table-cell office:value-type="float" office:value="68.75">
            <text:p>68.75</text:p>
          </table:table-cell>
          <table:table-cell office:value-type="string">
            <text:p>-</text:p>
          </table:table-cell>
          <table:table-cell office:value-type="float" office:value="68.75">
            <text:p>68.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5.38">
            <text:p>65.38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Melissa</text:p>
          </table:table-cell>
          <table:table-cell office:value-type="string">
            <text:p>St. Hill</text:p>
          </table:table-cell>
          <table:table-cell office:value-type="string">
            <text:p>216172611</text:p>
          </table:table-cell>
          <table:table-cell office:value-type="string">
            <text:p>mel148@my.yorku.ca</text:p>
          </table:table-cell>
          <table:table-cell office:value-type="float" office:value="19.00">
            <text:p>19.00</text:p>
          </table:table-cell>
          <table:table-cell office:value-type="float" office:value="16.00">
            <text:p>16.00</text:p>
          </table:table-cell>
          <table:table-cell office:value-type="float" office:value="18.00">
            <text:p>18.00</text:p>
          </table:table-cell>
          <table:table-cell office:value-type="float" office:value="88.33">
            <text:p>88.33</text:p>
          </table:table-cell>
          <table:table-cell office:value-type="float" office:value="4.00">
            <text:p>4.00</text:p>
          </table:table-cell>
          <table:table-cell office:value-type="float" office:value="4.00">
            <text:p>4.00</text:p>
          </table:table-cell>
          <table:table-cell office:value-type="float" office:value="87.50">
            <text:p>87.5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88.84">
            <text:p>88.84</text:p>
          </table:table-cell>
          <table:table-cell office:value-type="float" office:value="93.75">
            <text:p>93.75</text:p>
          </table:table-cell>
          <table:table-cell office:value-type="string">
            <text:p>-</text:p>
          </table:table-cell>
          <table:table-cell office:value-type="float" office:value="93.75">
            <text:p>93.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1.15">
            <text:p>91.15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Jelena</text:p>
          </table:table-cell>
          <table:table-cell office:value-type="string">
            <text:p>Stakic</text:p>
          </table:table-cell>
          <table:table-cell office:value-type="string">
            <text:p>214271290</text:p>
          </table:table-cell>
          <table:table-cell office:value-type="string">
            <text:p>jstakic@my.yorku.ca</text:p>
          </table:table-cell>
          <table:table-cell office:value-type="float" office:value="15.00">
            <text:p>15.00</text:p>
          </table:table-cell>
          <table:table-cell office:value-type="float" office:value="12.00">
            <text:p>12.00</text:p>
          </table:table-cell>
          <table:table-cell office:value-type="float" office:value="14.00">
            <text:p>14.00</text:p>
          </table:table-cell>
          <table:table-cell office:value-type="float" office:value="68.33">
            <text:p>68.33</text:p>
          </table:table-cell>
          <table:table-cell office:value-type="float" office:value="4.00">
            <text:p>4.00</text:p>
          </table:table-cell>
          <table:table-cell office:value-type="float" office:value="2.50">
            <text:p>2.50</text:p>
          </table:table-cell>
          <table:table-cell office:value-type="float" office:value="100.00">
            <text:p>100.00</text:p>
          </table:table-cell>
          <table:table-cell office:value-type="float" office:value="3.80">
            <text:p>3.80</text:p>
          </table:table-cell>
          <table:table-cell office:value-type="string">
            <text:p>-</text:p>
          </table:table-cell>
          <table:table-cell office:value-type="float" office:value="98.48">
            <text:p>98.48</text:p>
          </table:table-cell>
          <table:table-cell office:value-type="float" office:value="100.00">
            <text:p>100.00</text:p>
          </table:table-cell>
          <table:table-cell office:value-type="string">
            <text:p>-</text:p>
          </table:table-cell>
          <table:table-cell office:value-type="float" office:value="100.00">
            <text:p>10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0.58">
            <text:p>90.58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Amanda</text:p>
          </table:table-cell>
          <table:table-cell office:value-type="string">
            <text:p>Ta</text:p>
          </table:table-cell>
          <table:table-cell office:value-type="string">
            <text:p>215468705</text:p>
          </table:table-cell>
          <table:table-cell office:value-type="string">
            <text:p>diem99@my.yorku.ca</text:p>
          </table:table-cell>
          <table:table-cell office:value-type="float" office:value="19.00">
            <text:p>19.00</text:p>
          </table:table-cell>
          <table:table-cell office:value-type="float" office:value="19.00">
            <text:p>19.00</text:p>
          </table:table-cell>
          <table:table-cell office:value-type="float" office:value="16.00">
            <text:p>16.00</text:p>
          </table:table-cell>
          <table:table-cell office:value-type="float" office:value="90.00">
            <text:p>90.00</text:p>
          </table:table-cell>
          <table:table-cell office:value-type="float" office:value="3.50">
            <text:p>3.50</text:p>
          </table:table-cell>
          <table:table-cell office:value-type="float" office:value="1.00">
            <text:p>1.00</text:p>
          </table:table-cell>
          <table:table-cell office:value-type="float" office:value="100.00">
            <text:p>100.00</text:p>
          </table:table-cell>
          <table:table-cell office:value-type="float" office:value="3.20">
            <text:p>3.20</text:p>
          </table:table-cell>
          <table:table-cell office:value-type="string">
            <text:p>-</text:p>
          </table:table-cell>
          <table:table-cell office:value-type="float" office:value="96.16">
            <text:p>96.16</text:p>
          </table:table-cell>
          <table:table-cell office:value-type="float" office:value="65.63">
            <text:p>65.63</text:p>
          </table:table-cell>
          <table:table-cell office:value-type="string">
            <text:p>-</text:p>
          </table:table-cell>
          <table:table-cell office:value-type="float" office:value="65.63">
            <text:p>65.6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9.13">
            <text:p>79.13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Anastasia</text:p>
          </table:table-cell>
          <table:table-cell office:value-type="string">
            <text:p>Taci</text:p>
          </table:table-cell>
          <table:table-cell office:value-type="string">
            <text:p>212910444</text:p>
          </table:table-cell>
          <table:table-cell office:value-type="string">
            <text:p>stasiat@my.yorku.ca</text:p>
          </table:table-cell>
          <table:table-cell office:value-type="float" office:value="19.00">
            <text:p>19.00</text:p>
          </table:table-cell>
          <table:table-cell office:value-type="float" office:value="17.00">
            <text:p>17.00</text:p>
          </table:table-cell>
          <table:table-cell office:value-type="float" office:value="16.00">
            <text:p>16.00</text:p>
          </table:table-cell>
          <table:table-cell office:value-type="float" office:value="86.67">
            <text:p>86.67</text:p>
          </table:table-cell>
          <table:table-cell office:value-type="float" office:value="4.00">
            <text:p>4.00</text:p>
          </table:table-cell>
          <table:table-cell office:value-type="float" office:value="4.00">
            <text:p>4.00</text:p>
          </table:table-cell>
          <table:table-cell office:value-type="float" office:value="100.00">
            <text:p>100.00</text:p>
          </table:table-cell>
          <table:table-cell office:value-type="float" office:value="3.60">
            <text:p>3.60</text:p>
          </table:table-cell>
          <table:table-cell office:value-type="string">
            <text:p>-</text:p>
          </table:table-cell>
          <table:table-cell office:value-type="float" office:value="99.64">
            <text:p>99.64</text:p>
          </table:table-cell>
          <table:table-cell office:value-type="float" office:value="93.75">
            <text:p>93.75</text:p>
          </table:table-cell>
          <table:table-cell office:value-type="string">
            <text:p>-</text:p>
          </table:table-cell>
          <table:table-cell office:value-type="float" office:value="93.75">
            <text:p>93.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2.97">
            <text:p>92.97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Victoria</text:p>
          </table:table-cell>
          <table:table-cell office:value-type="string">
            <text:p>Tancredi</text:p>
          </table:table-cell>
          <table:table-cell office:value-type="string">
            <text:p>214821151</text:p>
          </table:table-cell>
          <table:table-cell office:value-type="string">
            <text:p>victoria.tancredi@hotmail.com</text:p>
          </table:table-cell>
          <table:table-cell office:value-type="float" office:value="14.00">
            <text:p>14.00</text:p>
          </table:table-cell>
          <table:table-cell office:value-type="float" office:value="15.00">
            <text:p>15.00</text:p>
          </table:table-cell>
          <table:table-cell office:value-type="float" office:value="14.00">
            <text:p>14.00</text:p>
          </table:table-cell>
          <table:table-cell office:value-type="float" office:value="71.67">
            <text:p>71.67</text:p>
          </table:table-cell>
          <table:table-cell office:value-type="float" office:value="3.50">
            <text:p>3.50</text:p>
          </table:table-cell>
          <table:table-cell office:value-type="float" office:value="2.00">
            <text:p>2.00</text:p>
          </table:table-cell>
          <table:table-cell office:value-type="float" office:value="100.00">
            <text:p>100.00</text:p>
          </table:table-cell>
          <table:table-cell office:value-type="float" office:value="3.80">
            <text:p>3.80</text:p>
          </table:table-cell>
          <table:table-cell office:value-type="string">
            <text:p>-</text:p>
          </table:table-cell>
          <table:table-cell office:value-type="float" office:value="97.59">
            <text:p>97.59</text:p>
          </table:table-cell>
          <table:table-cell office:value-type="float" office:value="93.75">
            <text:p>93.75</text:p>
          </table:table-cell>
          <table:table-cell office:value-type="string">
            <text:p>-</text:p>
          </table:table-cell>
          <table:table-cell office:value-type="float" office:value="93.75">
            <text:p>93.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8.22">
            <text:p>88.22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Chanel</text:p>
          </table:table-cell>
          <table:table-cell office:value-type="string">
            <text:p>Tang</text:p>
          </table:table-cell>
          <table:table-cell office:value-type="string">
            <text:p>216540692</text:p>
          </table:table-cell>
          <table:table-cell office:value-type="string">
            <text:p>channn@my.yorku.ca</text:p>
          </table:table-cell>
          <table:table-cell office:value-type="float" office:value="15.00">
            <text:p>15.00</text:p>
          </table:table-cell>
          <table:table-cell office:value-type="float" office:value="16.00">
            <text:p>16.00</text:p>
          </table:table-cell>
          <table:table-cell office:value-type="float" office:value="17.00">
            <text:p>17.00</text:p>
          </table:table-cell>
          <table:table-cell office:value-type="float" office:value="80.00">
            <text:p>80.00</text:p>
          </table:table-cell>
          <table:table-cell office:value-type="float" office:value="3.50">
            <text:p>3.50</text:p>
          </table:table-cell>
          <table:table-cell office:value-type="float" office:value="2.00">
            <text:p>2.00</text:p>
          </table:table-cell>
          <table:table-cell office:value-type="float" office:value="87.50">
            <text:p>87.50</text:p>
          </table:table-cell>
          <table:table-cell office:value-type="float" office:value="2.80">
            <text:p>2.80</text:p>
          </table:table-cell>
          <table:table-cell office:value-type="string">
            <text:p>-</text:p>
          </table:table-cell>
          <table:table-cell office:value-type="float" office:value="85.54">
            <text:p>85.54</text:p>
          </table:table-cell>
          <table:table-cell office:value-type="float" office:value="68.75">
            <text:p>68.75</text:p>
          </table:table-cell>
          <table:table-cell office:value-type="string">
            <text:p>-</text:p>
          </table:table-cell>
          <table:table-cell office:value-type="float" office:value="68.75">
            <text:p>68.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5.55">
            <text:p>75.55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Merry</text:p>
          </table:table-cell>
          <table:table-cell office:value-type="string">
            <text:p>Tekle</text:p>
          </table:table-cell>
          <table:table-cell office:value-type="string">
            <text:p>217377565</text:p>
          </table:table-cell>
          <table:table-cell office:value-type="string">
            <text:p>merry100@my.yorku.ca</text:p>
          </table:table-cell>
          <table:table-cell office:value-type="float" office:value="13.00">
            <text:p>13.00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71.67">
            <text:p>71.67</text:p>
          </table:table-cell>
          <table:table-cell office:value-type="float" office:value="4.00">
            <text:p>4.00</text:p>
          </table:table-cell>
          <table:table-cell office:value-type="float" office:value="3.50">
            <text:p>3.50</text:p>
          </table:table-cell>
          <table:table-cell office:value-type="float" office:value="100.00">
            <text:p>100.00</text:p>
          </table:table-cell>
          <table:table-cell office:value-type="float" office:value="3.80">
            <text:p>3.80</text:p>
          </table:table-cell>
          <table:table-cell office:value-type="string">
            <text:p>-</text:p>
          </table:table-cell>
          <table:table-cell office:value-type="float" office:value="99.38">
            <text:p>99.38</text:p>
          </table:table-cell>
          <table:table-cell office:value-type="float" office:value="84.38">
            <text:p>84.38</text:p>
          </table:table-cell>
          <table:table-cell office:value-type="string">
            <text:p>-</text:p>
          </table:table-cell>
          <table:table-cell office:value-type="float" office:value="84.38">
            <text:p>84.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3.92">
            <text:p>83.92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Alexandra</text:p>
          </table:table-cell>
          <table:table-cell office:value-type="string">
            <text:p>Tessier</text:p>
          </table:table-cell>
          <table:table-cell office:value-type="string">
            <text:p>216484859</text:p>
          </table:table-cell>
          <table:table-cell office:value-type="string">
            <text:p>tessiea@my.yorku.ca</text:p>
          </table:table-cell>
          <table:table-cell office:value-type="float" office:value="16.00">
            <text:p>16.00</text:p>
          </table:table-cell>
          <table:table-cell office:value-type="float" office:value="16.00">
            <text:p>16.00</text:p>
          </table:table-cell>
          <table:table-cell office:value-type="float" office:value="17.00">
            <text:p>17.00</text:p>
          </table:table-cell>
          <table:table-cell office:value-type="float" office:value="81.67">
            <text:p>81.67</text:p>
          </table:table-cell>
          <table:table-cell office:value-type="float" office:value="4.00">
            <text:p>4.00</text:p>
          </table:table-cell>
          <table:table-cell office:value-type="float" office:value="4.00">
            <text:p>4.00</text:p>
          </table:table-cell>
          <table:table-cell office:value-type="float" office:value="100.00">
            <text:p>100.00</text:p>
          </table:table-cell>
          <table:table-cell office:value-type="float" office:value="3.20">
            <text:p>3.20</text:p>
          </table:table-cell>
          <table:table-cell office:value-type="string">
            <text:p>-</text:p>
          </table:table-cell>
          <table:table-cell office:value-type="float" office:value="99.29">
            <text:p>99.29</text:p>
          </table:table-cell>
          <table:table-cell office:value-type="float" office:value="93.75">
            <text:p>93.75</text:p>
          </table:table-cell>
          <table:table-cell office:value-type="string">
            <text:p>-</text:p>
          </table:table-cell>
          <table:table-cell office:value-type="float" office:value="93.75">
            <text:p>93.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1.46">
            <text:p>91.46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Emmy</text:p>
          </table:table-cell>
          <table:table-cell office:value-type="string">
            <text:p>Thang</text:p>
          </table:table-cell>
          <table:table-cell office:value-type="string">
            <text:p>215458326</text:p>
          </table:table-cell>
          <table:table-cell office:value-type="string">
            <text:p>emmythan@my.yorku.ca</text:p>
          </table:table-cell>
          <table:table-cell office:value-type="float" office:value="17.00">
            <text:p>17.00</text:p>
          </table:table-cell>
          <table:table-cell office:value-type="float" office:value="18.00">
            <text:p>18.00</text:p>
          </table:table-cell>
          <table:table-cell office:value-type="float" office:value="18.00">
            <text:p>18.00</text:p>
          </table:table-cell>
          <table:table-cell office:value-type="float" office:value="88.33">
            <text:p>88.33</text:p>
          </table:table-cell>
          <table:table-cell office:value-type="float" office:value="3.50">
            <text:p>3.50</text:p>
          </table:table-cell>
          <table:table-cell office:value-type="float" office:value="3.50">
            <text:p>3.50</text:p>
          </table:table-cell>
          <table:table-cell office:value-type="float" office:value="100.00">
            <text:p>100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99.11">
            <text:p>99.11</text:p>
          </table:table-cell>
          <table:table-cell office:value-type="float" office:value="84.38">
            <text:p>84.38</text:p>
          </table:table-cell>
          <table:table-cell office:value-type="string">
            <text:p>-</text:p>
          </table:table-cell>
          <table:table-cell office:value-type="float" office:value="84.38">
            <text:p>84.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8.65">
            <text:p>88.65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Valeriya</text:p>
          </table:table-cell>
          <table:table-cell office:value-type="string">
            <text:p>Tolstineva</text:p>
          </table:table-cell>
          <table:table-cell office:value-type="string">
            <text:p>215470347</text:p>
          </table:table-cell>
          <table:table-cell office:value-type="string">
            <text:p>vtolstineva@gmail.com</text:p>
          </table:table-cell>
          <table:table-cell office:value-type="float" office:value="19.00">
            <text:p>19.00</text:p>
          </table:table-cell>
          <table:table-cell office:value-type="float" office:value="16.00">
            <text:p>16.00</text:p>
          </table:table-cell>
          <table:table-cell office:value-type="float" office:value="15.00">
            <text:p>15.00</text:p>
          </table:table-cell>
          <table:table-cell office:value-type="float" office:value="83.33">
            <text:p>83.33</text:p>
          </table:table-cell>
          <table:table-cell office:value-type="float" office:value="4.00">
            <text:p>4.00</text:p>
          </table:table-cell>
          <table:table-cell office:value-type="float" office:value="4.00">
            <text:p>4.00</text:p>
          </table:table-cell>
          <table:table-cell office:value-type="float" office:value="100.00">
            <text:p>100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100.00">
            <text:p>100.00</text:p>
          </table:table-cell>
          <table:table-cell office:value-type="float" office:value="81.25">
            <text:p>81.25</text:p>
          </table:table-cell>
          <table:table-cell office:value-type="string">
            <text:p>-</text:p>
          </table:table-cell>
          <table:table-cell office:value-type="float" office:value="81.25">
            <text:p>81.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5.84">
            <text:p>85.84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Grace</text:p>
          </table:table-cell>
          <table:table-cell office:value-type="string">
            <text:p>Uddy-Akatu</text:p>
          </table:table-cell>
          <table:table-cell office:value-type="string">
            <text:p>217977661</text:p>
          </table:table-cell>
          <table:table-cell office:value-type="string">
            <text:p>gracykay@my.yorku.ca</text:p>
          </table:table-cell>
          <table:table-cell office:value-type="float" office:value="16.00">
            <text:p>16.00</text:p>
          </table:table-cell>
          <table:table-cell office:value-type="float" office:value="12.00">
            <text:p>12.00</text:p>
          </table:table-cell>
          <table:table-cell office:value-type="float" office:value="15.00">
            <text:p>15.00</text:p>
          </table:table-cell>
          <table:table-cell office:value-type="float" office:value="71.67">
            <text:p>71.67</text:p>
          </table:table-cell>
          <table:table-cell office:value-type="float" office:value="0.00">
            <text:p>0.00</text:p>
          </table:table-cell>
          <table:table-cell office:value-type="float" office:value="1.00">
            <text:p>1.00</text:p>
          </table:table-cell>
          <table:table-cell office:value-type="float" office:value="100.00">
            <text:p>100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93.75">
            <text:p>93.75</text:p>
          </table:table-cell>
          <table:table-cell office:value-type="float" office:value="90.63">
            <text:p>90.63</text:p>
          </table:table-cell>
          <table:table-cell office:value-type="string">
            <text:p>-</text:p>
          </table:table-cell>
          <table:table-cell office:value-type="float" office:value="90.63">
            <text:p>90.6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5.85">
            <text:p>85.85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Berfin</text:p>
          </table:table-cell>
          <table:table-cell office:value-type="string">
            <text:p>Uzunoz</text:p>
          </table:table-cell>
          <table:table-cell office:value-type="string">
            <text:p>214078000</text:p>
          </table:table-cell>
          <table:table-cell office:value-type="string">
            <text:p>berfinuzunoz@hotmail.com</text:p>
          </table:table-cell>
          <table:table-cell office:value-type="float" office:value="16.00">
            <text:p>16.00</text:p>
          </table:table-cell>
          <table:table-cell office:value-type="float" office:value="14.00">
            <text:p>14.00</text:p>
          </table:table-cell>
          <table:table-cell office:value-type="float" office:value="11.00">
            <text:p>11.00</text:p>
          </table:table-cell>
          <table:table-cell office:value-type="float" office:value="68.33">
            <text:p>68.33</text:p>
          </table:table-cell>
          <table:table-cell office:value-type="float" office:value="3.50">
            <text:p>3.50</text:p>
          </table:table-cell>
          <table:table-cell office:value-type="float" office:value="2.50">
            <text:p>2.50</text:p>
          </table:table-cell>
          <table:table-cell office:value-type="float" office:value="100.00">
            <text:p>100.00</text:p>
          </table:table-cell>
          <table:table-cell office:value-type="float" office:value="3.40">
            <text:p>3.40</text:p>
          </table:table-cell>
          <table:table-cell office:value-type="string">
            <text:p>-</text:p>
          </table:table-cell>
          <table:table-cell office:value-type="float" office:value="97.68">
            <text:p>97.68</text:p>
          </table:table-cell>
          <table:table-cell office:value-type="float" office:value="68.75">
            <text:p>68.75</text:p>
          </table:table-cell>
          <table:table-cell office:value-type="string">
            <text:p>-</text:p>
          </table:table-cell>
          <table:table-cell office:value-type="float" office:value="68.75">
            <text:p>68.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4.79">
            <text:p>74.79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Jazmine</text:p>
          </table:table-cell>
          <table:table-cell office:value-type="string">
            <text:p>Valenzuela</text:p>
          </table:table-cell>
          <table:table-cell office:value-type="string">
            <text:p>216324337</text:p>
          </table:table-cell>
          <table:table-cell office:value-type="string">
            <text:p>jazk.valenz@gmail.com</text:p>
          </table:table-cell>
          <table:table-cell office:value-type="float" office:value="16.00">
            <text:p>16.00</text:p>
          </table:table-cell>
          <table:table-cell office:value-type="float" office:value="11.00">
            <text:p>11.00</text:p>
          </table:table-cell>
          <table:table-cell office:value-type="float" office:value="12.00">
            <text:p>12.00</text:p>
          </table:table-cell>
          <table:table-cell office:value-type="float" office:value="65.00">
            <text:p>65.00</text:p>
          </table:table-cell>
          <table:table-cell office:value-type="float" office:value="4.00">
            <text:p>4.00</text:p>
          </table:table-cell>
          <table:table-cell office:value-type="float" office:value="3.00">
            <text:p>3.00</text:p>
          </table:table-cell>
          <table:table-cell office:value-type="float" office:value="100.00">
            <text:p>100.00</text:p>
          </table:table-cell>
          <table:table-cell office:value-type="float" office:value="3.20">
            <text:p>3.20</text:p>
          </table:table-cell>
          <table:table-cell office:value-type="string">
            <text:p>-</text:p>
          </table:table-cell>
          <table:table-cell office:value-type="float" office:value="98.39">
            <text:p>98.39</text:p>
          </table:table-cell>
          <table:table-cell office:value-type="float" office:value="84.38">
            <text:p>84.38</text:p>
          </table:table-cell>
          <table:table-cell office:value-type="string">
            <text:p>-</text:p>
          </table:table-cell>
          <table:table-cell office:value-type="float" office:value="84.38">
            <text:p>84.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1.79">
            <text:p>81.79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Czechlynn</text:p>
          </table:table-cell>
          <table:table-cell office:value-type="string">
            <text:p>Velez</text:p>
          </table:table-cell>
          <table:table-cell office:value-type="string">
            <text:p>216540346</text:p>
          </table:table-cell>
          <table:table-cell office:value-type="string">
            <text:p>vczechlyn0@gmail.com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18.00">
            <text:p>18.00</text:p>
          </table:table-cell>
          <table:table-cell office:value-type="float" office:value="80.00">
            <text:p>80.00</text:p>
          </table:table-cell>
          <table:table-cell office:value-type="float" office:value="3.50">
            <text:p>3.50</text:p>
          </table:table-cell>
          <table:table-cell office:value-type="float" office:value="3.50">
            <text:p>3.50</text:p>
          </table:table-cell>
          <table:table-cell office:value-type="float" office:value="100.00">
            <text:p>100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99.11">
            <text:p>99.11</text:p>
          </table:table-cell>
          <table:table-cell office:value-type="float" office:value="90.63">
            <text:p>90.63</text:p>
          </table:table-cell>
          <table:table-cell office:value-type="string">
            <text:p>-</text:p>
          </table:table-cell>
          <table:table-cell office:value-type="float" office:value="90.63">
            <text:p>90.6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9.38">
            <text:p>89.38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Vennila</text:p>
          </table:table-cell>
          <table:table-cell office:value-type="string">
            <text:p>Vigneswaran</text:p>
          </table:table-cell>
          <table:table-cell office:value-type="string">
            <text:p>217363128</text:p>
          </table:table-cell>
          <table:table-cell office:value-type="string">
            <text:p>vennila@my.yorku.ca</text:p>
          </table:table-cell>
          <table:table-cell office:value-type="float" office:value="19.00">
            <text:p>19.00</text:p>
          </table:table-cell>
          <table:table-cell office:value-type="float" office:value="18.00">
            <text:p>18.00</text:p>
          </table:table-cell>
          <table:table-cell office:value-type="float" office:value="17.00">
            <text:p>17.00</text:p>
          </table:table-cell>
          <table:table-cell office:value-type="float" office:value="90.00">
            <text:p>90.00</text:p>
          </table:table-cell>
          <table:table-cell office:value-type="float" office:value="3.50">
            <text:p>3.50</text:p>
          </table:table-cell>
          <table:table-cell office:value-type="float" office:value="3.50">
            <text:p>3.50</text:p>
          </table:table-cell>
          <table:table-cell office:value-type="float" office:value="100.00">
            <text:p>100.00</text:p>
          </table:table-cell>
          <table:table-cell office:value-type="float" office:value="3.80">
            <text:p>3.80</text:p>
          </table:table-cell>
          <table:table-cell office:value-type="string">
            <text:p>-</text:p>
          </table:table-cell>
          <table:table-cell office:value-type="float" office:value="98.93">
            <text:p>98.93</text:p>
          </table:table-cell>
          <table:table-cell office:value-type="float" office:value="90.63">
            <text:p>90.63</text:p>
          </table:table-cell>
          <table:table-cell office:value-type="string">
            <text:p>-</text:p>
          </table:table-cell>
          <table:table-cell office:value-type="float" office:value="90.63">
            <text:p>90.6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2.21">
            <text:p>92.21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Chava</text:p>
          </table:table-cell>
          <table:table-cell office:value-type="string">
            <text:p>Wagowsky</text:p>
          </table:table-cell>
          <table:table-cell office:value-type="string">
            <text:p>216850166</text:p>
          </table:table-cell>
          <table:table-cell office:value-type="string">
            <text:p>chavskee@gmail.com</text:p>
          </table:table-cell>
          <table:table-cell office:value-type="float" office:value="18.00">
            <text:p>18.00</text:p>
          </table:table-cell>
          <table:table-cell office:value-type="float" office:value="13.00">
            <text:p>13.00</text:p>
          </table:table-cell>
          <table:table-cell office:value-type="float" office:value="14.00">
            <text:p>14.00</text:p>
          </table:table-cell>
          <table:table-cell office:value-type="float" office:value="75.00">
            <text:p>75.00</text:p>
          </table:table-cell>
          <table:table-cell office:value-type="float" office:value="3.50">
            <text:p>3.50</text:p>
          </table:table-cell>
          <table:table-cell office:value-type="float" office:value="3.50">
            <text:p>3.50</text:p>
          </table:table-cell>
          <table:table-cell office:value-type="float" office:value="100.00">
            <text:p>100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99.11">
            <text:p>99.11</text:p>
          </table:table-cell>
          <table:table-cell office:value-type="float" office:value="100.00">
            <text:p>100.00</text:p>
          </table:table-cell>
          <table:table-cell office:value-type="string">
            <text:p>-</text:p>
          </table:table-cell>
          <table:table-cell office:value-type="float" office:value="100.00">
            <text:p>10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2.63">
            <text:p>92.63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Ashley</text:p>
          </table:table-cell>
          <table:table-cell office:value-type="string">
            <text:p>Watson</text:p>
          </table:table-cell>
          <table:table-cell office:value-type="string">
            <text:p>210460483</text:p>
          </table:table-cell>
          <table:table-cell office:value-type="string">
            <text:p>ashnw@my.yorku.ca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15.00">
            <text:p>15.00</text:p>
          </table:table-cell>
          <table:table-cell office:value-type="float" office:value="53.33">
            <text:p>53.33</text:p>
          </table:table-cell>
          <table:table-cell office:value-type="float" office:value="3.00">
            <text:p>3.00</text:p>
          </table:table-cell>
          <table:table-cell office:value-type="float" office:value="3.00">
            <text:p>3.00</text:p>
          </table:table-cell>
          <table:table-cell office:value-type="float" office:value="100.00">
            <text:p>100.00</text:p>
          </table:table-cell>
          <table:table-cell office:value-type="float" office:value="3.40">
            <text:p>3.40</text:p>
          </table:table-cell>
          <table:table-cell office:value-type="string">
            <text:p>-</text:p>
          </table:table-cell>
          <table:table-cell office:value-type="float" office:value="97.68">
            <text:p>97.68</text:p>
          </table:table-cell>
          <table:table-cell office:value-type="float" office:value="75.00">
            <text:p>75.00</text:p>
          </table:table-cell>
          <table:table-cell office:value-type="string">
            <text:p>-</text:p>
          </table:table-cell>
          <table:table-cell office:value-type="float" office:value="75.00">
            <text:p>7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3.60">
            <text:p>73.60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Liwen</text:p>
          </table:table-cell>
          <table:table-cell office:value-type="string">
            <text:p>Wei</text:p>
          </table:table-cell>
          <table:table-cell office:value-type="string">
            <text:p>217508060</text:p>
          </table:table-cell>
          <table:table-cell office:value-type="string">
            <text:p>asanoyorumi@gmail.com</text:p>
          </table:table-cell>
          <table:table-cell office:value-type="float" office:value="15.00">
            <text:p>15.00</text:p>
          </table:table-cell>
          <table:table-cell office:value-type="float" office:value="14.00">
            <text:p>14.00</text:p>
          </table:table-cell>
          <table:table-cell office:value-type="float" office:value="13.00">
            <text:p>13.00</text:p>
          </table:table-cell>
          <table:table-cell office:value-type="float" office:value="70.00">
            <text:p>70.00</text:p>
          </table:table-cell>
          <table:table-cell office:value-type="float" office:value="3.00">
            <text:p>3.00</text:p>
          </table:table-cell>
          <table:table-cell office:value-type="float" office:value="4.00">
            <text:p>4.00</text:p>
          </table:table-cell>
          <table:table-cell office:value-type="float" office:value="50.00">
            <text:p>50.00</text:p>
          </table:table-cell>
          <table:table-cell office:value-type="float" office:value="2.80">
            <text:p>2.80</text:p>
          </table:table-cell>
          <table:table-cell office:value-type="string">
            <text:p>-</text:p>
          </table:table-cell>
          <table:table-cell office:value-type="float" office:value="53.39">
            <text:p>53.39</text:p>
          </table:table-cell>
          <table:table-cell office:value-type="float" office:value="75.00">
            <text:p>75.00</text:p>
          </table:table-cell>
          <table:table-cell office:value-type="string">
            <text:p>-</text:p>
          </table:table-cell>
          <table:table-cell office:value-type="float" office:value="75.00">
            <text:p>7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8.97">
            <text:p>68.97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Jayme</text:p>
          </table:table-cell>
          <table:table-cell office:value-type="string">
            <text:p>Weisberg</text:p>
          </table:table-cell>
          <table:table-cell office:value-type="string">
            <text:p>216439143</text:p>
          </table:table-cell>
          <table:table-cell office:value-type="string">
            <text:p>jaymalamers@hotmail.com</text:p>
          </table:table-cell>
          <table:table-cell office:value-type="float" office:value="18.00">
            <text:p>18.00</text:p>
          </table:table-cell>
          <table:table-cell office:value-type="float" office:value="19.00">
            <text:p>19.00</text:p>
          </table:table-cell>
          <table:table-cell office:value-type="float" office:value="17.00">
            <text:p>17.00</text:p>
          </table:table-cell>
          <table:table-cell office:value-type="float" office:value="90.00">
            <text:p>90.00</text:p>
          </table:table-cell>
          <table:table-cell office:value-type="float" office:value="4.00">
            <text:p>4.00</text:p>
          </table:table-cell>
          <table:table-cell office:value-type="float" office:value="4.00">
            <text:p>4.00</text:p>
          </table:table-cell>
          <table:table-cell office:value-type="float" office:value="100.00">
            <text:p>100.00</text:p>
          </table:table-cell>
          <table:table-cell office:value-type="float" office:value="3.80">
            <text:p>3.80</text:p>
          </table:table-cell>
          <table:table-cell office:value-type="string">
            <text:p>-</text:p>
          </table:table-cell>
          <table:table-cell office:value-type="float" office:value="99.82">
            <text:p>99.82</text:p>
          </table:table-cell>
          <table:table-cell office:value-type="float" office:value="96.88">
            <text:p>96.88</text:p>
          </table:table-cell>
          <table:table-cell office:value-type="string">
            <text:p>-</text:p>
          </table:table-cell>
          <table:table-cell office:value-type="float" office:value="96.88">
            <text:p>96.8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5.53">
            <text:p>95.53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Samantha</text:p>
          </table:table-cell>
          <table:table-cell office:value-type="string">
            <text:p>Wexler</text:p>
          </table:table-cell>
          <table:table-cell office:value-type="string">
            <text:p>216142317</text:p>
          </table:table-cell>
          <table:table-cell office:value-type="string">
            <text:p>samwex3@gmail.com</text:p>
          </table:table-cell>
          <table:table-cell office:value-type="float" office:value="16.00">
            <text:p>16.00</text:p>
          </table:table-cell>
          <table:table-cell office:value-type="float" office:value="15.00">
            <text:p>15.00</text:p>
          </table:table-cell>
          <table:table-cell office:value-type="float" office:value="18.00">
            <text:p>18.00</text:p>
          </table:table-cell>
          <table:table-cell office:value-type="float" office:value="81.67">
            <text:p>81.67</text:p>
          </table:table-cell>
          <table:table-cell office:value-type="float" office:value="3.50">
            <text:p>3.50</text:p>
          </table:table-cell>
          <table:table-cell office:value-type="float" office:value="4.00">
            <text:p>4.00</text:p>
          </table:table-cell>
          <table:table-cell office:value-type="float" office:value="100.00">
            <text:p>100.00</text:p>
          </table:table-cell>
          <table:table-cell office:value-type="float" office:value="3.20">
            <text:p>3.20</text:p>
          </table:table-cell>
          <table:table-cell office:value-type="string">
            <text:p>-</text:p>
          </table:table-cell>
          <table:table-cell office:value-type="float" office:value="98.84">
            <text:p>98.84</text:p>
          </table:table-cell>
          <table:table-cell office:value-type="float" office:value="87.50">
            <text:p>87.50</text:p>
          </table:table-cell>
          <table:table-cell office:value-type="string">
            <text:p>-</text:p>
          </table:table-cell>
          <table:table-cell office:value-type="float" office:value="87.50">
            <text:p>87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8.24">
            <text:p>88.24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Rachel</text:p>
          </table:table-cell>
          <table:table-cell office:value-type="string">
            <text:p>Yim</text:p>
          </table:table-cell>
          <table:table-cell office:value-type="string">
            <text:p>215554926</text:p>
          </table:table-cell>
          <table:table-cell office:value-type="string">
            <text:p>yimrachel7@gmail.com</text:p>
          </table:table-cell>
          <table:table-cell office:value-type="float" office:value="14.00">
            <text:p>14.00</text:p>
          </table:table-cell>
          <table:table-cell office:value-type="float" office:value="10.00">
            <text:p>10.00</text:p>
          </table:table-cell>
          <table:table-cell office:value-type="float" office:value="11.00">
            <text:p>11.00</text:p>
          </table:table-cell>
          <table:table-cell office:value-type="float" office:value="58.33">
            <text:p>58.33</text:p>
          </table:table-cell>
          <table:table-cell office:value-type="float" office:value="4.00">
            <text:p>4.00</text:p>
          </table:table-cell>
          <table:table-cell office:value-type="float" office:value="3.00">
            <text:p>3.00</text:p>
          </table:table-cell>
          <table:table-cell office:value-type="float" office:value="50.00">
            <text:p>50.00</text:p>
          </table:table-cell>
          <table:table-cell office:value-type="float" office:value="3.60">
            <text:p>3.60</text:p>
          </table:table-cell>
          <table:table-cell office:value-type="string">
            <text:p>-</text:p>
          </table:table-cell>
          <table:table-cell office:value-type="float" office:value="54.11">
            <text:p>54.11</text:p>
          </table:table-cell>
          <table:table-cell office:value-type="float" office:value="87.50">
            <text:p>87.50</text:p>
          </table:table-cell>
          <table:table-cell office:value-type="string">
            <text:p>-</text:p>
          </table:table-cell>
          <table:table-cell office:value-type="float" office:value="87.50">
            <text:p>87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2.02">
            <text:p>72.02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Kathleen</text:p>
          </table:table-cell>
          <table:table-cell office:value-type="string">
            <text:p>Yu</text:p>
          </table:table-cell>
          <table:table-cell office:value-type="string">
            <text:p>215982895</text:p>
          </table:table-cell>
          <table:table-cell office:value-type="string">
            <text:p>kathyuu@my.yorku.ca</text:p>
          </table:table-cell>
          <table:table-cell office:value-type="float" office:value="17.00">
            <text:p>17.00</text:p>
          </table:table-cell>
          <table:table-cell office:value-type="float" office:value="14.00">
            <text:p>14.00</text:p>
          </table:table-cell>
          <table:table-cell office:value-type="float" office:value="16.00">
            <text:p>16.00</text:p>
          </table:table-cell>
          <table:table-cell office:value-type="float" office:value="78.33">
            <text:p>78.33</text:p>
          </table:table-cell>
          <table:table-cell office:value-type="float" office:value="2.50">
            <text:p>2.50</text:p>
          </table:table-cell>
          <table:table-cell office:value-type="float" office:value="3.00">
            <text:p>3.00</text:p>
          </table:table-cell>
          <table:table-cell office:value-type="float" office:value="0.00">
            <text:p>0.00</text:p>
          </table:table-cell>
          <table:table-cell office:value-type="float" office:value="2.80">
            <text:p>2.80</text:p>
          </table:table-cell>
          <table:table-cell office:value-type="string">
            <text:p>-</text:p>
          </table:table-cell>
          <table:table-cell office:value-type="float" office:value="7.41">
            <text:p>7.41</text:p>
          </table:table-cell>
          <table:table-cell office:value-type="float" office:value="75.00">
            <text:p>75.00</text:p>
          </table:table-cell>
          <table:table-cell office:value-type="string">
            <text:p>-</text:p>
          </table:table-cell>
          <table:table-cell office:value-type="float" office:value="75.00">
            <text:p>7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1.58">
            <text:p>61.58</text:p>
          </table:table-cell>
          <table:table-cell office:value-type="string">
            <text:p>1607721102</text:p>
          </table:table-cell>
        </table:table-row>
        <table:table-row>
          <table:table-cell office:value-type="string">
            <text:p>Hufan</text:p>
          </table:table-cell>
          <table:table-cell office:value-type="string">
            <text:p>Yusuf</text:p>
          </table:table-cell>
          <table:table-cell office:value-type="string">
            <text:p>210484186</text:p>
          </table:table-cell>
          <table:table-cell office:value-type="string">
            <text:p>yusufh@my.yorku.ca</text:p>
          </table:table-cell>
          <table:table-cell office:value-type="float" office:value="15.00">
            <text:p>15.00</text:p>
          </table:table-cell>
          <table:table-cell office:value-type="float" office:value="16.00">
            <text:p>16.00</text:p>
          </table:table-cell>
          <table:table-cell office:value-type="float" office:value="19.00">
            <text:p>19.00</text:p>
          </table:table-cell>
          <table:table-cell office:value-type="float" office:value="83.33">
            <text:p>83.33</text:p>
          </table:table-cell>
          <table:table-cell office:value-type="float" office:value="4.00">
            <text:p>4.00</text:p>
          </table:table-cell>
          <table:table-cell office:value-type="float" office:value="2.00">
            <text:p>2.00</text:p>
          </table:table-cell>
          <table:table-cell office:value-type="float" office:value="100.00">
            <text:p>100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98.21">
            <text:p>98.21</text:p>
          </table:table-cell>
          <table:table-cell office:value-type="float" office:value="90.63">
            <text:p>90.63</text:p>
          </table:table-cell>
          <table:table-cell office:value-type="string">
            <text:p>-</text:p>
          </table:table-cell>
          <table:table-cell office:value-type="float" office:value="90.63">
            <text:p>90.6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0.15">
            <text:p>90.15</text:p>
          </table:table-cell>
          <table:table-cell office:value-type="string">
            <text:p>160772110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          <text:sheet-name>???</text:sheet-name>
                </text:p>
      </style:header>
      <style:header-left style:display="false"/>
      <style:footer>
        <text:p>Page
                    <text:page-number>1</text:page-number>
                </text:p>
      </style:footer>
      <style:footer-left style:display="false"/>
    </style:master-page>
    <style:master-page style:name="Report" style:page-layout-name="Mpm2">
      <style:header>
        <style:region-left>
          <text:p>
                        <text:sheet-name>???</text:sheet-name>
                        (<text:title>???</text:title>)
                    </text:p>
        </style:region-left>
        <style:region-right>
          <text:p><text:date style:data-style-name="N2" text:date-value="2013-01-05">00.00.0000</text:date>,
                        <text:time>00:00:00</text:time>
                    </text:p>
        </style:region-right>
      </style:header>
      <style:header-left style:display="false"/>
      <style:footer>
        <text:p>Page
                    <text:page-number>1</text:page-number>
                    /
                    <text:page-count>99</text:page-count>
               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Moodle 3.9.2 (Build: 20200914)</meta:generator>
    <meta:initial-creator>Jennifer Ruttle</meta:initial-creator>
    <meta:creation-date>2020-12-11T16:11:42</meta:creation-date>
    <meta:document-statistic meta:table-count="1" meta:cell-count="0" meta:object-count="0"/>
  </office:meta>
</office:document-meta>
</file>